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3-11-20T15:42:47+01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ssettings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filesetoptions</text:p>
          </table:table-cell>
          <table:table-cell office:value-type="string" calcext:value-type="string">
            <text:p>clientoption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90235.1" calcext:value-type="float">
            <text:p>9023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31633.8" calcext:value-type="float">
            <text:p>31633,8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486.4" calcext:value-type="float">
            <text:p>12486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91820.1" calcext:value-type="float">
            <text:p>91820,1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75927.6" calcext:value-type="float">
            <text:p>75927,6</text:p>
          </table:table-cell>
          <table:table-cell office:value-type="string" calcext:value-type="string">
            <text:p>3.0 % (gzip9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276136.8" calcext:value-type="float">
            <text:p>2761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04875.7" calcext:value-type="float">
            <text:p>204875,7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38091.4" calcext:value-type="float">
            <text:p>38091,4</text:p>
          </table:table-cell>
          <table:table-cell office:value-type="string" calcext:value-type="string">
            <text:p>58.0 % (gzip3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867.8" calcext:value-type="float">
            <text:p>6867,8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44460.2" calcext:value-type="float">
            <text:p>144460,2</text:p>
          </table:table-cell>
          <table:table-cell office:value-type="string" calcext:value-type="string">
            <text:p>45.4 % (lz4)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34836.2" calcext:value-type="float">
            <text:p>34836,2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73596.8" calcext:value-type="float">
            <text:p>37359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73596.8" calcext:value-type="float">
            <text:p>37359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.7 % (lzo)</text:p>
          </table:table-cell>
          <table:table-cell office:value-type="float" office:value="302435.6" calcext:value-type="float">
            <text:p>302435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31633.8" calcext:value-type="float">
            <text:p>31633,8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31633.8" calcext:value-type="float">
            <text:p>31633,8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2486.4" calcext:value-type="float">
            <text:p>12486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5156.7" calcext:value-type="float">
            <text:p>1135156,7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99276.8" calcext:value-type="float">
            <text:p>99276,8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92382.6" calcext:value-type="float">
            <text:p>92382,6</text:p>
          </table:table-cell>
          <table:table-cell office:value-type="string" calcext:value-type="string">
            <text:p>2.3 % (gzip1)</text:p>
          </table:table-cell>
          <table:table-cell office:value-type="float" office:value="252256.3" calcext:value-type="float">
            <text:p>252256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93683.7" calcext:value-type="float">
            <text:p>93683,7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88147.3" calcext:value-type="float">
            <text:p>88147,3</text:p>
          </table:table-cell>
          <table:table-cell office:value-type="string" calcext:value-type="string">
            <text:p>2.9 % (gzip3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85857.8" calcext:value-type="float">
            <text:p>85857,8</text:p>
          </table:table-cell>
          <table:table-cell office:value-type="string" calcext:value-type="string">
            <text:p>2.9 % (gzip3)</text:p>
          </table:table-cell>
          <table:table-cell office:value-type="float" office:value="252256.3" calcext:value-type="float">
            <text:p>252256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84757.1" calcext:value-type="float">
            <text:p>84757,1</text:p>
          </table:table-cell>
          <table:table-cell office:value-type="string" calcext:value-type="string">
            <text:p>2.9 % (gzip3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88147.3" calcext:value-type="float">
            <text:p>88147,3</text:p>
          </table:table-cell>
          <table:table-cell office:value-type="string" calcext:value-type="string">
            <text:p>2.9 % (gzip3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86987.5" calcext:value-type="float">
            <text:p>86987,5</text:p>
          </table:table-cell>
          <table:table-cell office:value-type="string" calcext:value-type="string">
            <text:p>2.9 % (gzip3)</text:p>
          </table:table-cell>
          <table:table-cell office:value-type="float" office:value="234859.3" calcext:value-type="float">
            <text:p>234859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75931.7" calcext:value-type="float">
            <text:p>75931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73400.7" calcext:value-type="float">
            <text:p>73400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75068.9" calcext:value-type="float">
            <text:p>75068,9</text:p>
          </table:table-cell>
          <table:table-cell office:value-type="string" calcext:value-type="string">
            <text:p>3.0 % (gzip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75931.7" calcext:value-type="float">
            <text:p>75931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68103.7" calcext:value-type="float">
            <text:p>68103,7</text:p>
          </table:table-cell>
          <table:table-cell office:value-type="string" calcext:value-type="string">
            <text:p>3.0 % (gzip)</text:p>
          </table:table-cell>
          <table:table-cell office:value-type="float" office:value="234859.3" calcext:value-type="float">
            <text:p>234859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70273.4" calcext:value-type="float">
            <text:p>70273,4</text:p>
          </table:table-cell>
          <table:table-cell office:value-type="string" calcext:value-type="string">
            <text:p>3.0 % (gzip9)</text:p>
          </table:table-cell>
          <table:table-cell office:value-type="float" office:value="252256.3" calcext:value-type="float">
            <text:p>252256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72590.1" calcext:value-type="float">
            <text:p>72590,1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6724.2" calcext:value-type="float">
            <text:p>66724,2</text:p>
          </table:table-cell>
          <table:table-cell office:value-type="string" calcext:value-type="string">
            <text:p>3.0 % (gzip9)</text:p>
          </table:table-cell>
          <table:table-cell office:value-type="float" office:value="206391.5" calcext:value-type="float">
            <text:p>20639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348473.4" calcext:value-type="float">
            <text:p>1348473,4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33705.5" calcext:value-type="float">
            <text:p>133705,5</text:p>
          </table:table-cell>
          <table:table-cell office:value-type="string" calcext:value-type="string">
            <text:p>1.8 % (lz4hc)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15263.3" calcext:value-type="float">
            <text:p>115263,3</text:p>
          </table:table-cell>
          <table:table-cell office:value-type="string" calcext:value-type="string">
            <text:p>1.8 % (lz4hc)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42104" calcext:value-type="float">
            <text:p>42104</text:p>
          </table:table-cell>
          <table:table-cell office:value-type="string" calcext:value-type="string">
            <text:p>56.9 % (gzip1)</text:p>
          </table:table-cell>
          <table:table-cell office:value-type="float" office:value="181461.3" calcext:value-type="float">
            <text:p>181461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36526" calcext:value-type="float">
            <text:p>36526</text:p>
          </table:table-cell>
          <table:table-cell office:value-type="string" calcext:value-type="string">
            <text:p>58.0 % (gzip3)</text:p>
          </table:table-cell>
          <table:table-cell office:value-type="float" office:value="198473.3" calcext:value-type="float">
            <text:p>198473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19233.6" calcext:value-type="float">
            <text:p>19233,6</text:p>
          </table:table-cell>
          <table:table-cell office:value-type="string" calcext:value-type="string">
            <text:p>59.7 % (gzip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499.9" calcext:value-type="float">
            <text:p>6499,9</text:p>
          </table:table-cell>
          <table:table-cell office:value-type="string" calcext:value-type="string">
            <text:p>59.9 % (gzip9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867.8" calcext:value-type="float">
            <text:p>6867,8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28409.1" calcext:value-type="float">
            <text:p>128409,1</text:p>
          </table:table-cell>
          <table:table-cell office:value-type="string" calcext:value-type="string">
            <text:p>45.4 % (lz4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33347.9" calcext:value-type="float">
            <text:p>133347,9</text:p>
          </table:table-cell>
          <table:table-cell office:value-type="string" calcext:value-type="string">
            <text:p>45.4 % (lz4)</text:p>
          </table:table-cell>
          <table:table-cell office:value-type="float" office:value="317557.3" calcext:value-type="float">
            <text:p>317557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30926" calcext:value-type="float">
            <text:p>30926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33305" calcext:value-type="float">
            <text:p>33305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34836.2" calcext:value-type="float">
            <text:p>34836,2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34836.2" calcext:value-type="float">
            <text:p>34836,2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30215.6" calcext:value-type="float">
            <text:p>130215,6</text:p>
          </table:table-cell>
          <table:table-cell office:value-type="string" calcext:value-type="string">
            <text:p>46.7 % (lzo)</text:p>
          </table:table-cell>
          <table:table-cell office:value-type="float" office:value="244274.9" calcext:value-type="float">
            <text:p>24427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41066.9" calcext:value-type="float">
            <text:p>141066,9</text:p>
          </table:table-cell>
          <table:table-cell office:value-type="string" calcext:value-type="string">
            <text:p>46.7 % (lzo)</text:p>
          </table:table-cell>
          <table:table-cell office:value-type="float" office:value="264631.1" calcext:value-type="float">
            <text:p>264631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.7 % (lzo)</text:p>
          </table:table-cell>
          <table:table-cell office:value-type="float" office:value="276136.8" calcext:value-type="float">
            <text:p>2761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</table:table>
      <table:table table:name="Auswertungen" table:style-name="ta1">
        <table:shapes>
          <draw:frame draw:z-index="0" draw:style-name="gr1" draw:text-style-name="P1" svg:width="15.999cm" svg:height="8.999cm" svg:x="44.916cm" svg:y="0.949cm">
            <draw:object draw:notify-on-update-of-ranges="Auswertungen.H5:Auswertungen.H12 Auswertungen.I4:Auswertungen.I4 Auswertungen.I5:Auswertungen.I12 Auswertungen.J4:Auswertungen.J4 Auswertungen.J5:Auswertungen.J12 Auswertungen.K4:Auswertungen.K4 Auswertungen.K5:Auswertungen.K12 Auswertungen.L4:Auswertungen.L4 Auswertungen.L5:Auswertungen.L12 Auswertungen.M4:Auswertungen.M4 Auswertungen.M5:Auswertungen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0.477cm" svg:y="1.375cm">
            <draw:object draw:notify-on-update-of-ranges="Auswertungen.H15:Auswertungen.H22 Auswertungen.I14:Auswertungen.I14 Auswertungen.I15:Auswertungen.I22 Auswertungen.J14:Auswertungen.J14 Auswertungen.J15:Auswertungen.J22 Auswertungen.K14:Auswertungen.K14 Auswertungen.K15:Auswertungen.K22 Auswertungen.L14:Auswertungen.L14 Auswertungen.L15:Auswertungen.L22 Auswertungen.M14:Auswertungen.M14 Auswertungen.M15:Auswertungen.M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4.06cm" svg:y="19.357cm">
            <draw:object draw:notify-on-update-of-ranges="Auswertungen.H45:Auswertungen.H52 Auswertungen.I44:Auswertungen.I44 Auswertungen.I45:Auswertungen.I52 Auswertungen.J44:Auswertungen.J44 Auswertungen.J45:Auswertungen.J52 Auswertungen.K44:Auswertungen.K44 Auswertungen.K45:Auswertungen.K52 Auswertungen.L44:Auswertungen.L44 Auswertungen.L45:Auswertungen.L52 Auswertungen.M44:Auswertungen.M44 Auswertungen.M45:Auswertungen.M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1.41cm" svg:y="19.455cm">
            <draw:object draw:notify-on-update-of-ranges="Auswertungen.H55:Auswertungen.H62 Auswertungen.I54:Auswertungen.I54 Auswertungen.I55:Auswertungen.I62 Auswertungen.J54:Auswertungen.J54 Auswertungen.J55:Auswertungen.J62 Auswertungen.K54:Auswertungen.K54 Auswertungen.K55:Auswertungen.K62 Auswertungen.L54:Auswertungen.L54 Auswertungen.L55:Auswertungen.L62 Auswertungen.M54:Auswertungen.M54 Auswertungen.M55:Auswertungen.M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4.619cm" svg:y="37.446cm">
            <draw:object draw:notify-on-update-of-ranges="Auswertungen.H85:Auswertungen.H92 Auswertungen.I84:Auswertungen.I84 Auswertungen.I85:Auswertungen.I92 Auswertungen.J84:Auswertungen.J84 Auswertungen.J85:Auswertungen.J92 Auswertungen.K84:Auswertungen.K84 Auswertungen.K85:Auswertungen.K92 Auswertungen.L84:Auswertungen.L84 Auswertungen.L85:Auswertungen.L92 Auswertungen.M84:Auswertungen.M84 Auswertungen.M85:Auswertungen.M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46.054cm" svg:y="55.084cm">
            <draw:object draw:notify-on-update-of-ranges="Auswertungen.H125:Auswertungen.H132 Auswertungen.I124:Auswertungen.I124 Auswertungen.I125:Auswertungen.I132 Auswertungen.J124:Auswertungen.J124 Auswertungen.J125:Auswertungen.J132 Auswertungen.K124:Auswertungen.K124 Auswertungen.K125:Auswertungen.K132 Auswertungen.L124:Auswertungen.L124 Auswertungen.L125:Auswertungen.L132 Auswertungen.M124:Auswertungen.M124 Auswertungen.M125:Auswertungen.M1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.999cm" svg:height="8.999cm" svg:x="65.212cm" svg:y="54.766cm">
            <draw:object draw:notify-on-update-of-ranges="Auswertungen.H135:Auswertungen.H142 Auswertungen.I134:Auswertungen.I134 Auswertungen.I135:Auswertungen.I142 Auswertungen.J134:Auswertungen.J134 Auswertungen.J135:Auswertungen.J142 Auswertungen.K134:Auswertungen.K134 Auswertungen.K135:Auswertungen.K142 Auswertungen.L134:Auswertungen.L134 Auswertungen.L135:Auswertungen.L142 Auswertungen.M134:Auswertungen.M134 Auswertungen.M135:Auswertungen.M1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.999cm" svg:height="8.999cm" svg:x="43.96cm" svg:y="73.81cm">
            <draw:object draw:notify-on-update-of-ranges="Auswertungen.H165:Auswertungen.H172 Auswertungen.I164:Auswertungen.I164 Auswertungen.I165:Auswertungen.I172 Auswertungen.J164:Auswertungen.J164 Auswertungen.J165:Auswertungen.J172 Auswertungen.K164:Auswertungen.K164 Auswertungen.K165:Auswertungen.K172 Auswertungen.L164:Auswertungen.L164 Auswertungen.L165:Auswertungen.L172 Auswertungen.M164:Auswertungen.M164 Auswertungen.M165:Auswertungen.M1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5.999cm" svg:height="8.999cm" svg:x="44.59cm" svg:y="92.27cm">
            <draw:object draw:notify-on-update-of-ranges="Auswertungen.H205:Auswertungen.H212 Auswertungen.I204:Auswertungen.I204 Auswertungen.I205:Auswertungen.I212 Auswertungen.J204:Auswertungen.J204 Auswertungen.J205:Auswertungen.J212 Auswertungen.K204:Auswertungen.K204 Auswertungen.K205:Auswertungen.K212 Auswertungen.L204:Auswertungen.L204 Auswertungen.L205:Auswertungen.L212 Auswertungen.M204:Auswertungen.M204 Auswertungen.M205:Auswertungen.M2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9" draw:style-name="gr1" draw:text-style-name="P1" svg:width="15.999cm" svg:height="8.999cm" svg:x="61.74cm" svg:y="92.375cm">
            <draw:object draw:notify-on-update-of-ranges="Auswertungen.H215:Auswertungen.H222 Auswertungen.I214:Auswertungen.I214 Auswertungen.I215:Auswertungen.I222 Auswertungen.J214:Auswertungen.J214 Auswertungen.J215:Auswertungen.J222 Auswertungen.K214:Auswertungen.K214 Auswertungen.K215:Auswertungen.K222 Auswertungen.L214:Auswertungen.L214 Auswertungen.L215:Auswertungen.L222 Auswertungen.M214:Auswertungen.M214 Auswertungen.M215:Auswertungen.M22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0" draw:style-name="gr1" draw:text-style-name="P1" svg:width="15.999cm" svg:height="8.999cm" svg:x="61.554cm" svg:y="37.792cm">
            <draw:object draw:notify-on-update-of-ranges="Auswertungen.H94:Auswertungen.H94 Auswertungen.H95:Auswertungen.H102 Auswertungen.I94:Auswertungen.I94 Auswertungen.I95:Auswertungen.I102 Auswertungen.J94:Auswertungen.J94 Auswertungen.J95:Auswertungen.J102 Auswertungen.K94:Auswertungen.K94 Auswertungen.K95:Auswertungen.K102 Auswertungen.L94:Auswertungen.L94 Auswertungen.L95:Auswertungen.L102 Auswertungen.M94:Auswertungen.M94 Auswertungen.M95:Auswertungen.M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" draw:style-name="gr1" draw:text-style-name="P1" svg:width="15.999cm" svg:height="8.999cm" svg:x="60.732cm" svg:y="74.023cm">
            <draw:object draw:notify-on-update-of-ranges="Auswertungen.H174:Auswertungen.H174 Auswertungen.H175:Auswertungen.H182 Auswertungen.I174:Auswertungen.I174 Auswertungen.I175:Auswertungen.I182 Auswertungen.J174:Auswertungen.J174 Auswertungen.J175:Auswertungen.J182 Auswertungen.K174:Auswertungen.K174 Auswertungen.K175:Auswertungen.K182 Auswertungen.L174:Auswertungen.L174 Auswertungen.L175:Auswertungen.L182 Auswertungen.M174:Auswertungen.M174 Auswertungen.M175:Auswertungen.M18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formula="of:=[$output.B3]" office:value-type="string" office:string-value="data_kernelsource" calcext:value-type="string">
            <text:p>data_kernelsource</text:p>
          </table:table-cell>
          <table:table-cell table:formula="of:=[$output.A75]" office:value-type="string" office:string-value="TLS Enable = No;TLS Require = No" calcext:value-type="string">
            <text:p>TLS Enable = No;TLS Require = No</text:p>
          </table:table-cell>
          <table:table-cell table:number-columns-repeated="5"/>
          <table:table-cell table:formula="of:=[.A3]" office:value-type="string" office:string-value="data_kernelsource" calcext:value-type="string">
            <text:p>data_kernelsource</text:p>
          </table:table-cell>
          <table:table-cell table:formula="of:=[.B3]" office:value-type="string" office:string-value="TLS Enable = No;TLS Require = No" calcext:value-type="string">
            <text:p>TLS Enable = No;TLS Require = 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]" office:value-type="string" office:string-value="Backup" calcext:value-type="string">
            <text:p>Backup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2" calcext:value-type="float">
            <text:p>2</text:p>
          </table:table-cell>
          <table:table-cell table:formula="of:=[.E4]" office:value-type="float" office:value="5" calcext:value-type="float">
            <text:p>5</text:p>
          </table:table-cell>
          <table:table-cell table:formula="of:=[.F4]" office:value-type="float" office:value="10" calcext:value-type="float">
            <text:p>10</text:p>
          </table:table-cell>
        </table:table-row>
        <table:table-row table:style-name="ro1">
          <table:table-cell table:formula="of:=[output.F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3:.E7])"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/>
          <table:table-cell table:formula="of:=[.A5]" office:value-type="string" office:string-value="None" calcext:value-type="string">
            <text:p>None</text:p>
          </table:table-cell>
          <table:table-cell table:style-name="ce1" table:formula="of:=[.B5]/1024" office:value-type="float" office:value="110.61796875" calcext:value-type="float">
            <text:p>110,62</text:p>
          </table:table-cell>
          <table:table-cell table:style-name="ce1" table:formula="of:=[.C5]/1024" office:value-type="float" office:value="110.61796875" calcext:value-type="float">
            <text:p>110,62</text:p>
          </table:table-cell>
          <table:table-cell table:style-name="ce1" table:formula="of:=[.D5]/1024" office:value-type="float" office:value="110.61796875" calcext:value-type="float">
            <text:p>110,62</text:p>
          </table:table-cell>
          <table:table-cell table:style-name="ce1" table:formula="of:=[.E5]/1024" office:value-type="float" office:value="110.61796875" calcext:value-type="float">
            <text:p>110,62</text:p>
          </table:table-cell>
          <table:table-cell table:style-name="ce1" table:formula="of:=[.F5]/1024" office:value-type="float" office:value="110.61796875" calcext:value-type="float">
            <text:p>110,62</text:p>
          </table:table-cell>
        </table:table-row>
        <table:table-row table:style-name="ro1">
          <table:table-cell table:formula="of:=[output.F2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E28:.E32])" office:value-type="float" office:value="34067.2" calcext:value-type="float">
            <text:p>34067,2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1633.8" calcext:value-type="float">
            <text:p>31633,8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4067.2" calcext:value-type="float">
            <text:p>34067,2</text:p>
          </table:table-cell>
          <table:table-cell/>
          <table:table-cell table:formula="of:=[.A6]" office:value-type="string" office:string-value="67.3 % (lz4)" calcext:value-type="string">
            <text:p>67.3 % (lz4)</text:p>
          </table:table-cell>
          <table:table-cell table:style-name="ce1" table:formula="of:=[.B6]/1024" office:value-type="float" office:value="33.26875" calcext:value-type="float">
            <text:p>33,27</text:p>
          </table:table-cell>
          <table:table-cell table:style-name="ce1" table:formula="of:=[.C6]/1024" office:value-type="float" office:value="33.26875" calcext:value-type="float">
            <text:p>33,27</text:p>
          </table:table-cell>
          <table:table-cell table:style-name="ce1" table:formula="of:=[.D6]/1024" office:value-type="float" office:value="30.8923828125" calcext:value-type="float">
            <text:p>30,89</text:p>
          </table:table-cell>
          <table:table-cell table:style-name="ce1" table:formula="of:=[.E6]/1024" office:value-type="float" office:value="33.26875" calcext:value-type="float">
            <text:p>33,27</text:p>
          </table:table-cell>
          <table:table-cell table:style-name="ce1" table:formula="of:=[.F6]/1024" office:value-type="float" office:value="33.26875" calcext:value-type="float">
            <text:p>33,27</text:p>
          </table:table-cell>
        </table:table-row>
        <table:table-row table:style-name="ro1">
          <table:table-cell table:formula="of:=[output.F3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E38:.E42])"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0117.1" calcext:value-type="float">
            <text:p>30117,1</text:p>
          </table:table-cell>
          <table:table-cell office:value-type="float" office:value="32433.8" calcext:value-type="float">
            <text:p>32433,8</text:p>
          </table:table-cell>
          <table:table-cell/>
          <table:table-cell table:formula="of:=[.A7]" office:value-type="string" office:string-value="68.8 % (lzo)" calcext:value-type="string">
            <text:p>68.8 % (lzo)</text:p>
          </table:table-cell>
          <table:table-cell table:style-name="ce1" table:formula="of:=[.B7]/1024" office:value-type="float" office:value="31.6736328125" calcext:value-type="float">
            <text:p>31,67</text:p>
          </table:table-cell>
          <table:table-cell table:style-name="ce1" table:formula="of:=[.C7]/1024" office:value-type="float" office:value="31.6736328125" calcext:value-type="float">
            <text:p>31,67</text:p>
          </table:table-cell>
          <table:table-cell table:style-name="ce1" table:formula="of:=[.D7]/1024" office:value-type="float" office:value="31.6736328125" calcext:value-type="float">
            <text:p>31,67</text:p>
          </table:table-cell>
          <table:table-cell table:style-name="ce1" table:formula="of:=[.E7]/1024" office:value-type="float" office:value="29.41123046875" calcext:value-type="float">
            <text:p>29,41</text:p>
          </table:table-cell>
          <table:table-cell table:style-name="ce1" table:formula="of:=[.F7]/1024" office:value-type="float" office:value="31.6736328125" calcext:value-type="float">
            <text:p>31,67</text:p>
          </table:table-cell>
        </table:table-row>
        <table:table-row table:style-name="ro1">
          <table:table-cell table:formula="of:=[output.F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E8:.E12])"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7667.8" calcext:value-type="float">
            <text:p>17667,8</text:p>
          </table:table-cell>
          <table:table-cell office:value-type="float" office:value="17667.8" calcext:value-type="float">
            <text:p>17667,8</text:p>
          </table:table-cell>
          <table:table-cell office:value-type="float" office:value="17667.8" calcext:value-type="float">
            <text:p>17667,8</text:p>
          </table:table-cell>
          <table:table-cell/>
          <table:table-cell table:formula="of:=[.A8]" office:value-type="string" office:string-value="76.5 % (gzip1)" calcext:value-type="string">
            <text:p>76.5 % (gzip1)</text:p>
          </table:table-cell>
          <table:table-cell table:style-name="ce1" table:formula="of:=[.B8]/1024" office:value-type="float" office:value="16.34560546875" calcext:value-type="float">
            <text:p>16,35</text:p>
          </table:table-cell>
          <table:table-cell table:style-name="ce1" table:formula="of:=[.C8]/1024" office:value-type="float" office:value="16.34560546875" calcext:value-type="float">
            <text:p>16,35</text:p>
          </table:table-cell>
          <table:table-cell table:style-name="ce1" table:formula="of:=[.D8]/1024" office:value-type="float" office:value="17.2537109375" calcext:value-type="float">
            <text:p>17,25</text:p>
          </table:table-cell>
          <table:table-cell table:style-name="ce1" table:formula="of:=[.E8]/1024" office:value-type="float" office:value="17.2537109375" calcext:value-type="float">
            <text:p>17,25</text:p>
          </table:table-cell>
          <table:table-cell table:style-name="ce1" table:formula="of:=[.F8]/1024" office:value-type="float" office:value="17.2537109375" calcext:value-type="float">
            <text:p>17,25</text:p>
          </table:table-cell>
        </table:table-row>
        <table:table-row table:style-name="ro1">
          <table:table-cell table:formula="of:=[output.F1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E13:.E17])"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183.6" calcext:value-type="float">
            <text:p>14183,6</text:p>
          </table:table-cell>
          <table:table-cell/>
          <table:table-cell table:formula="of:=[.A9]" office:value-type="string" office:string-value="78.0 % (gzip3)" calcext:value-type="string">
            <text:p>78.0 % (gzip3)</text:p>
          </table:table-cell>
          <table:table-cell table:style-name="ce1" table:formula="of:=[.B9]/1024" office:value-type="float" office:value="14.54375" calcext:value-type="float">
            <text:p>14,54</text:p>
          </table:table-cell>
          <table:table-cell table:style-name="ce1" table:formula="of:=[.C9]/1024" office:value-type="float" office:value="14.54375" calcext:value-type="float">
            <text:p>14,54</text:p>
          </table:table-cell>
          <table:table-cell table:style-name="ce1" table:formula="of:=[.D9]/1024" office:value-type="float" office:value="14.54375" calcext:value-type="float">
            <text:p>14,54</text:p>
          </table:table-cell>
          <table:table-cell table:style-name="ce1" table:formula="of:=[.E9]/1024" office:value-type="float" office:value="14.54375" calcext:value-type="float">
            <text:p>14,54</text:p>
          </table:table-cell>
          <table:table-cell table:style-name="ce1" table:formula="of:=[.F9]/1024" office:value-type="float" office:value="13.851171875" calcext:value-type="float">
            <text:p>13,85</text:p>
          </table:table-cell>
        </table:table-row>
        <table:table-row table:style-name="ro1">
          <table:table-cell table:formula="of:=[output.F1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E18:.E22])" office:value-type="float" office:value="9230.6" calcext:value-type="float">
            <text:p>9230,6</text:p>
          </table:table-cell>
          <table:table-cell office:value-type="float" office:value="9230.6" calcext:value-type="float">
            <text:p>9230,6</text:p>
          </table:table-cell>
          <table:table-cell office:value-type="float" office:value="9230.6" calcext:value-type="float">
            <text:p>9230,6</text:p>
          </table:table-cell>
          <table:table-cell office:value-type="float" office:value="9560.3" calcext:value-type="float">
            <text:p>9560,3</text:p>
          </table:table-cell>
          <table:table-cell office:value-type="float" office:value="9560.3" calcext:value-type="float">
            <text:p>9560,3</text:p>
          </table:table-cell>
          <table:table-cell/>
          <table:table-cell table:formula="of:=[.A12]" office:value-type="string" office:string-value="74.2 % (lz4hc)" calcext:value-type="string">
            <text:p>74.2 % (lz4hc)</text:p>
          </table:table-cell>
          <table:table-cell table:style-name="ce1" table:formula="of:=[.B12]/1024" office:value-type="float" office:value="12.6453125" calcext:value-type="float">
            <text:p>12,65</text:p>
          </table:table-cell>
          <table:table-cell table:style-name="ce1" table:formula="of:=[.C12]/1024" office:value-type="float" office:value="12.19375" calcext:value-type="float">
            <text:p>12,19</text:p>
          </table:table-cell>
          <table:table-cell table:style-name="ce1" table:formula="of:=[.D12]/1024" office:value-type="float" office:value="12.6453125" calcext:value-type="float">
            <text:p>12,65</text:p>
          </table:table-cell>
          <table:table-cell table:style-name="ce1" table:formula="of:=[.E12]/1024" office:value-type="float" office:value="12.6453125" calcext:value-type="float">
            <text:p>12,65</text:p>
          </table:table-cell>
          <table:table-cell table:style-name="ce1" table:formula="of:=[.F12]/1024" office:value-type="float" office:value="12.6453125" calcext:value-type="float">
            <text:p>12,65</text:p>
          </table:table-cell>
        </table:table-row>
        <table:table-row table:style-name="ro1">
          <table:table-cell table:formula="of:=[output.F2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E23:.E27])"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/>
          <table:table-cell table:formula="of:=[.A10]" office:value-type="string" office:string-value="80.2 % (gzip)" calcext:value-type="string">
            <text:p>80.2 % (gzip)</text:p>
          </table:table-cell>
          <table:table-cell table:style-name="ce1" table:formula="of:=[.B10]/1024" office:value-type="float" office:value="9.0142578125" calcext:value-type="float">
            <text:p>9,01</text:p>
          </table:table-cell>
          <table:table-cell table:style-name="ce1" table:formula="of:=[.C10]/1024" office:value-type="float" office:value="9.0142578125" calcext:value-type="float">
            <text:p>9,01</text:p>
          </table:table-cell>
          <table:table-cell table:style-name="ce1" table:formula="of:=[.D10]/1024" office:value-type="float" office:value="9.0142578125" calcext:value-type="float">
            <text:p>9,01</text:p>
          </table:table-cell>
          <table:table-cell table:style-name="ce1" table:formula="of:=[.E10]/1024" office:value-type="float" office:value="9.33623046875" calcext:value-type="float">
            <text:p>9,34</text:p>
          </table:table-cell>
          <table:table-cell table:style-name="ce1" table:formula="of:=[.F10]/1024" office:value-type="float" office:value="9.33623046875" calcext:value-type="float">
            <text:p>9,34</text:p>
          </table:table-cell>
        </table:table-row>
        <table:table-row table:style-name="ro1">
          <table:table-cell table:formula="of:=[output.F3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E33:.E37])" office:value-type="float" office:value="12948.8" calcext:value-type="float">
            <text:p>12948,8</text:p>
          </table:table-cell>
          <table:table-cell office:value-type="float" office:value="12486.4" calcext:value-type="float">
            <text:p>12486,4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/>
          <table:table-cell table:formula="of:=[.A11]" office:value-type="string" office:string-value="80.5 % (gzip9)" calcext:value-type="string">
            <text:p>80.5 % (gzip9)</text:p>
          </table:table-cell>
          <table:table-cell table:style-name="ce1" table:formula="of:=[.B11]/1024" office:value-type="float" office:value="6.29423828125" calcext:value-type="float">
            <text:p>6,29</text:p>
          </table:table-cell>
          <table:table-cell table:style-name="ce1" table:formula="of:=[.C11]/1024" office:value-type="float" office:value="6.29423828125" calcext:value-type="float">
            <text:p>6,29</text:p>
          </table:table-cell>
          <table:table-cell table:style-name="ce1" table:formula="of:=[.D11]/1024" office:value-type="float" office:value="6.29423828125" calcext:value-type="float">
            <text:p>6,29</text:p>
          </table:table-cell>
          <table:table-cell table:style-name="ce1" table:formula="of:=[.E11]/1024" office:value-type="float" office:value="6.29423828125" calcext:value-type="float">
            <text:p>6,29</text:p>
          </table:table-cell>
          <table:table-cell table:style-name="ce1" table:formula="of:=[.F11]/1024" office:value-type="float" office:value="6.29423828125" calcext:value-type="float">
            <text:p>6,29</text:p>
          </table:table-cell>
        </table:table-row>
        <table:table-row table:style-name="ro1">
          <table:table-cell table:formula="of:=[$output.B3]" office:value-type="string" office:string-value="data_kernelsource" calcext:value-type="string">
            <text:p>data_kernelsource</text:p>
          </table:table-cell>
          <table:table-cell table:number-columns-repeated="6"/>
          <table:table-cell table:formula="of:=[.A13]" office:value-type="string" office:string-value="data_kernelsource" calcext:value-type="string">
            <text:p>data_kernelsource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4]" office:value-type="string" office:string-value="Restore" calcext:value-type="string">
            <text:p>Restore</text:p>
          </table:table-cell>
          <table:table-cell table:style-name="ce2" table:formula="of:=[.B14]" office:value-type="float" office:value="0" calcext:value-type="float">
            <text:p>0</text:p>
          </table:table-cell>
          <table:table-cell table:style-name="ce2" table:formula="of:=[.C14]" office:value-type="float" office:value="1" calcext:value-type="float">
            <text:p>1</text:p>
          </table:table-cell>
          <table:table-cell table:style-name="ce2" table:formula="of:=[.D14]" office:value-type="float" office:value="2" calcext:value-type="float">
            <text:p>2</text:p>
          </table:table-cell>
          <table:table-cell table:style-name="ce2" table:formula="of:=[.E14]" office:value-type="float" office:value="5" calcext:value-type="float">
            <text:p>5</text:p>
          </table:table-cell>
          <table:table-cell table:style-name="ce2" table:formula="of:=[.F14]" office:value-type="float" office:value="10" calcext:value-type="float">
            <text:p>10</text:p>
          </table:table-cell>
        </table:table-row>
        <table:table-row table:style-name="ro1">
          <table:table-cell table:formula="of:=[output.F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3:.G7])" office:value-type="float" office:value="135352.6" calcext:value-type="float">
            <text:p>135352,6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15]" office:value-type="string" office:string-value="None" calcext:value-type="string">
            <text:p>None</text:p>
          </table:table-cell>
          <table:table-cell table:style-name="ce1" table:formula="of:=[.B15]/1024" office:value-type="float" office:value="132.1802734375" calcext:value-type="float">
            <text:p>132,18</text:p>
          </table:table-cell>
          <table:table-cell table:style-name="ce1" table:formula="of:=[.C15]/1024" office:value-type="float" office:value="146.8669921875" calcext:value-type="float">
            <text:p>146,87</text:p>
          </table:table-cell>
          <table:table-cell table:style-name="ce1" table:formula="of:=[.D15]/1024" office:value-type="float" office:value="146.8669921875" calcext:value-type="float">
            <text:p>146,87</text:p>
          </table:table-cell>
          <table:table-cell table:style-name="ce1" table:formula="of:=[.E15]/1024" office:value-type="float" office:value="146.8669921875" calcext:value-type="float">
            <text:p>146,87</text:p>
          </table:table-cell>
          <table:table-cell table:style-name="ce1" table:formula="of:=[.F15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2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G8:.G1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22]" office:value-type="string" office:string-value="74.2 % (lz4hc)" calcext:value-type="string">
            <text:p>74.2 % (lz4hc)</text:p>
          </table:table-cell>
          <table:table-cell table:style-name="ce1" table:formula="of:=[.B22]/1024" office:value-type="float" office:value="146.8669921875" calcext:value-type="float">
            <text:p>146,87</text:p>
          </table:table-cell>
          <table:table-cell table:style-name="ce1" table:formula="of:=[.C22]/1024" office:value-type="float" office:value="146.8669921875" calcext:value-type="float">
            <text:p>146,87</text:p>
          </table:table-cell>
          <table:table-cell table:style-name="ce1" table:formula="of:=[.D22]/1024" office:value-type="float" office:value="146.8669921875" calcext:value-type="float">
            <text:p>146,87</text:p>
          </table:table-cell>
          <table:table-cell table:style-name="ce1" table:formula="of:=[.E22]/1024" office:value-type="float" office:value="146.8669921875" calcext:value-type="float">
            <text:p>146,87</text:p>
          </table:table-cell>
          <table:table-cell table:style-name="ce1" table:formula="of:=[.F22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3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G38:.G42])"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/>
          <table:table-cell table:formula="of:=[.A17]" office:value-type="string" office:string-value="68.8 % (lzo)" calcext:value-type="string">
            <text:p>68.8 % (lzo)</text:p>
          </table:table-cell>
          <table:table-cell table:style-name="ce1" table:formula="of:=[.B17]/1024" office:value-type="float" office:value="132.1802734375" calcext:value-type="float">
            <text:p>132,18</text:p>
          </table:table-cell>
          <table:table-cell table:style-name="ce1" table:formula="of:=[.C17]/1024" office:value-type="float" office:value="132.1802734375" calcext:value-type="float">
            <text:p>132,18</text:p>
          </table:table-cell>
          <table:table-cell table:style-name="ce1" table:formula="of:=[.D17]/1024" office:value-type="float" office:value="132.1802734375" calcext:value-type="float">
            <text:p>132,18</text:p>
          </table:table-cell>
          <table:table-cell table:style-name="ce1" table:formula="of:=[.E17]/1024" office:value-type="float" office:value="132.1802734375" calcext:value-type="float">
            <text:p>132,18</text:p>
          </table:table-cell>
          <table:table-cell table:style-name="ce1" table:formula="of:=[.F17]/1024" office:value-type="float" office:value="132.1802734375" calcext:value-type="float">
            <text:p>132,18</text:p>
          </table:table-cell>
        </table:table-row>
        <table:table-row table:style-name="ro1">
          <table:table-cell table:formula="of:=[output.F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G8:.G1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6]" office:value-type="string" office:string-value="67.3 % (lz4)" calcext:value-type="string">
            <text:p>67.3 % (lz4)</text:p>
          </table:table-cell>
          <table:table-cell table:style-name="ce1" table:formula="of:=[.B16]/1024" office:value-type="float" office:value="120.1638671875" calcext:value-type="float">
            <text:p>120,16</text:p>
          </table:table-cell>
          <table:table-cell table:style-name="ce1" table:formula="of:=[.C16]/1024" office:value-type="float" office:value="120.1638671875" calcext:value-type="float">
            <text:p>120,16</text:p>
          </table:table-cell>
          <table:table-cell table:style-name="ce1" table:formula="of:=[.D16]/1024" office:value-type="float" office:value="120.1638671875" calcext:value-type="float">
            <text:p>120,16</text:p>
          </table:table-cell>
          <table:table-cell table:style-name="ce1" table:formula="of:=[.E16]/1024" office:value-type="float" office:value="120.1638671875" calcext:value-type="float">
            <text:p>120,16</text:p>
          </table:table-cell>
          <table:table-cell table:style-name="ce1" table:formula="of:=[.F16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G13:.G1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8]" office:value-type="string" office:string-value="76.5 % (gzip1)" calcext:value-type="string">
            <text:p>76.5 % (gzip1)</text:p>
          </table:table-cell>
          <table:table-cell table:style-name="ce1" table:formula="of:=[.B18]/1024" office:value-type="float" office:value="120.1638671875" calcext:value-type="float">
            <text:p>120,16</text:p>
          </table:table-cell>
          <table:table-cell table:style-name="ce1" table:formula="of:=[.C18]/1024" office:value-type="float" office:value="120.1638671875" calcext:value-type="float">
            <text:p>120,16</text:p>
          </table:table-cell>
          <table:table-cell table:style-name="ce1" table:formula="of:=[.D18]/1024" office:value-type="float" office:value="120.1638671875" calcext:value-type="float">
            <text:p>120,16</text:p>
          </table:table-cell>
          <table:table-cell table:style-name="ce1" table:formula="of:=[.E18]/1024" office:value-type="float" office:value="120.1638671875" calcext:value-type="float">
            <text:p>120,16</text:p>
          </table:table-cell>
          <table:table-cell table:style-name="ce1" table:formula="of:=[.F18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G18:.G2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0235.1" calcext:value-type="float">
            <text:p>90235,1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9]" office:value-type="string" office:string-value="78.0 % (gzip3)" calcext:value-type="string">
            <text:p>78.0 % (gzip3)</text:p>
          </table:table-cell>
          <table:table-cell table:style-name="ce1" table:formula="of:=[.B19]/1024" office:value-type="float" office:value="120.1638671875" calcext:value-type="float">
            <text:p>120,16</text:p>
          </table:table-cell>
          <table:table-cell table:style-name="ce1" table:formula="of:=[.C19]/1024" office:value-type="float" office:value="120.1638671875" calcext:value-type="float">
            <text:p>120,16</text:p>
          </table:table-cell>
          <table:table-cell table:style-name="ce1" table:formula="of:=[.D19]/1024" office:value-type="float" office:value="120.1638671875" calcext:value-type="float">
            <text:p>120,16</text:p>
          </table:table-cell>
          <table:table-cell table:style-name="ce1" table:formula="of:=[.E19]/1024" office:value-type="float" office:value="120.1638671875" calcext:value-type="float">
            <text:p>120,16</text:p>
          </table:table-cell>
          <table:table-cell table:style-name="ce1" table:formula="of:=[.F19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2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G23:.G2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20]" office:value-type="string" office:string-value="80.2 % (gzip)" calcext:value-type="string">
            <text:p>80.2 % (gzip)</text:p>
          </table:table-cell>
          <table:table-cell table:style-name="ce1" table:formula="of:=[.B20]/1024" office:value-type="float" office:value="120.1638671875" calcext:value-type="float">
            <text:p>120,16</text:p>
          </table:table-cell>
          <table:table-cell table:style-name="ce1" table:formula="of:=[.C20]/1024" office:value-type="float" office:value="120.1638671875" calcext:value-type="float">
            <text:p>120,16</text:p>
          </table:table-cell>
          <table:table-cell table:style-name="ce1" table:formula="of:=[.D20]/1024" office:value-type="float" office:value="88.12021484375" calcext:value-type="float">
            <text:p>88,12</text:p>
          </table:table-cell>
          <table:table-cell table:style-name="ce1" table:formula="of:=[.E20]/1024" office:value-type="float" office:value="120.1638671875" calcext:value-type="float">
            <text:p>120,16</text:p>
          </table:table-cell>
          <table:table-cell table:style-name="ce1" table:formula="of:=[.F20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3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G33:.G37])"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21]" office:value-type="string" office:string-value="80.5 % (gzip9)" calcext:value-type="string">
            <text:p>80.5 % (gzip9)</text:p>
          </table:table-cell>
          <table:table-cell table:style-name="ce1" table:formula="of:=[.B21]/1024" office:value-type="float" office:value="120.1638671875" calcext:value-type="float">
            <text:p>120,16</text:p>
          </table:table-cell>
          <table:table-cell table:style-name="ce1" table:formula="of:=[.C21]/1024" office:value-type="float" office:value="120.1638671875" calcext:value-type="float">
            <text:p>120,16</text:p>
          </table:table-cell>
          <table:table-cell table:style-name="ce1" table:formula="of:=[.D21]/1024" office:value-type="float" office:value="120.1638671875" calcext:value-type="float">
            <text:p>120,16</text:p>
          </table:table-cell>
          <table:table-cell table:style-name="ce1" table:formula="of:=[.E21]/1024" office:value-type="float" office:value="120.1638671875" calcext:value-type="float">
            <text:p>120,16</text:p>
          </table:table-cell>
          <table:table-cell table:style-name="ce1" table:formula="of:=[.F21]/1024" office:value-type="float" office:value="120.1638671875" calcext:value-type="float">
            <text:p>120,16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43]" office:value-type="string" office:string-value="data_multimedia" calcext:value-type="string">
            <text:p>data_multimedia</text:p>
          </table:table-cell>
          <table:table-cell table:formula="of:=[$output.A115]" office:value-type="string" office:string-value="TLS Enable = No;TLS Require = No" calcext:value-type="string">
            <text:p>TLS Enable = No;TLS Require = No</text:p>
          </table:table-cell>
          <table:table-cell table:number-columns-repeated="5"/>
          <table:table-cell table:formula="of:=[.A43]" office:value-type="string" office:string-value="data_multimedia" calcext:value-type="string">
            <text:p>data_multimedia</text:p>
          </table:table-cell>
          <table:table-cell table:formula="of:=[.B43]" office:value-type="string" office:string-value="TLS Enable = No;TLS Require = No" calcext:value-type="string">
            <text:p>TLS Enable = No;TLS Require = 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4]" office:value-type="string" office:string-value="Backup" calcext:value-type="string">
            <text:p>Backup</text:p>
          </table:table-cell>
          <table:table-cell table:formula="of:=[.B44]" office:value-type="float" office:value="0" calcext:value-type="float">
            <text:p>0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5" calcext:value-type="float">
            <text:p>5</text:p>
          </table:table-cell>
          <table:table-cell table:formula="of:=[.F44]" office:value-type="float" office:value="10" calcext:value-type="float">
            <text:p>10</text:p>
          </table:table-cell>
        </table:table-row>
        <table:table-row table:style-name="ro1">
          <table:table-cell table:formula="of:=[output.F4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43:.E47])"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/>
          <table:table-cell table:formula="of:=[.A45]" office:value-type="string" office:string-value="None" calcext:value-type="string">
            <text:p>None</text:p>
          </table:table-cell>
          <table:table-cell table:style-name="ce1" table:formula="of:=[.B45]/1024" office:value-type="float" office:value="1330.26181640625" calcext:value-type="float">
            <text:p>1.330,26</text:p>
          </table:table-cell>
          <table:table-cell table:style-name="ce1" table:formula="of:=[.C45]/1024" office:value-type="float" office:value="1330.26181640625" calcext:value-type="float">
            <text:p>1.330,26</text:p>
          </table:table-cell>
          <table:table-cell table:style-name="ce1" table:formula="of:=[.D45]/1024" office:value-type="float" office:value="1330.26181640625" calcext:value-type="float">
            <text:p>1.330,26</text:p>
          </table:table-cell>
          <table:table-cell table:style-name="ce1" table:formula="of:=[.E45]/1024" office:value-type="float" office:value="1330.26181640625" calcext:value-type="float">
            <text:p>1.330,26</text:p>
          </table:table-cell>
          <table:table-cell table:style-name="ce1" table:formula="of:=[.F45]/1024" office:value-type="float" office:value="1330.26181640625" calcext:value-type="float">
            <text:p>1.330,26</text:p>
          </table:table-cell>
        </table:table-row>
        <table:table-row table:style-name="ro1">
          <table:table-cell table:formula="of:=[output.F6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E68:.E72])"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/>
          <table:table-cell table:formula="of:=CONCATENATE([.A47];&quot; (lzo)&quot;)" office:value-type="string" office:string-value="None (lzo)" calcext:value-type="string">
            <text:p>None (lzo)</text:p>
          </table:table-cell>
          <table:table-cell table:style-name="ce1" table:formula="of:=[.B47]/1024" office:value-type="float" office:value="1331.241796875" calcext:value-type="float">
            <text:p>1.331,24</text:p>
          </table:table-cell>
          <table:table-cell table:style-name="ce1" table:formula="of:=[.C47]/1024" office:value-type="float" office:value="1331.241796875" calcext:value-type="float">
            <text:p>1.331,24</text:p>
          </table:table-cell>
          <table:table-cell table:style-name="ce1" table:formula="of:=[.D47]/1024" office:value-type="float" office:value="1331.241796875" calcext:value-type="float">
            <text:p>1.331,24</text:p>
          </table:table-cell>
          <table:table-cell table:style-name="ce1" table:formula="of:=[.E47]/1024" office:value-type="float" office:value="1331.241796875" calcext:value-type="float">
            <text:p>1.331,24</text:p>
          </table:table-cell>
          <table:table-cell table:style-name="ce1" table:formula="of:=[.F47]/1024" office:value-type="float" office:value="1331.241796875" calcext:value-type="float">
            <text:p>1.331,24</text:p>
          </table:table-cell>
        </table:table-row>
        <table:table-row table:style-name="ro1">
          <table:table-cell table:formula="of:=[output.F7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78:.E82])"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/>
          <table:table-cell table:formula="of:=[.A46]" office:value-type="string" office:string-value="1.0 % (lz4)" calcext:value-type="string">
            <text:p>1.0 % (lz4)</text:p>
          </table:table-cell>
          <table:table-cell table:style-name="ce1" table:formula="of:=[.B46]/1024" office:value-type="float" office:value="1097.39052734375" calcext:value-type="float">
            <text:p>1.097,39</text:p>
          </table:table-cell>
          <table:table-cell table:style-name="ce1" table:formula="of:=[.C46]/1024" office:value-type="float" office:value="1097.39052734375" calcext:value-type="float">
            <text:p>1.097,39</text:p>
          </table:table-cell>
          <table:table-cell table:style-name="ce1" table:formula="of:=[.D46]/1024" office:value-type="float" office:value="1097.39052734375" calcext:value-type="float">
            <text:p>1.097,39</text:p>
          </table:table-cell>
          <table:table-cell table:style-name="ce1" table:formula="of:=[.E46]/1024" office:value-type="float" office:value="1097.39052734375" calcext:value-type="float">
            <text:p>1.097,39</text:p>
          </table:table-cell>
          <table:table-cell table:style-name="ce1" table:formula="of:=[.F46]/1024" office:value-type="float" office:value="1097.39052734375" calcext:value-type="float">
            <text:p>1.097,39</text:p>
          </table:table-cell>
        </table:table-row>
        <table:table-row table:style-name="ro1">
          <table:table-cell table:formula="of:=[output.F4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E48:.E52])"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/>
          <table:table-cell table:formula="of:=[.A52]" office:value-type="string" office:string-value="1.8 % (lz4hc)" calcext:value-type="string">
            <text:p>1.8 % (lz4hc)</text:p>
          </table:table-cell>
          <table:table-cell table:style-name="ce1" table:formula="of:=[.B52]/1024" office:value-type="float" office:value="120.8998046875" calcext:value-type="float">
            <text:p>120,90</text:p>
          </table:table-cell>
          <table:table-cell table:style-name="ce1" table:formula="of:=[.C52]/1024" office:value-type="float" office:value="123.180859375" calcext:value-type="float">
            <text:p>123,18</text:p>
          </table:table-cell>
          <table:table-cell table:style-name="ce1" table:formula="of:=[.D52]/1024" office:value-type="float" office:value="123.180859375" calcext:value-type="float">
            <text:p>123,18</text:p>
          </table:table-cell>
          <table:table-cell table:style-name="ce1" table:formula="of:=[.E52]/1024" office:value-type="float" office:value="123.180859375" calcext:value-type="float">
            <text:p>123,18</text:p>
          </table:table-cell>
          <table:table-cell table:style-name="ce1" table:formula="of:=[.F52]/1024" office:value-type="float" office:value="123.180859375" calcext:value-type="float">
            <text:p>123,18</text:p>
          </table:table-cell>
        </table:table-row>
        <table:table-row table:style-name="ro1">
          <table:table-cell table:formula="of:=[output.F5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E53:.E57])" office:value-type="float" office:value="91820.1" calcext:value-type="float">
            <text:p>91820,1</text:p>
          </table:table-cell>
          <table:table-cell office:value-type="float" office:value="90562.3" calcext:value-type="float">
            <text:p>90562,3</text:p>
          </table:table-cell>
          <table:table-cell office:value-type="float" office:value="90562.3" calcext:value-type="float">
            <text:p>90562,3</text:p>
          </table:table-cell>
          <table:table-cell office:value-type="float" office:value="90562.3" calcext:value-type="float">
            <text:p>90562,3</text:p>
          </table:table-cell>
          <table:table-cell office:value-type="float" office:value="90562.3" calcext:value-type="float">
            <text:p>90562,3</text:p>
          </table:table-cell>
          <table:table-cell/>
          <table:table-cell table:formula="of:=[.A48]" office:value-type="string" office:string-value="2.3 % (gzip1)" calcext:value-type="string">
            <text:p>2.3 % (gzip1)</text:p>
          </table:table-cell>
          <table:table-cell table:style-name="ce1" table:formula="of:=[.B48]/1024" office:value-type="float" office:value="94.13984375" calcext:value-type="float">
            <text:p>94,14</text:p>
          </table:table-cell>
          <table:table-cell table:style-name="ce1" table:formula="of:=[.C48]/1024" office:value-type="float" office:value="94.13984375" calcext:value-type="float">
            <text:p>94,14</text:p>
          </table:table-cell>
          <table:table-cell table:style-name="ce1" table:formula="of:=[.D48]/1024" office:value-type="float" office:value="94.13984375" calcext:value-type="float">
            <text:p>94,14</text:p>
          </table:table-cell>
          <table:table-cell table:style-name="ce1" table:formula="of:=[.E48]/1024" office:value-type="float" office:value="94.13984375" calcext:value-type="float">
            <text:p>94,14</text:p>
          </table:table-cell>
          <table:table-cell table:style-name="ce1" table:formula="of:=[.F48]/1024" office:value-type="float" office:value="94.13984375" calcext:value-type="float">
            <text:p>94,14</text:p>
          </table:table-cell>
        </table:table-row>
        <table:table-row table:style-name="ro1">
          <table:table-cell table:formula="of:=[output.F5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E58:.E62])" office:value-type="float" office:value="76814.7" calcext:value-type="float">
            <text:p>76814,7</text:p>
          </table:table-cell>
          <table:table-cell office:value-type="float" office:value="76814.7" calcext:value-type="float">
            <text:p>76814,7</text:p>
          </table:table-cell>
          <table:table-cell office:value-type="float" office:value="77718.4" calcext:value-type="float">
            <text:p>77718,4</text:p>
          </table:table-cell>
          <table:table-cell office:value-type="float" office:value="77718.4" calcext:value-type="float">
            <text:p>77718,4</text:p>
          </table:table-cell>
          <table:table-cell office:value-type="float" office:value="76814.7" calcext:value-type="float">
            <text:p>76814,7</text:p>
          </table:table-cell>
          <table:table-cell/>
          <table:table-cell table:formula="of:=[.A49]" office:value-type="string" office:string-value="2.9 % (gzip3)" calcext:value-type="string">
            <text:p>2.9 % (gzip3)</text:p>
          </table:table-cell>
          <table:table-cell table:style-name="ce1" table:formula="of:=[.B49]/1024" office:value-type="float" office:value="89.66806640625" calcext:value-type="float">
            <text:p>89,67</text:p>
          </table:table-cell>
          <table:table-cell table:style-name="ce1" table:formula="of:=[.C49]/1024" office:value-type="float" office:value="88.43974609375" calcext:value-type="float">
            <text:p>88,44</text:p>
          </table:table-cell>
          <table:table-cell table:style-name="ce1" table:formula="of:=[.D49]/1024" office:value-type="float" office:value="88.43974609375" calcext:value-type="float">
            <text:p>88,44</text:p>
          </table:table-cell>
          <table:table-cell table:style-name="ce1" table:formula="of:=[.E49]/1024" office:value-type="float" office:value="88.43974609375" calcext:value-type="float">
            <text:p>88,44</text:p>
          </table:table-cell>
          <table:table-cell table:style-name="ce1" table:formula="of:=[.F49]/1024" office:value-type="float" office:value="88.43974609375" calcext:value-type="float">
            <text:p>88,44</text:p>
          </table:table-cell>
        </table:table-row>
        <table:table-row table:style-name="ro1">
          <table:table-cell table:formula="of:=[output.F6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E63:.E67])" office:value-type="float" office:value="74221.3" calcext:value-type="float">
            <text:p>74221,3</text:p>
          </table:table-cell>
          <table:table-cell office:value-type="float" office:value="75064.8" calcext:value-type="float">
            <text:p>75064,8</text:p>
          </table:table-cell>
          <table:table-cell office:value-type="float" office:value="75927.6" calcext:value-type="float">
            <text:p>75927,6</text:p>
          </table:table-cell>
          <table:table-cell office:value-type="float" office:value="75064.8" calcext:value-type="float">
            <text:p>75064,8</text:p>
          </table:table-cell>
          <table:table-cell office:value-type="float" office:value="75064.8" calcext:value-type="float">
            <text:p>75064,8</text:p>
          </table:table-cell>
          <table:table-cell/>
          <table:table-cell table:formula="of:=[.A50]" office:value-type="string" office:string-value="3.0 % (gzip)" calcext:value-type="string">
            <text:p>3.0 % (gzip)</text:p>
          </table:table-cell>
          <table:table-cell table:style-name="ce1" table:formula="of:=[.B50]/1024" office:value-type="float" office:value="75.01435546875" calcext:value-type="float">
            <text:p>75,01</text:p>
          </table:table-cell>
          <table:table-cell table:style-name="ce1" table:formula="of:=[.C50]/1024" office:value-type="float" office:value="75.01435546875" calcext:value-type="float">
            <text:p>75,01</text:p>
          </table:table-cell>
          <table:table-cell table:style-name="ce1" table:formula="of:=[.D50]/1024" office:value-type="float" office:value="75.896875" calcext:value-type="float">
            <text:p>75,90</text:p>
          </table:table-cell>
          <table:table-cell table:style-name="ce1" table:formula="of:=[.E50]/1024" office:value-type="float" office:value="75.896875" calcext:value-type="float">
            <text:p>75,90</text:p>
          </table:table-cell>
          <table:table-cell table:style-name="ce1" table:formula="of:=[.F50]/1024" office:value-type="float" office:value="75.01435546875" calcext:value-type="float">
            <text:p>75,01</text:p>
          </table:table-cell>
        </table:table-row>
        <table:table-row table:style-name="ro1">
          <table:table-cell table:formula="of:=[output.F7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E73:.E77])" office:value-type="float" office:value="123801.4" calcext:value-type="float">
            <text:p>123801,4</text:p>
          </table:table-cell>
          <table:table-cell office:value-type="float" office:value="126137.2" calcext:value-type="float">
            <text:p>126137,2</text:p>
          </table:table-cell>
          <table:table-cell office:value-type="float" office:value="126137.2" calcext:value-type="float">
            <text:p>126137,2</text:p>
          </table:table-cell>
          <table:table-cell office:value-type="float" office:value="126137.2" calcext:value-type="float">
            <text:p>126137,2</text:p>
          </table:table-cell>
          <table:table-cell office:value-type="float" office:value="126137.2" calcext:value-type="float">
            <text:p>126137,2</text:p>
          </table:table-cell>
          <table:table-cell/>
          <table:table-cell table:formula="of:=[.A51]" office:value-type="string" office:string-value="3.0 % (gzip9)" calcext:value-type="string">
            <text:p>3.0 % (gzip9)</text:p>
          </table:table-cell>
          <table:table-cell table:style-name="ce1" table:formula="of:=[.B51]/1024" office:value-type="float" office:value="72.48173828125" calcext:value-type="float">
            <text:p>72,48</text:p>
          </table:table-cell>
          <table:table-cell table:style-name="ce1" table:formula="of:=[.C51]/1024" office:value-type="float" office:value="73.30546875" calcext:value-type="float">
            <text:p>73,31</text:p>
          </table:table-cell>
          <table:table-cell table:style-name="ce1" table:formula="of:=[.D51]/1024" office:value-type="float" office:value="74.148046875" calcext:value-type="float">
            <text:p>74,15</text:p>
          </table:table-cell>
          <table:table-cell table:style-name="ce1" table:formula="of:=[.E51]/1024" office:value-type="float" office:value="73.30546875" calcext:value-type="float">
            <text:p>73,31</text:p>
          </table:table-cell>
          <table:table-cell table:style-name="ce1" table:formula="of:=[.F51]/1024" office:value-type="float" office:value="73.30546875" calcext:value-type="float">
            <text:p>73,31</text:p>
          </table:table-cell>
        </table:table-row>
        <table:table-row table:style-name="ro1">
          <table:table-cell table:formula="of:=[$output.B43]" office:value-type="string" office:string-value="data_multimedia" calcext:value-type="string">
            <text:p>data_multimedia</text:p>
          </table:table-cell>
          <table:table-cell table:number-columns-repeated="6"/>
          <table:table-cell table:formula="of:=[.A53]" office:value-type="string" office:string-value="data_multimedia" calcext:value-type="string">
            <text:p>data_multimedia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4]" office:value-type="string" office:string-value="Restore" calcext:value-type="string">
            <text:p>Restore</text:p>
          </table:table-cell>
          <table:table-cell table:style-name="ce2" table:formula="of:=[.B54]" office:value-type="float" office:value="0" calcext:value-type="float">
            <text:p>0</text:p>
          </table:table-cell>
          <table:table-cell table:style-name="ce2" table:formula="of:=[.C54]" office:value-type="float" office:value="1" calcext:value-type="float">
            <text:p>1</text:p>
          </table:table-cell>
          <table:table-cell table:style-name="ce2" table:formula="of:=[.D54]" office:value-type="float" office:value="2" calcext:value-type="float">
            <text:p>2</text:p>
          </table:table-cell>
          <table:table-cell table:style-name="ce2" table:formula="of:=[.E54]" office:value-type="float" office:value="5" calcext:value-type="float">
            <text:p>5</text:p>
          </table:table-cell>
          <table:table-cell table:style-name="ce2" table:formula="of:=[.F54]" office:value-type="float" office:value="10" calcext:value-type="float">
            <text:p>10</text:p>
          </table:table-cell>
        </table:table-row>
        <table:table-row table:style-name="ro1">
          <table:table-cell table:formula="of:=[output.F4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43:.G47])"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/>
          <table:table-cell table:formula="of:=[.A55]" office:value-type="string" office:string-value="None" calcext:value-type="string">
            <text:p>None</text:p>
          </table:table-cell>
          <table:table-cell table:style-name="ce1" table:formula="of:=[.B55]/1024" office:value-type="float" office:value="831.41123046875" calcext:value-type="float">
            <text:p>831,41</text:p>
          </table:table-cell>
          <table:table-cell table:style-name="ce1" table:formula="of:=[.C55]/1024" office:value-type="float" office:value="831.41123046875" calcext:value-type="float">
            <text:p>831,41</text:p>
          </table:table-cell>
          <table:table-cell table:style-name="ce1" table:formula="of:=[.D55]/1024" office:value-type="float" office:value="831.41123046875" calcext:value-type="float">
            <text:p>831,41</text:p>
          </table:table-cell>
          <table:table-cell table:style-name="ce1" table:formula="of:=[.E55]/1024" office:value-type="float" office:value="831.41123046875" calcext:value-type="float">
            <text:p>831,41</text:p>
          </table:table-cell>
          <table:table-cell table:style-name="ce1" table:formula="of:=[.F55]/1024" office:value-type="float" office:value="831.41123046875" calcext:value-type="float">
            <text:p>831,41</text:p>
          </table:table-cell>
        </table:table-row>
        <table:table-row table:style-name="ro1">
          <table:table-cell table:formula="of:=[output.F6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G48:.G52])" office:value-type="float" office:value="283788.4" calcext:value-type="float">
            <text:p>283788,4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CONCATENATE([.A57];&quot; (lzo)&quot;)" office:value-type="string" office:string-value="None (lzo)" calcext:value-type="string">
            <text:p>None (lzo)</text:p>
          </table:table-cell>
          <table:table-cell table:style-name="ce1" table:formula="of:=[.B57]/1024" office:value-type="float" office:value="739.0322265625" calcext:value-type="float">
            <text:p>739,03</text:p>
          </table:table-cell>
          <table:table-cell table:style-name="ce1" table:formula="of:=[.C57]/1024" office:value-type="float" office:value="739.0322265625" calcext:value-type="float">
            <text:p>739,03</text:p>
          </table:table-cell>
          <table:table-cell table:style-name="ce1" table:formula="of:=[.D57]/1024" office:value-type="float" office:value="739.0322265625" calcext:value-type="float">
            <text:p>739,03</text:p>
          </table:table-cell>
          <table:table-cell table:style-name="ce1" table:formula="of:=[.E57]/1024" office:value-type="float" office:value="739.0322265625" calcext:value-type="float">
            <text:p>739,03</text:p>
          </table:table-cell>
          <table:table-cell table:style-name="ce1" table:formula="of:=[.F57]/1024" office:value-type="float" office:value="739.0322265625" calcext:value-type="float">
            <text:p>739,03</text:p>
          </table:table-cell>
        </table:table-row>
        <table:table-row table:style-name="ro1">
          <table:table-cell table:formula="of:=[output.F7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78:.G82])"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62]" office:value-type="string" office:string-value="1.8 % (lz4hc)" calcext:value-type="string">
            <text:p>1.8 % (lz4hc)</text:p>
          </table:table-cell>
          <table:table-cell table:style-name="ce1" table:formula="of:=[.B62]/1024" office:value-type="float" office:value="739.0322265625" calcext:value-type="float">
            <text:p>739,03</text:p>
          </table:table-cell>
          <table:table-cell table:style-name="ce1" table:formula="of:=[.C62]/1024" office:value-type="float" office:value="739.0322265625" calcext:value-type="float">
            <text:p>739,03</text:p>
          </table:table-cell>
          <table:table-cell table:style-name="ce1" table:formula="of:=[.D62]/1024" office:value-type="float" office:value="739.0322265625" calcext:value-type="float">
            <text:p>739,03</text:p>
          </table:table-cell>
          <table:table-cell table:style-name="ce1" table:formula="of:=[.E62]/1024" office:value-type="float" office:value="739.0322265625" calcext:value-type="float">
            <text:p>739,03</text:p>
          </table:table-cell>
          <table:table-cell table:style-name="ce1" table:formula="of:=[.F62]/1024" office:value-type="float" office:value="739.0322265625" calcext:value-type="float">
            <text:p>739,03</text:p>
          </table:table-cell>
        </table:table-row>
        <table:table-row table:style-name="ro1">
          <table:table-cell table:formula="of:=[output.F4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G48:.G52])" office:value-type="float" office:value="283788.4" calcext:value-type="float">
            <text:p>283788,4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56]" office:value-type="string" office:string-value="1.0 % (lz4)" calcext:value-type="string">
            <text:p>1.0 % (lz4)</text:p>
          </table:table-cell>
          <table:table-cell table:style-name="ce1" table:formula="of:=[.B56]/1024" office:value-type="float" office:value="277.137109375" calcext:value-type="float">
            <text:p>277,14</text:p>
          </table:table-cell>
          <table:table-cell table:style-name="ce1" table:formula="of:=[.C56]/1024" office:value-type="float" office:value="277.137109375" calcext:value-type="float">
            <text:p>277,14</text:p>
          </table:table-cell>
          <table:table-cell table:style-name="ce1" table:formula="of:=[.D56]/1024" office:value-type="float" office:value="266.0515625" calcext:value-type="float">
            <text:p>266,05</text:p>
          </table:table-cell>
          <table:table-cell table:style-name="ce1" table:formula="of:=[.E56]/1024" office:value-type="float" office:value="277.137109375" calcext:value-type="float">
            <text:p>277,14</text:p>
          </table:table-cell>
          <table:table-cell table:style-name="ce1" table:formula="of:=[.F56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5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G53:.G57])"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61]" office:value-type="string" office:string-value="3.0 % (gzip9)" calcext:value-type="string">
            <text:p>3.0 % (gzip9)</text:p>
          </table:table-cell>
          <table:table-cell table:style-name="ce1" table:formula="of:=[.B61]/1024" office:value-type="float" office:value="266.0515625" calcext:value-type="float">
            <text:p>266,05</text:p>
          </table:table-cell>
          <table:table-cell table:style-name="ce1" table:formula="of:=[.C61]/1024" office:value-type="float" office:value="266.0515625" calcext:value-type="float">
            <text:p>266,05</text:p>
          </table:table-cell>
          <table:table-cell table:style-name="ce1" table:formula="of:=[.D61]/1024" office:value-type="float" office:value="277.137109375" calcext:value-type="float">
            <text:p>277,14</text:p>
          </table:table-cell>
          <table:table-cell table:style-name="ce1" table:formula="of:=[.E61]/1024" office:value-type="float" office:value="266.0515625" calcext:value-type="float">
            <text:p>266,05</text:p>
          </table:table-cell>
          <table:table-cell table:style-name="ce1" table:formula="of:=[.F61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5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G58:.G62])"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83788.4" calcext:value-type="float">
            <text:p>283788,4</text:p>
          </table:table-cell>
          <table:table-cell/>
          <table:table-cell table:formula="of:=[.A58]" office:value-type="string" office:string-value="2.3 % (gzip1)" calcext:value-type="string">
            <text:p>2.3 % (gzip1)</text:p>
          </table:table-cell>
          <table:table-cell table:style-name="ce1" table:formula="of:=[.B58]/1024" office:value-type="float" office:value="277.137109375" calcext:value-type="float">
            <text:p>277,14</text:p>
          </table:table-cell>
          <table:table-cell table:style-name="ce1" table:formula="of:=[.C58]/1024" office:value-type="float" office:value="277.137109375" calcext:value-type="float">
            <text:p>277,14</text:p>
          </table:table-cell>
          <table:table-cell table:style-name="ce1" table:formula="of:=[.D58]/1024" office:value-type="float" office:value="266.0515625" calcext:value-type="float">
            <text:p>266,05</text:p>
          </table:table-cell>
          <table:table-cell table:style-name="ce1" table:formula="of:=[.E58]/1024" office:value-type="float" office:value="277.137109375" calcext:value-type="float">
            <text:p>277,14</text:p>
          </table:table-cell>
          <table:table-cell table:style-name="ce1" table:formula="of:=[.F58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6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G63:.G67])"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59]" office:value-type="string" office:string-value="2.9 % (gzip3)" calcext:value-type="string">
            <text:p>2.9 % (gzip3)</text:p>
          </table:table-cell>
          <table:table-cell table:style-name="ce1" table:formula="of:=[.B59]/1024" office:value-type="float" office:value="266.0515625" calcext:value-type="float">
            <text:p>266,05</text:p>
          </table:table-cell>
          <table:table-cell table:style-name="ce1" table:formula="of:=[.C59]/1024" office:value-type="float" office:value="266.0515625" calcext:value-type="float">
            <text:p>266,05</text:p>
          </table:table-cell>
          <table:table-cell table:style-name="ce1" table:formula="of:=[.D59]/1024" office:value-type="float" office:value="266.0515625" calcext:value-type="float">
            <text:p>266,05</text:p>
          </table:table-cell>
          <table:table-cell table:style-name="ce1" table:formula="of:=[.E59]/1024" office:value-type="float" office:value="266.0515625" calcext:value-type="float">
            <text:p>266,05</text:p>
          </table:table-cell>
          <table:table-cell table:style-name="ce1" table:formula="of:=[.F59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7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G73:.G77])"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60]" office:value-type="string" office:string-value="3.0 % (gzip)" calcext:value-type="string">
            <text:p>3.0 % (gzip)</text:p>
          </table:table-cell>
          <table:table-cell table:style-name="ce1" table:formula="of:=[.B60]/1024" office:value-type="float" office:value="266.0515625" calcext:value-type="float">
            <text:p>266,05</text:p>
          </table:table-cell>
          <table:table-cell table:style-name="ce1" table:formula="of:=[.C60]/1024" office:value-type="float" office:value="277.137109375" calcext:value-type="float">
            <text:p>277,14</text:p>
          </table:table-cell>
          <table:table-cell table:style-name="ce1" table:formula="of:=[.D60]/1024" office:value-type="float" office:value="266.0515625" calcext:value-type="float">
            <text:p>266,05</text:p>
          </table:table-cell>
          <table:table-cell table:style-name="ce1" table:formula="of:=[.E60]/1024" office:value-type="float" office:value="277.137109375" calcext:value-type="float">
            <text:p>277,14</text:p>
          </table:table-cell>
          <table:table-cell table:style-name="ce1" table:formula="of:=[.F60]/1024" office:value-type="float" office:value="277.137109375" calcext:value-type="float">
            <text:p>277,14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83]" office:value-type="string" office:string-value="data_rootfs" calcext:value-type="string">
            <text:p>data_rootfs</text:p>
          </table:table-cell>
          <table:table-cell table:formula="of:=[$output.A155]" office:value-type="string" office:string-value="#TLS Enable = Yes;TLS Require = Yes" calcext:value-type="string">
            <text:p>#TLS Enable = Yes;TLS Require = Yes</text:p>
          </table:table-cell>
          <table:table-cell table:number-columns-repeated="5"/>
          <table:table-cell table:formula="of:=[.A83]" office:value-type="string" office:string-value="data_rootfs" calcext:value-type="string">
            <text:p>data_rootfs</text:p>
          </table:table-cell>
          <table:table-cell table:formula="of:=[.B83]" office:value-type="string" office:string-value="#TLS Enable = Yes;TLS Require = Yes" calcext:value-type="string">
            <text:p>#TLS Enable = Yes;TLS Require =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84]" office:value-type="string" office:string-value="Backup" calcext:value-type="string">
            <text:p>Backup</text:p>
          </table:table-cell>
          <table:table-cell table:formula="of:=[.B84]" office:value-type="float" office:value="0" calcext:value-type="float">
            <text:p>0</text:p>
          </table:table-cell>
          <table:table-cell table:formula="of:=[.C84]" office:value-type="float" office:value="1" calcext:value-type="float">
            <text:p>1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5" calcext:value-type="float">
            <text:p>5</text:p>
          </table:table-cell>
          <table:table-cell table:formula="of:=[.F84]" office:value-type="float" office:value="10" calcext:value-type="float">
            <text:p>10</text:p>
          </table:table-cell>
        </table:table-row>
        <table:table-row table:style-name="ro1">
          <table:table-cell table:formula="of:=[output.F8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83:.E87])"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/>
          <table:table-cell table:formula="of:=[.A85]" office:value-type="string" office:string-value="None" calcext:value-type="string">
            <text:p>None</text:p>
          </table:table-cell>
          <table:table-cell table:style-name="ce1" table:formula="of:=[.B85]/1024" office:value-type="float" office:value="310.5951171875" calcext:value-type="float">
            <text:p>310,60</text:p>
          </table:table-cell>
          <table:table-cell table:style-name="ce1" table:formula="of:=[.C85]/1024" office:value-type="float" office:value="310.5951171875" calcext:value-type="float">
            <text:p>310,60</text:p>
          </table:table-cell>
          <table:table-cell table:style-name="ce1" table:formula="of:=[.D85]/1024" office:value-type="float" office:value="310.5951171875" calcext:value-type="float">
            <text:p>310,60</text:p>
          </table:table-cell>
          <table:table-cell table:style-name="ce1" table:formula="of:=[.E85]/1024" office:value-type="float" office:value="310.5951171875" calcext:value-type="float">
            <text:p>310,60</text:p>
          </table:table-cell>
          <table:table-cell table:style-name="ce1" table:formula="of:=[.F85]/1024" office:value-type="float" office:value="310.5951171875" calcext:value-type="float">
            <text:p>310,60</text:p>
          </table:table-cell>
        </table:table-row>
        <table:table-row table:style-name="ro1">
          <table:table-cell table:formula="of:=[output.F10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E108:.E112])" office:value-type="float" office:value="144460.2" calcext:value-type="float">
            <text:p>144460,2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/>
          <table:table-cell table:formula="of:=[.A87]" office:value-type="string" office:string-value="46.7 % (lzo)" calcext:value-type="string">
            <text:p>46.7 % (lzo)</text:p>
          </table:table-cell>
          <table:table-cell table:style-name="ce1" table:formula="of:=[.B87]/1024" office:value-type="float" office:value="150.284375" calcext:value-type="float">
            <text:p>150,28</text:p>
          </table:table-cell>
          <table:table-cell table:style-name="ce1" table:formula="of:=[.C87]/1024" office:value-type="float" office:value="150.284375" calcext:value-type="float">
            <text:p>150,28</text:p>
          </table:table-cell>
          <table:table-cell table:style-name="ce1" table:formula="of:=[.D87]/1024" office:value-type="float" office:value="150.284375" calcext:value-type="float">
            <text:p>150,28</text:p>
          </table:table-cell>
          <table:table-cell table:style-name="ce1" table:formula="of:=[.E87]/1024" office:value-type="float" office:value="150.284375" calcext:value-type="float">
            <text:p>150,28</text:p>
          </table:table-cell>
          <table:table-cell table:style-name="ce1" table:formula="of:=[.F87]/1024" office:value-type="float" office:value="143.75029296875" calcext:value-type="float">
            <text:p>143,75</text:p>
          </table:table-cell>
        </table:table-row>
        <table:table-row table:style-name="ro1">
          <table:table-cell table:formula="of:=[output.F11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E118:.E122])" office:value-type="float" office:value="153891.2" calcext:value-type="float">
            <text:p>153891,2</text:p>
          </table:table-cell>
          <table:table-cell office:value-type="float" office:value="153891.2" calcext:value-type="float">
            <text:p>153891,2</text:p>
          </table:table-cell>
          <table:table-cell office:value-type="float" office:value="153891.2" calcext:value-type="float">
            <text:p>153891,2</text:p>
          </table:table-cell>
          <table:table-cell office:value-type="float" office:value="153891.2" calcext:value-type="float">
            <text:p>153891,2</text:p>
          </table:table-cell>
          <table:table-cell office:value-type="float" office:value="147200.3" calcext:value-type="float">
            <text:p>147200,3</text:p>
          </table:table-cell>
          <table:table-cell/>
          <table:table-cell table:formula="of:=[.A86]" office:value-type="string" office:string-value="45.4 % (lz4)" calcext:value-type="string">
            <text:p>45.4 % (lz4)</text:p>
          </table:table-cell>
          <table:table-cell table:style-name="ce1" table:formula="of:=[.B86]/1024" office:value-type="float" office:value="141.0744140625" calcext:value-type="float">
            <text:p>141,07</text:p>
          </table:table-cell>
          <table:table-cell table:style-name="ce1" table:formula="of:=[.C86]/1024" office:value-type="float" office:value="147.20810546875" calcext:value-type="float">
            <text:p>147,21</text:p>
          </table:table-cell>
          <table:table-cell table:style-name="ce1" table:formula="of:=[.D86]/1024" office:value-type="float" office:value="147.20810546875" calcext:value-type="float">
            <text:p>147,21</text:p>
          </table:table-cell>
          <table:table-cell table:style-name="ce1" table:formula="of:=[.E86]/1024" office:value-type="float" office:value="147.20810546875" calcext:value-type="float">
            <text:p>147,21</text:p>
          </table:table-cell>
          <table:table-cell table:style-name="ce1" table:formula="of:=[.F86]/1024" office:value-type="float" office:value="147.20810546875" calcext:value-type="float">
            <text:p>147,21</text:p>
          </table:table-cell>
        </table:table-row>
        <table:table-row table:style-name="ro1">
          <table:table-cell table:formula="of:=[output.F8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E88:.E92])" office:value-type="float" office:value="47185.5" calcext:value-type="float">
            <text:p>47185,5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8013.3" calcext:value-type="float">
            <text:p>48013,3</text:p>
          </table:table-cell>
          <table:table-cell/>
          <table:table-cell table:formula="of:=[.A88]" office:value-type="string" office:string-value="56.9 % (gzip1)" calcext:value-type="string">
            <text:p>56.9 % (gzip1)</text:p>
          </table:table-cell>
          <table:table-cell table:style-name="ce1" table:formula="of:=[.B88]/1024" office:value-type="float" office:value="46.07958984375" calcext:value-type="float">
            <text:p>46,08</text:p>
          </table:table-cell>
          <table:table-cell table:style-name="ce1" table:formula="of:=[.C88]/1024" office:value-type="float" office:value="46.88798828125" calcext:value-type="float">
            <text:p>46,89</text:p>
          </table:table-cell>
          <table:table-cell table:style-name="ce1" table:formula="of:=[.D88]/1024" office:value-type="float" office:value="46.88798828125" calcext:value-type="float">
            <text:p>46,89</text:p>
          </table:table-cell>
          <table:table-cell table:style-name="ce1" table:formula="of:=[.E88]/1024" office:value-type="float" office:value="46.88798828125" calcext:value-type="float">
            <text:p>46,89</text:p>
          </table:table-cell>
          <table:table-cell table:style-name="ce1" table:formula="of:=[.F88]/1024" office:value-type="float" office:value="46.88798828125" calcext:value-type="float">
            <text:p>46,89</text:p>
          </table:table-cell>
        </table:table-row>
        <table:table-row table:style-name="ro1">
          <table:table-cell table:formula="of:=[output.F9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E93:.E97])" office:value-type="float" office:value="37554.9" calcext:value-type="float">
            <text:p>37554,9</text:p>
          </table:table-cell>
          <table:table-cell office:value-type="float" office:value="38091.4" calcext:value-type="float">
            <text:p>38091,4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/>
          <table:table-cell table:formula="of:=[.A89]" office:value-type="string" office:string-value="58.0 % (gzip3)" calcext:value-type="string">
            <text:p>58.0 % (gzip3)</text:p>
          </table:table-cell>
          <table:table-cell table:style-name="ce1" table:formula="of:=[.B89]/1024" office:value-type="float" office:value="36.67470703125" calcext:value-type="float">
            <text:p>36,67</text:p>
          </table:table-cell>
          <table:table-cell table:style-name="ce1" table:formula="of:=[.C89]/1024" office:value-type="float" office:value="37.1986328125" calcext:value-type="float">
            <text:p>37,20</text:p>
          </table:table-cell>
          <table:table-cell table:style-name="ce1" table:formula="of:=[.D89]/1024" office:value-type="float" office:value="36.67470703125" calcext:value-type="float">
            <text:p>36,67</text:p>
          </table:table-cell>
          <table:table-cell table:style-name="ce1" table:formula="of:=[.E89]/1024" office:value-type="float" office:value="36.67470703125" calcext:value-type="float">
            <text:p>36,67</text:p>
          </table:table-cell>
          <table:table-cell table:style-name="ce1" table:formula="of:=[.F89]/1024" office:value-type="float" office:value="36.67470703125" calcext:value-type="float">
            <text:p>36,67</text:p>
          </table:table-cell>
        </table:table-row>
        <table:table-row table:style-name="ro1">
          <table:table-cell table:formula="of:=[output.F9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E98:.E102])" office:value-type="float" office:value="19985" calcext:value-type="float">
            <text:p>19985</text:p>
          </table:table-cell>
          <table:table-cell office:value-type="float" office:value="20142.3" calcext:value-type="float">
            <text:p>20142,3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/>
          <table:table-cell table:formula="of:=[.A92]" office:value-type="string" office:string-value="52.3 % (lz4hc)" calcext:value-type="string">
            <text:p>52.3 % (lz4hc)</text:p>
          </table:table-cell>
          <table:table-cell table:style-name="ce1" table:formula="of:=[.B92]/1024" office:value-type="float" office:value="34.0197265625" calcext:value-type="float">
            <text:p>34,02</text:p>
          </table:table-cell>
          <table:table-cell table:style-name="ce1" table:formula="of:=[.C92]/1024" office:value-type="float" office:value="34.41533203125" calcext:value-type="float">
            <text:p>34,42</text:p>
          </table:table-cell>
          <table:table-cell table:style-name="ce1" table:formula="of:=[.D92]/1024" office:value-type="float" office:value="34.41533203125" calcext:value-type="float">
            <text:p>34,42</text:p>
          </table:table-cell>
          <table:table-cell table:style-name="ce1" table:formula="of:=[.E92]/1024" office:value-type="float" office:value="34.41533203125" calcext:value-type="float">
            <text:p>34,42</text:p>
          </table:table-cell>
          <table:table-cell table:style-name="ce1" table:formula="of:=[.F92]/1024" office:value-type="float" office:value="34.41533203125" calcext:value-type="float">
            <text:p>34,42</text:p>
          </table:table-cell>
        </table:table-row>
        <table:table-row table:style-name="ro1">
          <table:table-cell table:formula="of:=[output.F10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E103:.E107])" office:value-type="float" office:value="6867.8" calcext:value-type="float">
            <text:p>6867,8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/>
          <table:table-cell table:formula="of:=[.A90]" office:value-type="string" office:string-value="59.7 % (gzip)" calcext:value-type="string">
            <text:p>59.7 % (gzip)</text:p>
          </table:table-cell>
          <table:table-cell table:style-name="ce1" table:formula="of:=[.B90]/1024" office:value-type="float" office:value="19.5166015625" calcext:value-type="float">
            <text:p>19,52</text:p>
          </table:table-cell>
          <table:table-cell table:style-name="ce1" table:formula="of:=[.C90]/1024" office:value-type="float" office:value="19.67021484375" calcext:value-type="float">
            <text:p>19,67</text:p>
          </table:table-cell>
          <table:table-cell table:style-name="ce1" table:formula="of:=[.D90]/1024" office:value-type="float" office:value="19.5166015625" calcext:value-type="float">
            <text:p>19,52</text:p>
          </table:table-cell>
          <table:table-cell table:style-name="ce1" table:formula="of:=[.E90]/1024" office:value-type="float" office:value="19.5166015625" calcext:value-type="float">
            <text:p>19,52</text:p>
          </table:table-cell>
          <table:table-cell table:style-name="ce1" table:formula="of:=[.F90]/1024" office:value-type="float" office:value="19.5166015625" calcext:value-type="float">
            <text:p>19,52</text:p>
          </table:table-cell>
        </table:table-row>
        <table:table-row table:style-name="ro1">
          <table:table-cell table:formula="of:=[output.F11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E113:.E117])" office:value-type="float" office:value="34836.2" calcext:value-type="float">
            <text:p>34836,2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5241.3" calcext:value-type="float">
            <text:p>35241,3</text:p>
          </table:table-cell>
          <table:table-cell/>
          <table:table-cell table:formula="of:=[.A91]" office:value-type="string" office:string-value="59.9 % (gzip9)" calcext:value-type="string">
            <text:p>59.9 % (gzip9)</text:p>
          </table:table-cell>
          <table:table-cell table:style-name="ce1" table:formula="of:=[.B91]/1024" office:value-type="float" office:value="6.7068359375" calcext:value-type="float">
            <text:p>6,71</text:p>
          </table:table-cell>
          <table:table-cell table:style-name="ce1" table:formula="of:=[.C91]/1024" office:value-type="float" office:value="6.6888671875" calcext:value-type="float">
            <text:p>6,69</text:p>
          </table:table-cell>
          <table:table-cell table:style-name="ce1" table:formula="of:=[.D91]/1024" office:value-type="float" office:value="6.6888671875" calcext:value-type="float">
            <text:p>6,69</text:p>
          </table:table-cell>
          <table:table-cell table:style-name="ce1" table:formula="of:=[.E91]/1024" office:value-type="float" office:value="6.6888671875" calcext:value-type="float">
            <text:p>6,69</text:p>
          </table:table-cell>
          <table:table-cell table:style-name="ce1" table:formula="of:=[.F91]/1024" office:value-type="float" office:value="6.6888671875" calcext:value-type="float">
            <text:p>6,69</text:p>
          </table:table-cell>
        </table:table-row>
        <table:table-row table:style-name="ro1">
          <table:table-cell table:formula="of:=[$output.B83]" office:value-type="string" office:string-value="data_rootfs" calcext:value-type="string">
            <text:p>data_rootfs</text:p>
          </table:table-cell>
          <table:table-cell table:number-columns-repeated="6"/>
          <table:table-cell table:formula="of:=[.A93]" office:value-type="string" office:string-value="data_rootfs" calcext:value-type="string">
            <text:p>data_rootfs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94]" office:value-type="string" office:string-value="Restore" calcext:value-type="string">
            <text:p>Restore</text:p>
          </table:table-cell>
          <table:table-cell table:style-name="ce2" table:formula="of:=[.B94]" office:value-type="float" office:value="0" calcext:value-type="float">
            <text:p>0</text:p>
          </table:table-cell>
          <table:table-cell table:style-name="ce2" table:formula="of:=[.C94]" office:value-type="float" office:value="1" calcext:value-type="float">
            <text:p>1</text:p>
          </table:table-cell>
          <table:table-cell table:style-name="ce2" table:formula="of:=[.D94]" office:value-type="float" office:value="2" calcext:value-type="float">
            <text:p>2</text:p>
          </table:table-cell>
          <table:table-cell table:style-name="ce2" table:formula="of:=[.E94]" office:value-type="float" office:value="5" calcext:value-type="float">
            <text:p>5</text:p>
          </table:table-cell>
          <table:table-cell table:style-name="ce2" table:formula="of:=[.F94]" office:value-type="float" office:value="10" calcext:value-type="float">
            <text:p>10</text:p>
          </table:table-cell>
        </table:table-row>
        <table:table-row table:style-name="ro1">
          <table:table-cell table:formula="of:=[output.F8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83:.G87])" office:value-type="float" office:value="334270.9" calcext:value-type="float">
            <text:p>334270,9</text:p>
          </table:table-cell>
          <table:table-cell office:value-type="float" office:value="276136.8" calcext:value-type="float">
            <text:p>276136,8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/>
          <table:table-cell table:formula="of:=[.A102]" office:value-type="string" office:string-value="52.3 % (lz4hc)" calcext:value-type="string">
            <text:p>52.3 % (lz4hc)</text:p>
          </table:table-cell>
          <table:table-cell table:style-name="ce1" table:formula="of:=[.B102]/1024" office:value-type="float" office:value="344.57177734375" calcext:value-type="float">
            <text:p>344,57</text:p>
          </table:table-cell>
          <table:table-cell table:style-name="ce1" table:formula="of:=[.C102]/1024" office:value-type="float" office:value="344.57177734375" calcext:value-type="float">
            <text:p>344,57</text:p>
          </table:table-cell>
          <table:table-cell table:style-name="ce1" table:formula="of:=[.D102]/1024" office:value-type="float" office:value="344.57177734375" calcext:value-type="float">
            <text:p>344,57</text:p>
          </table:table-cell>
          <table:table-cell table:style-name="ce1" table:formula="of:=[.E102]/1024" office:value-type="float" office:value="364.840625" calcext:value-type="float">
            <text:p>364,84</text:p>
          </table:table-cell>
          <table:table-cell table:style-name="ce1" table:formula="of:=[.F102]/1024" office:value-type="float" office:value="364.840625" calcext:value-type="float">
            <text:p>364,84</text:p>
          </table:table-cell>
        </table:table-row>
        <table:table-row table:style-name="ro1">
          <table:table-cell table:formula="of:=[output.F10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G88:.G92])"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04875.7" calcext:value-type="float">
            <text:p>204875,7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95]" office:value-type="string" office:string-value="None" calcext:value-type="string">
            <text:p>None</text:p>
          </table:table-cell>
          <table:table-cell table:style-name="ce1" table:formula="of:=[.B95]/1024" office:value-type="float" office:value="326.43642578125" calcext:value-type="float">
            <text:p>326,44</text:p>
          </table:table-cell>
          <table:table-cell table:style-name="ce1" table:formula="of:=[.C95]/1024" office:value-type="float" office:value="269.66484375" calcext:value-type="float">
            <text:p>269,66</text:p>
          </table:table-cell>
          <table:table-cell table:style-name="ce1" table:formula="of:=[.D95]/1024" office:value-type="float" office:value="326.43642578125" calcext:value-type="float">
            <text:p>326,44</text:p>
          </table:table-cell>
          <table:table-cell table:style-name="ce1" table:formula="of:=[.E95]/1024" office:value-type="float" office:value="326.43642578125" calcext:value-type="float">
            <text:p>326,44</text:p>
          </table:table-cell>
          <table:table-cell table:style-name="ce1" table:formula="of:=[.F95]/1024" office:value-type="float" office:value="326.43642578125" calcext:value-type="float">
            <text:p>326,44</text:p>
          </table:table-cell>
        </table:table-row>
        <table:table-row table:style-name="ro1">
          <table:table-cell table:formula="of:=[output.F11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G118:.G122])" office:value-type="float" office:value="288688.5" calcext:value-type="float">
            <text:p>288688,5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302435.6" calcext:value-type="float">
            <text:p>302435,6</text:p>
          </table:table-cell>
          <table:table-cell/>
          <table:table-cell table:formula="of:=[.A97]" office:value-type="string" office:string-value="46.7 % (lzo)" calcext:value-type="string">
            <text:p>46.7 % (lzo)</text:p>
          </table:table-cell>
          <table:table-cell table:style-name="ce1" table:formula="of:=[.B97]/1024" office:value-type="float" office:value="281.92236328125" calcext:value-type="float">
            <text:p>281,92</text:p>
          </table:table-cell>
          <table:table-cell table:style-name="ce1" table:formula="of:=[.C97]/1024" office:value-type="float" office:value="281.92236328125" calcext:value-type="float">
            <text:p>281,92</text:p>
          </table:table-cell>
          <table:table-cell table:style-name="ce1" table:formula="of:=[.D97]/1024" office:value-type="float" office:value="281.92236328125" calcext:value-type="float">
            <text:p>281,92</text:p>
          </table:table-cell>
          <table:table-cell table:style-name="ce1" table:formula="of:=[.E97]/1024" office:value-type="float" office:value="281.92236328125" calcext:value-type="float">
            <text:p>281,92</text:p>
          </table:table-cell>
          <table:table-cell table:style-name="ce1" table:formula="of:=[.F97]/1024" office:value-type="float" office:value="295.347265625" calcext:value-type="float">
            <text:p>295,35</text:p>
          </table:table-cell>
        </table:table-row>
        <table:table-row table:style-name="ro1">
          <table:table-cell table:formula="of:=[output.F8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G88:.G92])"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04875.7" calcext:value-type="float">
            <text:p>204875,7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96]" office:value-type="string" office:string-value="45.4 % (lz4)" calcext:value-type="string">
            <text:p>45.4 % (lz4)</text:p>
          </table:table-cell>
          <table:table-cell table:style-name="ce1" table:formula="of:=[.B96]/1024" office:value-type="float" office:value="206.74306640625" calcext:value-type="float">
            <text:p>206,74</text:p>
          </table:table-cell>
          <table:table-cell table:style-name="ce1" table:formula="of:=[.C96]/1024" office:value-type="float" office:value="206.74306640625" calcext:value-type="float">
            <text:p>206,74</text:p>
          </table:table-cell>
          <table:table-cell table:style-name="ce1" table:formula="of:=[.D96]/1024" office:value-type="float" office:value="206.74306640625" calcext:value-type="float">
            <text:p>206,74</text:p>
          </table:table-cell>
          <table:table-cell table:style-name="ce1" table:formula="of:=[.E96]/1024" office:value-type="float" office:value="200.07392578125" calcext:value-type="float">
            <text:p>200,07</text:p>
          </table:table-cell>
          <table:table-cell table:style-name="ce1" table:formula="of:=[.F96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9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G93:.G97])" office:value-type="float" office:value="211704.9" calcext:value-type="float">
            <text:p>211704,9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98]" office:value-type="string" office:string-value="56.9 % (gzip1)" calcext:value-type="string">
            <text:p>56.9 % (gzip1)</text:p>
          </table:table-cell>
          <table:table-cell table:style-name="ce1" table:formula="of:=[.B98]/1024" office:value-type="float" office:value="206.74306640625" calcext:value-type="float">
            <text:p>206,74</text:p>
          </table:table-cell>
          <table:table-cell table:style-name="ce1" table:formula="of:=[.C98]/1024" office:value-type="float" office:value="206.74306640625" calcext:value-type="float">
            <text:p>206,74</text:p>
          </table:table-cell>
          <table:table-cell table:style-name="ce1" table:formula="of:=[.D98]/1024" office:value-type="float" office:value="206.74306640625" calcext:value-type="float">
            <text:p>206,74</text:p>
          </table:table-cell>
          <table:table-cell table:style-name="ce1" table:formula="of:=[.E98]/1024" office:value-type="float" office:value="200.07392578125" calcext:value-type="float">
            <text:p>200,07</text:p>
          </table:table-cell>
          <table:table-cell table:style-name="ce1" table:formula="of:=[.F98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9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G98:.G102])"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99]" office:value-type="string" office:string-value="58.0 % (gzip3)" calcext:value-type="string">
            <text:p>58.0 % (gzip3)</text:p>
          </table:table-cell>
          <table:table-cell table:style-name="ce1" table:formula="of:=[.B99]/1024" office:value-type="float" office:value="206.74306640625" calcext:value-type="float">
            <text:p>206,74</text:p>
          </table:table-cell>
          <table:table-cell table:style-name="ce1" table:formula="of:=[.C99]/1024" office:value-type="float" office:value="213.87216796875" calcext:value-type="float">
            <text:p>213,87</text:p>
          </table:table-cell>
          <table:table-cell table:style-name="ce1" table:formula="of:=[.D99]/1024" office:value-type="float" office:value="206.74306640625" calcext:value-type="float">
            <text:p>206,74</text:p>
          </table:table-cell>
          <table:table-cell table:style-name="ce1" table:formula="of:=[.E99]/1024" office:value-type="float" office:value="206.74306640625" calcext:value-type="float">
            <text:p>206,74</text:p>
          </table:table-cell>
          <table:table-cell table:style-name="ce1" table:formula="of:=[.F99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10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G103:.G107])"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100]" office:value-type="string" office:string-value="59.7 % (gzip)" calcext:value-type="string">
            <text:p>59.7 % (gzip)</text:p>
          </table:table-cell>
          <table:table-cell table:style-name="ce1" table:formula="of:=[.B100]/1024" office:value-type="float" office:value="213.87216796875" calcext:value-type="float">
            <text:p>213,87</text:p>
          </table:table-cell>
          <table:table-cell table:style-name="ce1" table:formula="of:=[.C100]/1024" office:value-type="float" office:value="213.87216796875" calcext:value-type="float">
            <text:p>213,87</text:p>
          </table:table-cell>
          <table:table-cell table:style-name="ce1" table:formula="of:=[.D100]/1024" office:value-type="float" office:value="213.87216796875" calcext:value-type="float">
            <text:p>213,87</text:p>
          </table:table-cell>
          <table:table-cell table:style-name="ce1" table:formula="of:=[.E100]/1024" office:value-type="float" office:value="213.87216796875" calcext:value-type="float">
            <text:p>213,87</text:p>
          </table:table-cell>
          <table:table-cell table:style-name="ce1" table:formula="of:=[.F100]/1024" office:value-type="float" office:value="213.87216796875" calcext:value-type="float">
            <text:p>213,87</text:p>
          </table:table-cell>
        </table:table-row>
        <table:table-row table:style-name="ro1">
          <table:table-cell table:formula="of:=[output.F11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G113:.G117])"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73596.8" calcext:value-type="float">
            <text:p>373596,8</text:p>
          </table:table-cell>
          <table:table-cell office:value-type="float" office:value="373596.8" calcext:value-type="float">
            <text:p>373596,8</text:p>
          </table:table-cell>
          <table:table-cell/>
          <table:table-cell table:formula="of:=[.A101]" office:value-type="string" office:string-value="59.9 % (gzip9)" calcext:value-type="string">
            <text:p>59.9 % (gzip9)</text:p>
          </table:table-cell>
          <table:table-cell table:style-name="ce1" table:formula="of:=[.B101]/1024" office:value-type="float" office:value="213.87216796875" calcext:value-type="float">
            <text:p>213,87</text:p>
          </table:table-cell>
          <table:table-cell table:style-name="ce1" table:formula="of:=[.C101]/1024" office:value-type="float" office:value="213.87216796875" calcext:value-type="float">
            <text:p>213,87</text:p>
          </table:table-cell>
          <table:table-cell table:style-name="ce1" table:formula="of:=[.D101]/1024" office:value-type="float" office:value="213.87216796875" calcext:value-type="float">
            <text:p>213,87</text:p>
          </table:table-cell>
          <table:table-cell table:style-name="ce1" table:formula="of:=[.E101]/1024" office:value-type="float" office:value="213.87216796875" calcext:value-type="float">
            <text:p>213,87</text:p>
          </table:table-cell>
          <table:table-cell table:style-name="ce1" table:formula="of:=[.F101]/1024" office:value-type="float" office:value="213.87216796875" calcext:value-type="float">
            <text:p>213,87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123]" office:value-type="string" office:string-value="data_kernelsource" calcext:value-type="string">
            <text:p>data_kernelsource</text:p>
          </table:table-cell>
          <table:table-cell table:formula="of:=[$output.A195]" office:value-type="string" office:string-value="#TLS Enable = Yes;TLS Require = Yes" calcext:value-type="string">
            <text:p>#TLS Enable = Yes;TLS Require = Yes</text:p>
          </table:table-cell>
          <table:table-cell table:number-columns-repeated="5"/>
          <table:table-cell table:formula="of:=[.A123]" office:value-type="string" office:string-value="data_kernelsource" calcext:value-type="string">
            <text:p>data_kernelsource</text:p>
          </table:table-cell>
          <table:table-cell table:formula="of:=[.B123]" office:value-type="string" office:string-value="#TLS Enable = Yes;TLS Require = Yes" calcext:value-type="string">
            <text:p>#TLS Enable = Yes;TLS Require =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24]" office:value-type="string" office:string-value="Backup" calcext:value-type="string">
            <text:p>Backup</text:p>
          </table:table-cell>
          <table:table-cell table:formula="of:=[.B124]" office:value-type="float" office:value="0" calcext:value-type="float">
            <text:p>0</text:p>
          </table:table-cell>
          <table:table-cell table:formula="of:=[.C124]" office:value-type="float" office:value="1" calcext:value-type="float">
            <text:p>1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5" calcext:value-type="float">
            <text:p>5</text:p>
          </table:table-cell>
          <table:table-cell table:formula="of:=[.F124]" office:value-type="float" office:value="10" calcext:value-type="float">
            <text:p>10</text:p>
          </table:table-cell>
        </table:table-row>
        <table:table-row table:style-name="ro1">
          <table:table-cell table:formula="of:=[output.F12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123:.E127])" office:value-type="float" office:value="104559.5" calcext:value-type="float">
            <text:p>104559,5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/>
          <table:table-cell table:formula="of:=[.A125]" office:value-type="string" office:string-value="None" calcext:value-type="string">
            <text:p>None</text:p>
          </table:table-cell>
          <table:table-cell table:style-name="ce1" table:formula="of:=[.B125]/1024" office:value-type="float" office:value="102.10888671875" calcext:value-type="float">
            <text:p>102,11</text:p>
          </table:table-cell>
          <table:table-cell table:style-name="ce1" table:formula="of:=[.C125]/1024" office:value-type="float" office:value="110.61796875" calcext:value-type="float">
            <text:p>110,62</text:p>
          </table:table-cell>
          <table:table-cell table:style-name="ce1" table:formula="of:=[.D125]/1024" office:value-type="float" office:value="110.61796875" calcext:value-type="float">
            <text:p>110,62</text:p>
          </table:table-cell>
          <table:table-cell table:style-name="ce1" table:formula="of:=[.E125]/1024" office:value-type="float" office:value="110.61796875" calcext:value-type="float">
            <text:p>110,62</text:p>
          </table:table-cell>
          <table:table-cell table:style-name="ce1" table:formula="of:=[.F125]/1024" office:value-type="float" office:value="110.61796875" calcext:value-type="float">
            <text:p>110,62</text:p>
          </table:table-cell>
        </table:table-row>
        <table:table-row table:style-name="ro1">
          <table:table-cell table:formula="of:=[output.F14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E148:.E152])" office:value-type="float" office:value="34067.2" calcext:value-type="float">
            <text:p>34067,2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1633.8" calcext:value-type="float">
            <text:p>31633,8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1633.8" calcext:value-type="float">
            <text:p>31633,8</text:p>
          </table:table-cell>
          <table:table-cell/>
          <table:table-cell table:formula="of:=[.A126]" office:value-type="string" office:string-value="67.3 % (lz4)" calcext:value-type="string">
            <text:p>67.3 % (lz4)</text:p>
          </table:table-cell>
          <table:table-cell table:style-name="ce1" table:formula="of:=[.B126]/1024" office:value-type="float" office:value="33.26875" calcext:value-type="float">
            <text:p>33,27</text:p>
          </table:table-cell>
          <table:table-cell table:style-name="ce1" table:formula="of:=[.C126]/1024" office:value-type="float" office:value="33.26875" calcext:value-type="float">
            <text:p>33,27</text:p>
          </table:table-cell>
          <table:table-cell table:style-name="ce1" table:formula="of:=[.D126]/1024" office:value-type="float" office:value="30.8923828125" calcext:value-type="float">
            <text:p>30,89</text:p>
          </table:table-cell>
          <table:table-cell table:style-name="ce1" table:formula="of:=[.E126]/1024" office:value-type="float" office:value="33.26875" calcext:value-type="float">
            <text:p>33,27</text:p>
          </table:table-cell>
          <table:table-cell table:style-name="ce1" table:formula="of:=[.F126]/1024" office:value-type="float" office:value="30.8923828125" calcext:value-type="float">
            <text:p>30,89</text:p>
          </table:table-cell>
        </table:table-row>
        <table:table-row table:style-name="ro1">
          <table:table-cell table:formula="of:=[output.F15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E158:.E162])"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/>
          <table:table-cell table:formula="of:=[.A127]" office:value-type="string" office:string-value="68.8 % (lzo)" calcext:value-type="string">
            <text:p>68.8 % (lzo)</text:p>
          </table:table-cell>
          <table:table-cell table:style-name="ce1" table:formula="of:=[.B127]/1024" office:value-type="float" office:value="31.6736328125" calcext:value-type="float">
            <text:p>31,67</text:p>
          </table:table-cell>
          <table:table-cell table:style-name="ce1" table:formula="of:=[.C127]/1024" office:value-type="float" office:value="31.6736328125" calcext:value-type="float">
            <text:p>31,67</text:p>
          </table:table-cell>
          <table:table-cell table:style-name="ce1" table:formula="of:=[.D127]/1024" office:value-type="float" office:value="31.6736328125" calcext:value-type="float">
            <text:p>31,67</text:p>
          </table:table-cell>
          <table:table-cell table:style-name="ce1" table:formula="of:=[.E127]/1024" office:value-type="float" office:value="31.6736328125" calcext:value-type="float">
            <text:p>31,67</text:p>
          </table:table-cell>
          <table:table-cell table:style-name="ce1" table:formula="of:=[.F127]/1024" office:value-type="float" office:value="31.6736328125" calcext:value-type="float">
            <text:p>31,67</text:p>
          </table:table-cell>
        </table:table-row>
        <table:table-row table:style-name="ro1">
          <table:table-cell table:formula="of:=[output.F12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E128:.E132])"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7667.8" calcext:value-type="float">
            <text:p>17667,8</text:p>
          </table:table-cell>
          <table:table-cell/>
          <table:table-cell table:formula="of:=[.A128]" office:value-type="string" office:string-value="76.5 % (gzip1)" calcext:value-type="string">
            <text:p>76.5 % (gzip1)</text:p>
          </table:table-cell>
          <table:table-cell table:style-name="ce1" table:formula="of:=[.B128]/1024" office:value-type="float" office:value="16.34560546875" calcext:value-type="float">
            <text:p>16,35</text:p>
          </table:table-cell>
          <table:table-cell table:style-name="ce1" table:formula="of:=[.C128]/1024" office:value-type="float" office:value="16.34560546875" calcext:value-type="float">
            <text:p>16,35</text:p>
          </table:table-cell>
          <table:table-cell table:style-name="ce1" table:formula="of:=[.D128]/1024" office:value-type="float" office:value="16.34560546875" calcext:value-type="float">
            <text:p>16,35</text:p>
          </table:table-cell>
          <table:table-cell table:style-name="ce1" table:formula="of:=[.E128]/1024" office:value-type="float" office:value="16.34560546875" calcext:value-type="float">
            <text:p>16,35</text:p>
          </table:table-cell>
          <table:table-cell table:style-name="ce1" table:formula="of:=[.F128]/1024" office:value-type="float" office:value="17.2537109375" calcext:value-type="float">
            <text:p>17,25</text:p>
          </table:table-cell>
        </table:table-row>
        <table:table-row table:style-name="ro1">
          <table:table-cell table:formula="of:=[output.F13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E133:.E137])"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183.6" calcext:value-type="float">
            <text:p>14183,6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/>
          <table:table-cell table:formula="of:=[.A129]" office:value-type="string" office:string-value="78.0 % (gzip3)" calcext:value-type="string">
            <text:p>78.0 % (gzip3)</text:p>
          </table:table-cell>
          <table:table-cell table:style-name="ce1" table:formula="of:=[.B129]/1024" office:value-type="float" office:value="14.54375" calcext:value-type="float">
            <text:p>14,54</text:p>
          </table:table-cell>
          <table:table-cell table:style-name="ce1" table:formula="of:=[.C129]/1024" office:value-type="float" office:value="14.54375" calcext:value-type="float">
            <text:p>14,54</text:p>
          </table:table-cell>
          <table:table-cell table:style-name="ce1" table:formula="of:=[.D129]/1024" office:value-type="float" office:value="13.851171875" calcext:value-type="float">
            <text:p>13,85</text:p>
          </table:table-cell>
          <table:table-cell table:style-name="ce1" table:formula="of:=[.E129]/1024" office:value-type="float" office:value="14.54375" calcext:value-type="float">
            <text:p>14,54</text:p>
          </table:table-cell>
          <table:table-cell table:style-name="ce1" table:formula="of:=[.F129]/1024" office:value-type="float" office:value="14.54375" calcext:value-type="float">
            <text:p>14,54</text:p>
          </table:table-cell>
        </table:table-row>
        <table:table-row table:style-name="ro1">
          <table:table-cell table:formula="of:=[output.F13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E138:.E142])" office:value-type="float" office:value="9230.6" calcext:value-type="float">
            <text:p>9230,6</text:p>
          </table:table-cell>
          <table:table-cell office:value-type="float" office:value="9560.3" calcext:value-type="float">
            <text:p>9560,3</text:p>
          </table:table-cell>
          <table:table-cell office:value-type="float" office:value="9560.3" calcext:value-type="float">
            <text:p>9560,3</text:p>
          </table:table-cell>
          <table:table-cell office:value-type="float" office:value="9230.6" calcext:value-type="float">
            <text:p>9230,6</text:p>
          </table:table-cell>
          <table:table-cell office:value-type="float" office:value="9560.3" calcext:value-type="float">
            <text:p>9560,3</text:p>
          </table:table-cell>
          <table:table-cell/>
          <table:table-cell table:formula="of:=[.A132]" office:value-type="string" office:string-value="74.2 % (lz4hc)" calcext:value-type="string">
            <text:p>74.2 % (lz4hc)</text:p>
          </table:table-cell>
          <table:table-cell table:style-name="ce1" table:formula="of:=[.B132]/1024" office:value-type="float" office:value="12.19375" calcext:value-type="float">
            <text:p>12,19</text:p>
          </table:table-cell>
          <table:table-cell table:style-name="ce1" table:formula="of:=[.C132]/1024" office:value-type="float" office:value="12.6453125" calcext:value-type="float">
            <text:p>12,65</text:p>
          </table:table-cell>
          <table:table-cell table:style-name="ce1" table:formula="of:=[.D132]/1024" office:value-type="float" office:value="12.6453125" calcext:value-type="float">
            <text:p>12,65</text:p>
          </table:table-cell>
          <table:table-cell table:style-name="ce1" table:formula="of:=[.E132]/1024" office:value-type="float" office:value="12.6453125" calcext:value-type="float">
            <text:p>12,65</text:p>
          </table:table-cell>
          <table:table-cell table:style-name="ce1" table:formula="of:=[.F132]/1024" office:value-type="float" office:value="12.6453125" calcext:value-type="float">
            <text:p>12,65</text:p>
          </table:table-cell>
        </table:table-row>
        <table:table-row table:style-name="ro1">
          <table:table-cell table:formula="of:=[output.F14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E143:.E147])"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/>
          <table:table-cell table:formula="of:=[.A130]" office:value-type="string" office:string-value="80.2 % (gzip)" calcext:value-type="string">
            <text:p>80.2 % (gzip)</text:p>
          </table:table-cell>
          <table:table-cell table:style-name="ce1" table:formula="of:=[.B130]/1024" office:value-type="float" office:value="9.0142578125" calcext:value-type="float">
            <text:p>9,01</text:p>
          </table:table-cell>
          <table:table-cell table:style-name="ce1" table:formula="of:=[.C130]/1024" office:value-type="float" office:value="9.33623046875" calcext:value-type="float">
            <text:p>9,34</text:p>
          </table:table-cell>
          <table:table-cell table:style-name="ce1" table:formula="of:=[.D130]/1024" office:value-type="float" office:value="9.33623046875" calcext:value-type="float">
            <text:p>9,34</text:p>
          </table:table-cell>
          <table:table-cell table:style-name="ce1" table:formula="of:=[.E130]/1024" office:value-type="float" office:value="9.0142578125" calcext:value-type="float">
            <text:p>9,01</text:p>
          </table:table-cell>
          <table:table-cell table:style-name="ce1" table:formula="of:=[.F130]/1024" office:value-type="float" office:value="9.33623046875" calcext:value-type="float">
            <text:p>9,34</text:p>
          </table:table-cell>
        </table:table-row>
        <table:table-row table:style-name="ro1">
          <table:table-cell table:formula="of:=[output.F15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E153:.E157])" office:value-type="float" office:value="12486.4" calcext:value-type="float">
            <text:p>12486,4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/>
          <table:table-cell table:formula="of:=[.A131]" office:value-type="string" office:string-value="80.5 % (gzip9)" calcext:value-type="string">
            <text:p>80.5 % (gzip9)</text:p>
          </table:table-cell>
          <table:table-cell table:style-name="ce1" table:formula="of:=[.B131]/1024" office:value-type="float" office:value="6.29423828125" calcext:value-type="float">
            <text:p>6,29</text:p>
          </table:table-cell>
          <table:table-cell table:style-name="ce1" table:formula="of:=[.C131]/1024" office:value-type="float" office:value="6.29423828125" calcext:value-type="float">
            <text:p>6,29</text:p>
          </table:table-cell>
          <table:table-cell table:style-name="ce1" table:formula="of:=[.D131]/1024" office:value-type="float" office:value="6.29423828125" calcext:value-type="float">
            <text:p>6,29</text:p>
          </table:table-cell>
          <table:table-cell table:style-name="ce1" table:formula="of:=[.E131]/1024" office:value-type="float" office:value="6.29423828125" calcext:value-type="float">
            <text:p>6,29</text:p>
          </table:table-cell>
          <table:table-cell table:style-name="ce1" table:formula="of:=[.F131]/1024" office:value-type="float" office:value="6.29423828125" calcext:value-type="float">
            <text:p>6,29</text:p>
          </table:table-cell>
        </table:table-row>
        <table:table-row table:style-name="ro1">
          <table:table-cell table:formula="of:=[$output.B123]" office:value-type="string" office:string-value="data_kernelsource" calcext:value-type="string">
            <text:p>data_kernelsource</text:p>
          </table:table-cell>
          <table:table-cell table:number-columns-repeated="6"/>
          <table:table-cell table:formula="of:=[.A133]" office:value-type="string" office:string-value="data_kernelsource" calcext:value-type="string">
            <text:p>data_kernelsource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4]" office:value-type="string" office:string-value="Restore" calcext:value-type="string">
            <text:p>Restore</text:p>
          </table:table-cell>
          <table:table-cell table:style-name="ce2" table:formula="of:=[.B134]" office:value-type="float" office:value="0" calcext:value-type="float">
            <text:p>0</text:p>
          </table:table-cell>
          <table:table-cell table:style-name="ce2" table:formula="of:=[.C134]" office:value-type="float" office:value="1" calcext:value-type="float">
            <text:p>1</text:p>
          </table:table-cell>
          <table:table-cell table:style-name="ce2" table:formula="of:=[.D134]" office:value-type="float" office:value="2" calcext:value-type="float">
            <text:p>2</text:p>
          </table:table-cell>
          <table:table-cell table:style-name="ce2" table:formula="of:=[.E134]" office:value-type="float" office:value="5" calcext:value-type="float">
            <text:p>5</text:p>
          </table:table-cell>
          <table:table-cell table:style-name="ce2" table:formula="of:=[.F134]" office:value-type="float" office:value="10" calcext:value-type="float">
            <text:p>10</text:p>
          </table:table-cell>
        </table:table-row>
        <table:table-row table:style-name="ro1">
          <table:table-cell table:formula="of:=[output.F12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123:.G127])"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135]" office:value-type="string" office:string-value="None" calcext:value-type="string">
            <text:p>None</text:p>
          </table:table-cell>
          <table:table-cell table:style-name="ce1" table:formula="of:=[.B135]/1024" office:value-type="float" office:value="146.8669921875" calcext:value-type="float">
            <text:p>146,87</text:p>
          </table:table-cell>
          <table:table-cell table:style-name="ce1" table:formula="of:=[.C135]/1024" office:value-type="float" office:value="146.8669921875" calcext:value-type="float">
            <text:p>146,87</text:p>
          </table:table-cell>
          <table:table-cell table:style-name="ce1" table:formula="of:=[.D135]/1024" office:value-type="float" office:value="146.8669921875" calcext:value-type="float">
            <text:p>146,87</text:p>
          </table:table-cell>
          <table:table-cell table:style-name="ce1" table:formula="of:=[.E135]/1024" office:value-type="float" office:value="146.8669921875" calcext:value-type="float">
            <text:p>146,87</text:p>
          </table:table-cell>
          <table:table-cell table:style-name="ce1" table:formula="of:=[.F135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14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G128:.G13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42]" office:value-type="string" office:string-value="74.2 % (lz4hc)" calcext:value-type="string">
            <text:p>74.2 % (lz4hc)</text:p>
          </table:table-cell>
          <table:table-cell table:style-name="ce1" table:formula="of:=[.B142]/1024" office:value-type="float" office:value="146.8669921875" calcext:value-type="float">
            <text:p>146,87</text:p>
          </table:table-cell>
          <table:table-cell table:style-name="ce1" table:formula="of:=[.C142]/1024" office:value-type="float" office:value="146.8669921875" calcext:value-type="float">
            <text:p>146,87</text:p>
          </table:table-cell>
          <table:table-cell table:style-name="ce1" table:formula="of:=[.D142]/1024" office:value-type="float" office:value="146.8669921875" calcext:value-type="float">
            <text:p>146,87</text:p>
          </table:table-cell>
          <table:table-cell table:style-name="ce1" table:formula="of:=[.E142]/1024" office:value-type="float" office:value="146.8669921875" calcext:value-type="float">
            <text:p>146,87</text:p>
          </table:table-cell>
          <table:table-cell table:style-name="ce1" table:formula="of:=[.F142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15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G158:.G162])"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/>
          <table:table-cell table:formula="of:=[.A137]" office:value-type="string" office:string-value="68.8 % (lzo)" calcext:value-type="string">
            <text:p>68.8 % (lzo)</text:p>
          </table:table-cell>
          <table:table-cell table:style-name="ce1" table:formula="of:=[.B137]/1024" office:value-type="float" office:value="132.1802734375" calcext:value-type="float">
            <text:p>132,18</text:p>
          </table:table-cell>
          <table:table-cell table:style-name="ce1" table:formula="of:=[.C137]/1024" office:value-type="float" office:value="132.1802734375" calcext:value-type="float">
            <text:p>132,18</text:p>
          </table:table-cell>
          <table:table-cell table:style-name="ce1" table:formula="of:=[.D137]/1024" office:value-type="float" office:value="132.1802734375" calcext:value-type="float">
            <text:p>132,18</text:p>
          </table:table-cell>
          <table:table-cell table:style-name="ce1" table:formula="of:=[.E137]/1024" office:value-type="float" office:value="132.1802734375" calcext:value-type="float">
            <text:p>132,18</text:p>
          </table:table-cell>
          <table:table-cell table:style-name="ce1" table:formula="of:=[.F137]/1024" office:value-type="float" office:value="132.1802734375" calcext:value-type="float">
            <text:p>132,18</text:p>
          </table:table-cell>
        </table:table-row>
        <table:table-row table:style-name="ro1">
          <table:table-cell table:formula="of:=[output.F12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G128:.G13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36]" office:value-type="string" office:string-value="67.3 % (lz4)" calcext:value-type="string">
            <text:p>67.3 % (lz4)</text:p>
          </table:table-cell>
          <table:table-cell table:style-name="ce1" table:formula="of:=[.B136]/1024" office:value-type="float" office:value="120.1638671875" calcext:value-type="float">
            <text:p>120,16</text:p>
          </table:table-cell>
          <table:table-cell table:style-name="ce1" table:formula="of:=[.C136]/1024" office:value-type="float" office:value="120.1638671875" calcext:value-type="float">
            <text:p>120,16</text:p>
          </table:table-cell>
          <table:table-cell table:style-name="ce1" table:formula="of:=[.D136]/1024" office:value-type="float" office:value="120.1638671875" calcext:value-type="float">
            <text:p>120,16</text:p>
          </table:table-cell>
          <table:table-cell table:style-name="ce1" table:formula="of:=[.E136]/1024" office:value-type="float" office:value="120.1638671875" calcext:value-type="float">
            <text:p>120,16</text:p>
          </table:table-cell>
          <table:table-cell table:style-name="ce1" table:formula="of:=[.F136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3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G133:.G13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38]" office:value-type="string" office:string-value="76.5 % (gzip1)" calcext:value-type="string">
            <text:p>76.5 % (gzip1)</text:p>
          </table:table-cell>
          <table:table-cell table:style-name="ce1" table:formula="of:=[.B138]/1024" office:value-type="float" office:value="120.1638671875" calcext:value-type="float">
            <text:p>120,16</text:p>
          </table:table-cell>
          <table:table-cell table:style-name="ce1" table:formula="of:=[.C138]/1024" office:value-type="float" office:value="120.1638671875" calcext:value-type="float">
            <text:p>120,16</text:p>
          </table:table-cell>
          <table:table-cell table:style-name="ce1" table:formula="of:=[.D138]/1024" office:value-type="float" office:value="120.1638671875" calcext:value-type="float">
            <text:p>120,16</text:p>
          </table:table-cell>
          <table:table-cell table:style-name="ce1" table:formula="of:=[.E138]/1024" office:value-type="float" office:value="120.1638671875" calcext:value-type="float">
            <text:p>120,16</text:p>
          </table:table-cell>
          <table:table-cell table:style-name="ce1" table:formula="of:=[.F138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3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G138:.G14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39]" office:value-type="string" office:string-value="78.0 % (gzip3)" calcext:value-type="string">
            <text:p>78.0 % (gzip3)</text:p>
          </table:table-cell>
          <table:table-cell table:style-name="ce1" table:formula="of:=[.B139]/1024" office:value-type="float" office:value="120.1638671875" calcext:value-type="float">
            <text:p>120,16</text:p>
          </table:table-cell>
          <table:table-cell table:style-name="ce1" table:formula="of:=[.C139]/1024" office:value-type="float" office:value="120.1638671875" calcext:value-type="float">
            <text:p>120,16</text:p>
          </table:table-cell>
          <table:table-cell table:style-name="ce1" table:formula="of:=[.D139]/1024" office:value-type="float" office:value="120.1638671875" calcext:value-type="float">
            <text:p>120,16</text:p>
          </table:table-cell>
          <table:table-cell table:style-name="ce1" table:formula="of:=[.E139]/1024" office:value-type="float" office:value="120.1638671875" calcext:value-type="float">
            <text:p>120,16</text:p>
          </table:table-cell>
          <table:table-cell table:style-name="ce1" table:formula="of:=[.F139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4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G143:.G14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40]" office:value-type="string" office:string-value="80.2 % (gzip)" calcext:value-type="string">
            <text:p>80.2 % (gzip)</text:p>
          </table:table-cell>
          <table:table-cell table:style-name="ce1" table:formula="of:=[.B140]/1024" office:value-type="float" office:value="120.1638671875" calcext:value-type="float">
            <text:p>120,16</text:p>
          </table:table-cell>
          <table:table-cell table:style-name="ce1" table:formula="of:=[.C140]/1024" office:value-type="float" office:value="120.1638671875" calcext:value-type="float">
            <text:p>120,16</text:p>
          </table:table-cell>
          <table:table-cell table:style-name="ce1" table:formula="of:=[.D140]/1024" office:value-type="float" office:value="120.1638671875" calcext:value-type="float">
            <text:p>120,16</text:p>
          </table:table-cell>
          <table:table-cell table:style-name="ce1" table:formula="of:=[.E140]/1024" office:value-type="float" office:value="120.1638671875" calcext:value-type="float">
            <text:p>120,16</text:p>
          </table:table-cell>
          <table:table-cell table:style-name="ce1" table:formula="of:=[.F140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5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G153:.G157])"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141]" office:value-type="string" office:string-value="80.5 % (gzip9)" calcext:value-type="string">
            <text:p>80.5 % (gzip9)</text:p>
          </table:table-cell>
          <table:table-cell table:style-name="ce1" table:formula="of:=[.B141]/1024" office:value-type="float" office:value="120.1638671875" calcext:value-type="float">
            <text:p>120,16</text:p>
          </table:table-cell>
          <table:table-cell table:style-name="ce1" table:formula="of:=[.C141]/1024" office:value-type="float" office:value="120.1638671875" calcext:value-type="float">
            <text:p>120,16</text:p>
          </table:table-cell>
          <table:table-cell table:style-name="ce1" table:formula="of:=[.D141]/1024" office:value-type="float" office:value="120.1638671875" calcext:value-type="float">
            <text:p>120,16</text:p>
          </table:table-cell>
          <table:table-cell table:style-name="ce1" table:formula="of:=[.E141]/1024" office:value-type="float" office:value="120.1638671875" calcext:value-type="float">
            <text:p>120,16</text:p>
          </table:table-cell>
          <table:table-cell table:style-name="ce1" table:formula="of:=[.F141]/1024" office:value-type="float" office:value="120.1638671875" calcext:value-type="float">
            <text:p>120,16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163]" office:value-type="string" office:string-value="data_multimedia" calcext:value-type="string">
            <text:p>data_multimedia</text:p>
          </table:table-cell>
          <table:table-cell table:formula="of:=[$output.A235]" office:value-type="string" office:string-value="#TLS Enable = Yes;TLS Require = Yes" calcext:value-type="string">
            <text:p>#TLS Enable = Yes;TLS Require = Yes</text:p>
          </table:table-cell>
          <table:table-cell table:number-columns-repeated="5"/>
          <table:table-cell table:formula="of:=[.A163]" office:value-type="string" office:string-value="data_multimedia" calcext:value-type="string">
            <text:p>data_multimedia</text:p>
          </table:table-cell>
          <table:table-cell table:formula="of:=[.B163]" office:value-type="string" office:string-value="#TLS Enable = Yes;TLS Require = Yes" calcext:value-type="string">
            <text:p>#TLS Enable = Yes;TLS Require =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64]" office:value-type="string" office:string-value="Backup" calcext:value-type="string">
            <text:p>Backup</text:p>
          </table:table-cell>
          <table:table-cell table:formula="of:=[.B164]" office:value-type="float" office:value="0" calcext:value-type="float">
            <text:p>0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2" calcext:value-type="float">
            <text:p>2</text:p>
          </table:table-cell>
          <table:table-cell table:formula="of:=[.E164]" office:value-type="float" office:value="5" calcext:value-type="float">
            <text:p>5</text:p>
          </table:table-cell>
          <table:table-cell table:formula="of:=[.F164]" office:value-type="float" office:value="10" calcext:value-type="float">
            <text:p>10</text:p>
          </table:table-cell>
        </table:table-row>
        <table:table-row table:style-name="ro1">
          <table:table-cell table:formula="of:=[output.F16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163:.E167])"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135156.7" calcext:value-type="float">
            <text:p>1135156,7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/>
          <table:table-cell table:formula="of:=[.A165]" office:value-type="string" office:string-value="None" calcext:value-type="string">
            <text:p>None</text:p>
          </table:table-cell>
          <table:table-cell table:style-name="ce1" table:formula="of:=[.B165]/1024" office:value-type="float" office:value="1330.26181640625" calcext:value-type="float">
            <text:p>1.330,26</text:p>
          </table:table-cell>
          <table:table-cell table:style-name="ce1" table:formula="of:=[.C165]/1024" office:value-type="float" office:value="1330.26181640625" calcext:value-type="float">
            <text:p>1.330,26</text:p>
          </table:table-cell>
          <table:table-cell table:style-name="ce1" table:formula="of:=[.D165]/1024" office:value-type="float" office:value="1108.55146484375" calcext:value-type="float">
            <text:p>1.108,55</text:p>
          </table:table-cell>
          <table:table-cell table:style-name="ce1" table:formula="of:=[.E165]/1024" office:value-type="float" office:value="1330.26181640625" calcext:value-type="float">
            <text:p>1.330,26</text:p>
          </table:table-cell>
          <table:table-cell table:style-name="ce1" table:formula="of:=[.F165]/1024" office:value-type="float" office:value="1330.26181640625" calcext:value-type="float">
            <text:p>1.330,26</text:p>
          </table:table-cell>
        </table:table-row>
        <table:table-row table:style-name="ro1">
          <table:table-cell table:formula="of:=[output.F18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E188:.E192])" office:value-type="float" office:value="1348473.4" calcext:value-type="float">
            <text:p>1348473,4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/>
          <table:table-cell table:formula="of:=[.A166]" office:value-type="string" office:string-value="1.0 % (lz4)" calcext:value-type="string">
            <text:p>1.0 % (lz4)</text:p>
          </table:table-cell>
          <table:table-cell table:style-name="ce1" table:formula="of:=[.B166]/1024" office:value-type="float" office:value="1316.8685546875" calcext:value-type="float">
            <text:p>1.316,87</text:p>
          </table:table-cell>
          <table:table-cell table:style-name="ce1" table:formula="of:=[.C166]/1024" office:value-type="float" office:value="1097.39052734375" calcext:value-type="float">
            <text:p>1.097,39</text:p>
          </table:table-cell>
          <table:table-cell table:style-name="ce1" table:formula="of:=[.D166]/1024" office:value-type="float" office:value="1097.39052734375" calcext:value-type="float">
            <text:p>1.097,39</text:p>
          </table:table-cell>
          <table:table-cell table:style-name="ce1" table:formula="of:=[.E166]/1024" office:value-type="float" office:value="1097.39052734375" calcext:value-type="float">
            <text:p>1.097,39</text:p>
          </table:table-cell>
          <table:table-cell table:style-name="ce1" table:formula="of:=[.F166]/1024" office:value-type="float" office:value="1097.39052734375" calcext:value-type="float">
            <text:p>1.097,39</text:p>
          </table:table-cell>
        </table:table-row>
        <table:table-row table:style-name="ro1">
          <table:table-cell table:formula="of:=[output.F19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198:.E202])" office:value-type="float" office:value="1363191.6" calcext:value-type="float">
            <text:p>1363191,6</text:p>
          </table:table-cell>
          <table:table-cell office:value-type="float" office:value="1135993" calcext:value-type="float">
            <text:p>1135993</text:p>
          </table:table-cell>
          <table:table-cell office:value-type="float" office:value="1135993" calcext:value-type="float">
            <text:p>1135993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135993" calcext:value-type="float">
            <text:p>1135993</text:p>
          </table:table-cell>
          <table:table-cell/>
          <table:table-cell table:formula="of:=CONCATENATE([.A167];&quot; (lzo)&quot;)" office:value-type="string" office:string-value="None (lzo)" calcext:value-type="string">
            <text:p>None (lzo)</text:p>
          </table:table-cell>
          <table:table-cell table:style-name="ce1" table:formula="of:=[.B167]/1024" office:value-type="float" office:value="1331.241796875" calcext:value-type="float">
            <text:p>1.331,24</text:p>
          </table:table-cell>
          <table:table-cell table:style-name="ce1" table:formula="of:=[.C167]/1024" office:value-type="float" office:value="1109.3681640625" calcext:value-type="float">
            <text:p>1.109,37</text:p>
          </table:table-cell>
          <table:table-cell table:style-name="ce1" table:formula="of:=[.D167]/1024" office:value-type="float" office:value="1109.3681640625" calcext:value-type="float">
            <text:p>1.109,37</text:p>
          </table:table-cell>
          <table:table-cell table:style-name="ce1" table:formula="of:=[.E167]/1024" office:value-type="float" office:value="1331.241796875" calcext:value-type="float">
            <text:p>1.331,24</text:p>
          </table:table-cell>
          <table:table-cell table:style-name="ce1" table:formula="of:=[.F167]/1024" office:value-type="float" office:value="1109.3681640625" calcext:value-type="float">
            <text:p>1.109,37</text:p>
          </table:table-cell>
        </table:table-row>
        <table:table-row table:style-name="ro1">
          <table:table-cell table:formula="of:=[output.F16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E168:.E172])" office:value-type="float" office:value="99276.8" calcext:value-type="float">
            <text:p>99276,8</text:p>
          </table:table-cell>
          <table:table-cell office:value-type="float" office:value="92382.6" calcext:value-type="float">
            <text:p>92382,6</text:p>
          </table:table-cell>
          <table:table-cell office:value-type="float" office:value="95022.1" calcext:value-type="float">
            <text:p>95022,1</text:p>
          </table:table-cell>
          <table:table-cell office:value-type="float" office:value="95022.1" calcext:value-type="float">
            <text:p>95022,1</text:p>
          </table:table-cell>
          <table:table-cell office:value-type="float" office:value="93683.7" calcext:value-type="float">
            <text:p>93683,7</text:p>
          </table:table-cell>
          <table:table-cell/>
          <table:table-cell table:formula="of:=[.A172]" office:value-type="string" office:string-value="1.8 % (lz4hc)" calcext:value-type="string">
            <text:p>1.8 % (lz4hc)</text:p>
          </table:table-cell>
          <table:table-cell table:style-name="ce1" table:formula="of:=[.B172]/1024" office:value-type="float" office:value="130.57177734375" calcext:value-type="float">
            <text:p>130,57</text:p>
          </table:table-cell>
          <table:table-cell table:style-name="ce1" table:formula="of:=[.C172]/1024" office:value-type="float" office:value="120.8998046875" calcext:value-type="float">
            <text:p>120,90</text:p>
          </table:table-cell>
          <table:table-cell table:style-name="ce1" table:formula="of:=[.D172]/1024" office:value-type="float" office:value="112.56181640625" calcext:value-type="float">
            <text:p>112,56</text:p>
          </table:table-cell>
          <table:table-cell table:style-name="ce1" table:formula="of:=[.E172]/1024" office:value-type="float" office:value="120.8998046875" calcext:value-type="float">
            <text:p>120,90</text:p>
          </table:table-cell>
          <table:table-cell table:style-name="ce1" table:formula="of:=[.F172]/1024" office:value-type="float" office:value="120.8998046875" calcext:value-type="float">
            <text:p>120,90</text:p>
          </table:table-cell>
        </table:table-row>
        <table:table-row table:style-name="ro1">
          <table:table-cell table:formula="of:=[output.F17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E173:.E177])" office:value-type="float" office:value="88147.3" calcext:value-type="float">
            <text:p>88147,3</text:p>
          </table:table-cell>
          <table:table-cell office:value-type="float" office:value="85857.8" calcext:value-type="float">
            <text:p>85857,8</text:p>
          </table:table-cell>
          <table:table-cell office:value-type="float" office:value="84757.1" calcext:value-type="float">
            <text:p>84757,1</text:p>
          </table:table-cell>
          <table:table-cell office:value-type="float" office:value="88147.3" calcext:value-type="float">
            <text:p>88147,3</text:p>
          </table:table-cell>
          <table:table-cell office:value-type="float" office:value="86987.5" calcext:value-type="float">
            <text:p>86987,5</text:p>
          </table:table-cell>
          <table:table-cell/>
          <table:table-cell table:formula="of:=[.A168]" office:value-type="string" office:string-value="2.3 % (gzip1)" calcext:value-type="string">
            <text:p>2.3 % (gzip1)</text:p>
          </table:table-cell>
          <table:table-cell table:style-name="ce1" table:formula="of:=[.B168]/1024" office:value-type="float" office:value="96.95" calcext:value-type="float">
            <text:p>96,95</text:p>
          </table:table-cell>
          <table:table-cell table:style-name="ce1" table:formula="of:=[.C168]/1024" office:value-type="float" office:value="90.2173828125" calcext:value-type="float">
            <text:p>90,22</text:p>
          </table:table-cell>
          <table:table-cell table:style-name="ce1" table:formula="of:=[.D168]/1024" office:value-type="float" office:value="92.79501953125" calcext:value-type="float">
            <text:p>92,80</text:p>
          </table:table-cell>
          <table:table-cell table:style-name="ce1" table:formula="of:=[.E168]/1024" office:value-type="float" office:value="92.79501953125" calcext:value-type="float">
            <text:p>92,80</text:p>
          </table:table-cell>
          <table:table-cell table:style-name="ce1" table:formula="of:=[.F168]/1024" office:value-type="float" office:value="91.48798828125" calcext:value-type="float">
            <text:p>91,49</text:p>
          </table:table-cell>
        </table:table-row>
        <table:table-row table:style-name="ro1">
          <table:table-cell table:formula="of:=[output.F17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E178:.E182])" office:value-type="float" office:value="75931.7" calcext:value-type="float">
            <text:p>75931,7</text:p>
          </table:table-cell>
          <table:table-cell office:value-type="float" office:value="73400.7" calcext:value-type="float">
            <text:p>73400,7</text:p>
          </table:table-cell>
          <table:table-cell office:value-type="float" office:value="75068.9" calcext:value-type="float">
            <text:p>75068,9</text:p>
          </table:table-cell>
          <table:table-cell office:value-type="float" office:value="75931.7" calcext:value-type="float">
            <text:p>75931,7</text:p>
          </table:table-cell>
          <table:table-cell office:value-type="float" office:value="68103.7" calcext:value-type="float">
            <text:p>68103,7</text:p>
          </table:table-cell>
          <table:table-cell/>
          <table:table-cell table:formula="of:=[.A169]" office:value-type="string" office:string-value="2.9 % (gzip3)" calcext:value-type="string">
            <text:p>2.9 % (gzip3)</text:p>
          </table:table-cell>
          <table:table-cell table:style-name="ce1" table:formula="of:=[.B169]/1024" office:value-type="float" office:value="86.08134765625" calcext:value-type="float">
            <text:p>86,08</text:p>
          </table:table-cell>
          <table:table-cell table:style-name="ce1" table:formula="of:=[.C169]/1024" office:value-type="float" office:value="83.8455078125" calcext:value-type="float">
            <text:p>83,85</text:p>
          </table:table-cell>
          <table:table-cell table:style-name="ce1" table:formula="of:=[.D169]/1024" office:value-type="float" office:value="82.77060546875" calcext:value-type="float">
            <text:p>82,77</text:p>
          </table:table-cell>
          <table:table-cell table:style-name="ce1" table:formula="of:=[.E169]/1024" office:value-type="float" office:value="86.08134765625" calcext:value-type="float">
            <text:p>86,08</text:p>
          </table:table-cell>
          <table:table-cell table:style-name="ce1" table:formula="of:=[.F169]/1024" office:value-type="float" office:value="84.94873046875" calcext:value-type="float">
            <text:p>84,95</text:p>
          </table:table-cell>
        </table:table-row>
        <table:table-row table:style-name="ro1">
          <table:table-cell table:formula="of:=[output.F18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E183:.E187])" office:value-type="float" office:value="75064.8" calcext:value-type="float">
            <text:p>75064,8</text:p>
          </table:table-cell>
          <table:table-cell office:value-type="float" office:value="70273.4" calcext:value-type="float">
            <text:p>70273,4</text:p>
          </table:table-cell>
          <table:table-cell office:value-type="float" office:value="74221.3" calcext:value-type="float">
            <text:p>74221,3</text:p>
          </table:table-cell>
          <table:table-cell office:value-type="float" office:value="72590.1" calcext:value-type="float">
            <text:p>72590,1</text:p>
          </table:table-cell>
          <table:table-cell office:value-type="float" office:value="66724.2" calcext:value-type="float">
            <text:p>66724,2</text:p>
          </table:table-cell>
          <table:table-cell/>
          <table:table-cell table:formula="of:=[.A170]" office:value-type="string" office:string-value="3.0 % (gzip)" calcext:value-type="string">
            <text:p>3.0 % (gzip)</text:p>
          </table:table-cell>
          <table:table-cell table:style-name="ce1" table:formula="of:=[.B170]/1024" office:value-type="float" office:value="74.15205078125" calcext:value-type="float">
            <text:p>74,15</text:p>
          </table:table-cell>
          <table:table-cell table:style-name="ce1" table:formula="of:=[.C170]/1024" office:value-type="float" office:value="71.68037109375" calcext:value-type="float">
            <text:p>71,68</text:p>
          </table:table-cell>
          <table:table-cell table:style-name="ce1" table:formula="of:=[.D170]/1024" office:value-type="float" office:value="73.30947265625" calcext:value-type="float">
            <text:p>73,31</text:p>
          </table:table-cell>
          <table:table-cell table:style-name="ce1" table:formula="of:=[.E170]/1024" office:value-type="float" office:value="74.15205078125" calcext:value-type="float">
            <text:p>74,15</text:p>
          </table:table-cell>
          <table:table-cell table:style-name="ce1" table:formula="of:=[.F170]/1024" office:value-type="float" office:value="66.50751953125" calcext:value-type="float">
            <text:p>66,51</text:p>
          </table:table-cell>
        </table:table-row>
        <table:table-row table:style-name="ro1">
          <table:table-cell table:formula="of:=[output.F19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E193:.E197])" office:value-type="float" office:value="133705.5" calcext:value-type="float">
            <text:p>133705,5</text:p>
          </table:table-cell>
          <table:table-cell office:value-type="float" office:value="123801.4" calcext:value-type="float">
            <text:p>123801,4</text:p>
          </table:table-cell>
          <table:table-cell office:value-type="float" office:value="115263.3" calcext:value-type="float">
            <text:p>115263,3</text:p>
          </table:table-cell>
          <table:table-cell office:value-type="float" office:value="123801.4" calcext:value-type="float">
            <text:p>123801,4</text:p>
          </table:table-cell>
          <table:table-cell office:value-type="float" office:value="123801.4" calcext:value-type="float">
            <text:p>123801,4</text:p>
          </table:table-cell>
          <table:table-cell/>
          <table:table-cell table:formula="of:=[.A171]" office:value-type="string" office:string-value="3.0 % (gzip9)" calcext:value-type="string">
            <text:p>3.0 % (gzip9)</text:p>
          </table:table-cell>
          <table:table-cell table:style-name="ce1" table:formula="of:=[.B171]/1024" office:value-type="float" office:value="73.30546875" calcext:value-type="float">
            <text:p>73,31</text:p>
          </table:table-cell>
          <table:table-cell table:style-name="ce1" table:formula="of:=[.C171]/1024" office:value-type="float" office:value="68.6263671875" calcext:value-type="float">
            <text:p>68,63</text:p>
          </table:table-cell>
          <table:table-cell table:style-name="ce1" table:formula="of:=[.D171]/1024" office:value-type="float" office:value="72.48173828125" calcext:value-type="float">
            <text:p>72,48</text:p>
          </table:table-cell>
          <table:table-cell table:style-name="ce1" table:formula="of:=[.E171]/1024" office:value-type="float" office:value="70.88876953125" calcext:value-type="float">
            <text:p>70,89</text:p>
          </table:table-cell>
          <table:table-cell table:style-name="ce1" table:formula="of:=[.F171]/1024" office:value-type="float" office:value="65.1603515625" calcext:value-type="float">
            <text:p>65,16</text:p>
          </table:table-cell>
        </table:table-row>
        <table:table-row table:style-name="ro1">
          <table:table-cell table:formula="of:=[$output.B163]" office:value-type="string" office:string-value="data_multimedia" calcext:value-type="string">
            <text:p>data_multimedia</text:p>
          </table:table-cell>
          <table:table-cell table:number-columns-repeated="6"/>
          <table:table-cell table:formula="of:=[.A173]" office:value-type="string" office:string-value="data_multimedia" calcext:value-type="string">
            <text:p>data_multimedia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74]" office:value-type="string" office:string-value="Restore" calcext:value-type="string">
            <text:p>Restore</text:p>
          </table:table-cell>
          <table:table-cell table:style-name="ce2" table:formula="of:=[.B174]" office:value-type="float" office:value="0" calcext:value-type="float">
            <text:p>0</text:p>
          </table:table-cell>
          <table:table-cell table:style-name="ce2" table:formula="of:=[.C174]" office:value-type="float" office:value="1" calcext:value-type="float">
            <text:p>1</text:p>
          </table:table-cell>
          <table:table-cell table:style-name="ce2" table:formula="of:=[.D174]" office:value-type="float" office:value="2" calcext:value-type="float">
            <text:p>2</text:p>
          </table:table-cell>
          <table:table-cell table:style-name="ce2" table:formula="of:=[.E174]" office:value-type="float" office:value="5" calcext:value-type="float">
            <text:p>5</text:p>
          </table:table-cell>
          <table:table-cell table:style-name="ce2" table:formula="of:=[.F174]" office:value-type="float" office:value="10" calcext:value-type="float">
            <text:p>10</text:p>
          </table:table-cell>
        </table:table-row>
        <table:table-row table:style-name="ro1">
          <table:table-cell table:formula="of:=[output.F16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163:.G167])"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/>
          <table:table-cell table:formula="of:=[.A175]" office:value-type="string" office:string-value="None" calcext:value-type="string">
            <text:p>None</text:p>
          </table:table-cell>
          <table:table-cell table:style-name="ce1" table:formula="of:=[.B175]/1024" office:value-type="float" office:value="831.41123046875" calcext:value-type="float">
            <text:p>831,41</text:p>
          </table:table-cell>
          <table:table-cell table:style-name="ce1" table:formula="of:=[.C175]/1024" office:value-type="float" office:value="831.41123046875" calcext:value-type="float">
            <text:p>831,41</text:p>
          </table:table-cell>
          <table:table-cell table:style-name="ce1" table:formula="of:=[.D175]/1024" office:value-type="float" office:value="665.12900390625" calcext:value-type="float">
            <text:p>665,13</text:p>
          </table:table-cell>
          <table:table-cell table:style-name="ce1" table:formula="of:=[.E175]/1024" office:value-type="float" office:value="831.41123046875" calcext:value-type="float">
            <text:p>831,41</text:p>
          </table:table-cell>
          <table:table-cell table:style-name="ce1" table:formula="of:=[.F175]/1024" office:value-type="float" office:value="831.41123046875" calcext:value-type="float">
            <text:p>831,41</text:p>
          </table:table-cell>
        </table:table-row>
        <table:table-row table:style-name="ro1">
          <table:table-cell table:formula="of:=[output.F18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G168:.G172])" office:value-type="float" office:value="272436.8" calcext:value-type="float">
            <text:p>272436,8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CONCATENATE([.A175];&quot; (lzo)&quot;)" office:value-type="string" office:string-value="None (lzo)" calcext:value-type="string">
            <text:p>None (lzo)</text:p>
          </table:table-cell>
          <table:table-cell table:style-name="ce1" table:formula="of:=[.B175]/1024" office:value-type="float" office:value="831.41123046875" calcext:value-type="float">
            <text:p>831,41</text:p>
          </table:table-cell>
          <table:table-cell table:style-name="ce1" table:formula="of:=[.C175]/1024" office:value-type="float" office:value="831.41123046875" calcext:value-type="float">
            <text:p>831,41</text:p>
          </table:table-cell>
          <table:table-cell table:style-name="ce1" table:formula="of:=[.D175]/1024" office:value-type="float" office:value="665.12900390625" calcext:value-type="float">
            <text:p>665,13</text:p>
          </table:table-cell>
          <table:table-cell table:style-name="ce1" table:formula="of:=[.E175]/1024" office:value-type="float" office:value="831.41123046875" calcext:value-type="float">
            <text:p>831,41</text:p>
          </table:table-cell>
          <table:table-cell table:style-name="ce1" table:formula="of:=[.F175]/1024" office:value-type="float" office:value="831.41123046875" calcext:value-type="float">
            <text:p>831,41</text:p>
          </table:table-cell>
        </table:table-row>
        <table:table-row table:style-name="ro1">
          <table:table-cell table:formula="of:=[output.F19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198:.G202])"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182]" office:value-type="string" office:string-value="1.8 % (lz4hc)" calcext:value-type="string">
            <text:p>1.8 % (lz4hc)</text:p>
          </table:table-cell>
          <table:table-cell table:style-name="ce1" table:formula="of:=[.B182]/1024" office:value-type="float" office:value="831.41123046875" calcext:value-type="float">
            <text:p>831,41</text:p>
          </table:table-cell>
          <table:table-cell table:style-name="ce1" table:formula="of:=[.C182]/1024" office:value-type="float" office:value="665.12900390625" calcext:value-type="float">
            <text:p>665,13</text:p>
          </table:table-cell>
          <table:table-cell table:style-name="ce1" table:formula="of:=[.D182]/1024" office:value-type="float" office:value="665.12900390625" calcext:value-type="float">
            <text:p>665,13</text:p>
          </table:table-cell>
          <table:table-cell table:style-name="ce1" table:formula="of:=[.E182]/1024" office:value-type="float" office:value="739.0322265625" calcext:value-type="float">
            <text:p>739,03</text:p>
          </table:table-cell>
          <table:table-cell table:style-name="ce1" table:formula="of:=[.F182]/1024" office:value-type="float" office:value="739.0322265625" calcext:value-type="float">
            <text:p>739,03</text:p>
          </table:table-cell>
        </table:table-row>
        <table:table-row table:style-name="ro1">
          <table:table-cell table:formula="of:=[output.F16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G168:.G172])" office:value-type="float" office:value="272436.8" calcext:value-type="float">
            <text:p>272436,8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176]" office:value-type="string" office:string-value="1.0 % (lz4)" calcext:value-type="string">
            <text:p>1.0 % (lz4)</text:p>
          </table:table-cell>
          <table:table-cell table:style-name="ce1" table:formula="of:=[.B176]/1024" office:value-type="float" office:value="266.0515625" calcext:value-type="float">
            <text:p>266,05</text:p>
          </table:table-cell>
          <table:table-cell table:style-name="ce1" table:formula="of:=[.C176]/1024" office:value-type="float" office:value="246.34404296875" calcext:value-type="float">
            <text:p>246,34</text:p>
          </table:table-cell>
          <table:table-cell table:style-name="ce1" table:formula="of:=[.D176]/1024" office:value-type="float" office:value="266.0515625" calcext:value-type="float">
            <text:p>266,05</text:p>
          </table:table-cell>
          <table:table-cell table:style-name="ce1" table:formula="of:=[.E176]/1024" office:value-type="float" office:value="255.81884765625" calcext:value-type="float">
            <text:p>255,82</text:p>
          </table:table-cell>
          <table:table-cell table:style-name="ce1" table:formula="of:=[.F176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17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G173:.G177])" office:value-type="float" office:value="261958.5" calcext:value-type="float">
            <text:p>261958,5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34859.3" calcext:value-type="float">
            <text:p>234859,3</text:p>
          </table:table-cell>
          <table:table-cell/>
          <table:table-cell table:formula="of:=[.A178]" office:value-type="string" office:string-value="2.3 % (gzip1)" calcext:value-type="string">
            <text:p>2.3 % (gzip1)</text:p>
          </table:table-cell>
          <table:table-cell table:style-name="ce1" table:formula="of:=[.B178]/1024" office:value-type="float" office:value="266.0515625" calcext:value-type="float">
            <text:p>266,05</text:p>
          </table:table-cell>
          <table:table-cell table:style-name="ce1" table:formula="of:=[.C178]/1024" office:value-type="float" office:value="246.34404296875" calcext:value-type="float">
            <text:p>246,34</text:p>
          </table:table-cell>
          <table:table-cell table:style-name="ce1" table:formula="of:=[.D178]/1024" office:value-type="float" office:value="266.0515625" calcext:value-type="float">
            <text:p>266,05</text:p>
          </table:table-cell>
          <table:table-cell table:style-name="ce1" table:formula="of:=[.E178]/1024" office:value-type="float" office:value="255.81884765625" calcext:value-type="float">
            <text:p>255,82</text:p>
          </table:table-cell>
          <table:table-cell table:style-name="ce1" table:formula="of:=[.F178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17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G178:.G182])"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34859.3" calcext:value-type="float">
            <text:p>234859,3</text:p>
          </table:table-cell>
          <table:table-cell/>
          <table:table-cell table:formula="of:=[.A181]" office:value-type="string" office:string-value="3.0 % (gzip9)" calcext:value-type="string">
            <text:p>3.0 % (gzip9)</text:p>
          </table:table-cell>
          <table:table-cell table:style-name="ce1" table:formula="of:=[.B181]/1024" office:value-type="float" office:value="277.137109375" calcext:value-type="float">
            <text:p>277,14</text:p>
          </table:table-cell>
          <table:table-cell table:style-name="ce1" table:formula="of:=[.C181]/1024" office:value-type="float" office:value="246.34404296875" calcext:value-type="float">
            <text:p>246,34</text:p>
          </table:table-cell>
          <table:table-cell table:style-name="ce1" table:formula="of:=[.D181]/1024" office:value-type="float" office:value="266.0515625" calcext:value-type="float">
            <text:p>266,05</text:p>
          </table:table-cell>
          <table:table-cell table:style-name="ce1" table:formula="of:=[.E181]/1024" office:value-type="float" office:value="266.0515625" calcext:value-type="float">
            <text:p>266,05</text:p>
          </table:table-cell>
          <table:table-cell table:style-name="ce1" table:formula="of:=[.F181]/1024" office:value-type="float" office:value="201.55419921875" calcext:value-type="float">
            <text:p>201,55</text:p>
          </table:table-cell>
        </table:table-row>
        <table:table-row table:style-name="ro1">
          <table:table-cell table:formula="of:=[output.F18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G183:.G187])" office:value-type="float" office:value="283788.4" calcext:value-type="float">
            <text:p>283788,4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06391.5" calcext:value-type="float">
            <text:p>206391,5</text:p>
          </table:table-cell>
          <table:table-cell/>
          <table:table-cell table:formula="of:=[.A180]" office:value-type="string" office:string-value="3.0 % (gzip)" calcext:value-type="string">
            <text:p>3.0 % (gzip)</text:p>
          </table:table-cell>
          <table:table-cell table:style-name="ce1" table:formula="of:=[.B180]/1024" office:value-type="float" office:value="266.0515625" calcext:value-type="float">
            <text:p>266,05</text:p>
          </table:table-cell>
          <table:table-cell table:style-name="ce1" table:formula="of:=[.C180]/1024" office:value-type="float" office:value="266.0515625" calcext:value-type="float">
            <text:p>266,05</text:p>
          </table:table-cell>
          <table:table-cell table:style-name="ce1" table:formula="of:=[.D180]/1024" office:value-type="float" office:value="255.81884765625" calcext:value-type="float">
            <text:p>255,82</text:p>
          </table:table-cell>
          <table:table-cell table:style-name="ce1" table:formula="of:=[.E180]/1024" office:value-type="float" office:value="266.0515625" calcext:value-type="float">
            <text:p>266,05</text:p>
          </table:table-cell>
          <table:table-cell table:style-name="ce1" table:formula="of:=[.F180]/1024" office:value-type="float" office:value="229.35478515625" calcext:value-type="float">
            <text:p>229,35</text:p>
          </table:table-cell>
        </table:table-row>
        <table:table-row table:style-name="ro1">
          <table:table-cell table:formula="of:=[output.F19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G193:.G197])" office:value-type="float" office:value="851365.1" calcext:value-type="float">
            <text:p>851365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179]" office:value-type="string" office:string-value="2.9 % (gzip3)" calcext:value-type="string">
            <text:p>2.9 % (gzip3)</text:p>
          </table:table-cell>
          <table:table-cell table:style-name="ce1" table:formula="of:=[.B179]/1024" office:value-type="float" office:value="255.81884765625" calcext:value-type="float">
            <text:p>255,82</text:p>
          </table:table-cell>
          <table:table-cell table:style-name="ce1" table:formula="of:=[.C179]/1024" office:value-type="float" office:value="246.34404296875" calcext:value-type="float">
            <text:p>246,34</text:p>
          </table:table-cell>
          <table:table-cell table:style-name="ce1" table:formula="of:=[.D179]/1024" office:value-type="float" office:value="255.81884765625" calcext:value-type="float">
            <text:p>255,82</text:p>
          </table:table-cell>
          <table:table-cell table:style-name="ce1" table:formula="of:=[.E179]/1024" office:value-type="float" office:value="255.81884765625" calcext:value-type="float">
            <text:p>255,82</text:p>
          </table:table-cell>
          <table:table-cell table:style-name="ce1" table:formula="of:=[.F179]/1024" office:value-type="float" office:value="229.35478515625" calcext:value-type="float">
            <text:p>229,35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203]" office:value-type="string" office:string-value="data_rootfs" calcext:value-type="string">
            <text:p>data_rootfs</text:p>
          </table:table-cell>
          <table:table-cell table:formula="of:=[$output.A275]" office:value-type="float" office:value="0" calcext:value-type="float">
            <text:p>0</text:p>
          </table:table-cell>
          <table:table-cell table:number-columns-repeated="5"/>
          <table:table-cell table:formula="of:=[.A203]" office:value-type="string" office:string-value="data_rootfs" calcext:value-type="string">
            <text:p>data_rootfs</text:p>
          </table:table-cell>
          <table:table-cell table:formula="of:=[.B20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04]" office:value-type="string" office:string-value="Backup" calcext:value-type="string">
            <text:p>Backup</text:p>
          </table:table-cell>
          <table:table-cell table:formula="of:=[.B204]" office:value-type="float" office:value="0" calcext:value-type="float">
            <text:p>0</text:p>
          </table:table-cell>
          <table:table-cell table:formula="of:=[.C204]" office:value-type="float" office:value="1" calcext:value-type="float">
            <text:p>1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5" calcext:value-type="float">
            <text:p>5</text:p>
          </table:table-cell>
          <table:table-cell table:formula="of:=[.F204]" office:value-type="float" office:value="10" calcext:value-type="float">
            <text:p>10</text:p>
          </table:table-cell>
        </table:table-row>
        <table:table-row table:style-name="ro1">
          <table:table-cell table:formula="of:=[output.F20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203:.E207])" office:value-type="float" office:value="276564.7" calcext:value-type="float">
            <text:p>276564,7</text:p>
          </table:table-cell>
          <table:table-cell office:value-type="float" office:value="289135.8" calcext:value-type="float">
            <text:p>289135,8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/>
          <table:table-cell table:formula="of:=[.A205]" office:value-type="string" office:string-value="None" calcext:value-type="string">
            <text:p>None</text:p>
          </table:table-cell>
          <table:table-cell table:style-name="ce1" table:formula="of:=[.B205]/1024" office:value-type="float" office:value="270.08271484375" calcext:value-type="float">
            <text:p>270,08</text:p>
          </table:table-cell>
          <table:table-cell table:style-name="ce1" table:formula="of:=[.C205]/1024" office:value-type="float" office:value="282.3591796875" calcext:value-type="float">
            <text:p>282,36</text:p>
          </table:table-cell>
          <table:table-cell table:style-name="ce1" table:formula="of:=[.D205]/1024" office:value-type="float" office:value="310.5951171875" calcext:value-type="float">
            <text:p>310,60</text:p>
          </table:table-cell>
          <table:table-cell table:style-name="ce1" table:formula="of:=[.E205]/1024" office:value-type="float" office:value="310.5951171875" calcext:value-type="float">
            <text:p>310,60</text:p>
          </table:table-cell>
          <table:table-cell table:style-name="ce1" table:formula="of:=[.F205]/1024" office:value-type="float" office:value="310.5951171875" calcext:value-type="float">
            <text:p>310,60</text:p>
          </table:table-cell>
        </table:table-row>
        <table:table-row table:style-name="ro1">
          <table:table-cell table:formula="of:=[output.F22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E228:.E232])" office:value-type="float" office:value="128409.1" calcext:value-type="float">
            <text:p>128409,1</text:p>
          </table:table-cell>
          <table:table-cell office:value-type="float" office:value="133347.9" calcext:value-type="float">
            <text:p>133347,9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/>
          <table:table-cell table:formula="of:=[.A206]" office:value-type="string" office:string-value="45.4 % (lz4)" calcext:value-type="string">
            <text:p>45.4 % (lz4)</text:p>
          </table:table-cell>
          <table:table-cell table:style-name="ce1" table:formula="of:=[.B206]/1024" office:value-type="float" office:value="125.39951171875" calcext:value-type="float">
            <text:p>125,40</text:p>
          </table:table-cell>
          <table:table-cell table:style-name="ce1" table:formula="of:=[.C206]/1024" office:value-type="float" office:value="130.22255859375" calcext:value-type="float">
            <text:p>130,22</text:p>
          </table:table-cell>
          <table:table-cell table:style-name="ce1" table:formula="of:=[.D206]/1024" office:value-type="float" office:value="147.20810546875" calcext:value-type="float">
            <text:p>147,21</text:p>
          </table:table-cell>
          <table:table-cell table:style-name="ce1" table:formula="of:=[.E206]/1024" office:value-type="float" office:value="147.20810546875" calcext:value-type="float">
            <text:p>147,21</text:p>
          </table:table-cell>
          <table:table-cell table:style-name="ce1" table:formula="of:=[.F206]/1024" office:value-type="float" office:value="147.20810546875" calcext:value-type="float">
            <text:p>147,21</text:p>
          </table:table-cell>
        </table:table-row>
        <table:table-row table:style-name="ro1">
          <table:table-cell table:formula="of:=[output.F23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E238:.E242])" office:value-type="float" office:value="130215.6" calcext:value-type="float">
            <text:p>130215,6</text:p>
          </table:table-cell>
          <table:table-cell office:value-type="float" office:value="141066.9" calcext:value-type="float">
            <text:p>141066,9</text:p>
          </table:table-cell>
          <table:table-cell office:value-type="float" office:value="147200.3" calcext:value-type="float">
            <text:p>147200,3</text:p>
          </table:table-cell>
          <table:table-cell office:value-type="float" office:value="147200.3" calcext:value-type="float">
            <text:p>147200,3</text:p>
          </table:table-cell>
          <table:table-cell office:value-type="float" office:value="153891.2" calcext:value-type="float">
            <text:p>153891,2</text:p>
          </table:table-cell>
          <table:table-cell/>
          <table:table-cell table:formula="of:=[.A207]" office:value-type="string" office:string-value="46.7 % (lzo)" calcext:value-type="string">
            <text:p>46.7 % (lzo)</text:p>
          </table:table-cell>
          <table:table-cell table:style-name="ce1" table:formula="of:=[.B207]/1024" office:value-type="float" office:value="127.163671875" calcext:value-type="float">
            <text:p>127,16</text:p>
          </table:table-cell>
          <table:table-cell table:style-name="ce1" table:formula="of:=[.C207]/1024" office:value-type="float" office:value="137.76064453125" calcext:value-type="float">
            <text:p>137,76</text:p>
          </table:table-cell>
          <table:table-cell table:style-name="ce1" table:formula="of:=[.D207]/1024" office:value-type="float" office:value="143.75029296875" calcext:value-type="float">
            <text:p>143,75</text:p>
          </table:table-cell>
          <table:table-cell table:style-name="ce1" table:formula="of:=[.E207]/1024" office:value-type="float" office:value="143.75029296875" calcext:value-type="float">
            <text:p>143,75</text:p>
          </table:table-cell>
          <table:table-cell table:style-name="ce1" table:formula="of:=[.F207]/1024" office:value-type="float" office:value="150.284375" calcext:value-type="float">
            <text:p>150,28</text:p>
          </table:table-cell>
        </table:table-row>
        <table:table-row table:style-name="ro1">
          <table:table-cell table:formula="of:=[output.F20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E208:.E212])" office:value-type="float" office:value="42104" calcext:value-type="float">
            <text:p>42104</text:p>
          </table:table-cell>
          <table:table-cell office:value-type="float" office:value="47185.5" calcext:value-type="float">
            <text:p>47185,5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7185.5" calcext:value-type="float">
            <text:p>47185,5</text:p>
          </table:table-cell>
          <table:table-cell office:value-type="float" office:value="47185.5" calcext:value-type="float">
            <text:p>47185,5</text:p>
          </table:table-cell>
          <table:table-cell/>
          <table:table-cell table:formula="of:=[.A208]" office:value-type="string" office:string-value="56.9 % (gzip1)" calcext:value-type="string">
            <text:p>56.9 % (gzip1)</text:p>
          </table:table-cell>
          <table:table-cell table:style-name="ce1" table:formula="of:=[.B208]/1024" office:value-type="float" office:value="41.1171875" calcext:value-type="float">
            <text:p>41,12</text:p>
          </table:table-cell>
          <table:table-cell table:style-name="ce1" table:formula="of:=[.C208]/1024" office:value-type="float" office:value="46.07958984375" calcext:value-type="float">
            <text:p>46,08</text:p>
          </table:table-cell>
          <table:table-cell table:style-name="ce1" table:formula="of:=[.D208]/1024" office:value-type="float" office:value="46.88798828125" calcext:value-type="float">
            <text:p>46,89</text:p>
          </table:table-cell>
          <table:table-cell table:style-name="ce1" table:formula="of:=[.E208]/1024" office:value-type="float" office:value="46.07958984375" calcext:value-type="float">
            <text:p>46,08</text:p>
          </table:table-cell>
          <table:table-cell table:style-name="ce1" table:formula="of:=[.F208]/1024" office:value-type="float" office:value="46.07958984375" calcext:value-type="float">
            <text:p>46,08</text:p>
          </table:table-cell>
        </table:table-row>
        <table:table-row table:style-name="ro1">
          <table:table-cell table:formula="of:=[output.F21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E213:.E217])" office:value-type="float" office:value="36526" calcext:value-type="float">
            <text:p>36526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/>
          <table:table-cell table:formula="of:=[.A209]" office:value-type="string" office:string-value="58.0 % (gzip3)" calcext:value-type="string">
            <text:p>58.0 % (gzip3)</text:p>
          </table:table-cell>
          <table:table-cell table:style-name="ce1" table:formula="of:=[.B209]/1024" office:value-type="float" office:value="35.669921875" calcext:value-type="float">
            <text:p>35,67</text:p>
          </table:table-cell>
          <table:table-cell table:style-name="ce1" table:formula="of:=[.C209]/1024" office:value-type="float" office:value="36.67470703125" calcext:value-type="float">
            <text:p>36,67</text:p>
          </table:table-cell>
          <table:table-cell table:style-name="ce1" table:formula="of:=[.D209]/1024" office:value-type="float" office:value="36.67470703125" calcext:value-type="float">
            <text:p>36,67</text:p>
          </table:table-cell>
          <table:table-cell table:style-name="ce1" table:formula="of:=[.E209]/1024" office:value-type="float" office:value="36.67470703125" calcext:value-type="float">
            <text:p>36,67</text:p>
          </table:table-cell>
          <table:table-cell table:style-name="ce1" table:formula="of:=[.F209]/1024" office:value-type="float" office:value="36.67470703125" calcext:value-type="float">
            <text:p>36,67</text:p>
          </table:table-cell>
        </table:table-row>
        <table:table-row table:style-name="ro1">
          <table:table-cell table:formula="of:=[output.F21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E218:.E222])" office:value-type="float" office:value="19233.6" calcext:value-type="float">
            <text:p>19233,6</text:p>
          </table:table-cell>
          <table:table-cell office:value-type="float" office:value="20142.3" calcext:value-type="float">
            <text:p>20142,3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/>
          <table:table-cell table:formula="of:=[.A212]" office:value-type="string" office:string-value="52.3 % (lz4hc)" calcext:value-type="string">
            <text:p>52.3 % (lz4hc)</text:p>
          </table:table-cell>
          <table:table-cell table:style-name="ce1" table:formula="of:=[.B212]/1024" office:value-type="float" office:value="30.201171875" calcext:value-type="float">
            <text:p>30,20</text:p>
          </table:table-cell>
          <table:table-cell table:style-name="ce1" table:formula="of:=[.C212]/1024" office:value-type="float" office:value="32.5244140625" calcext:value-type="float">
            <text:p>32,52</text:p>
          </table:table-cell>
          <table:table-cell table:style-name="ce1" table:formula="of:=[.D212]/1024" office:value-type="float" office:value="34.41533203125" calcext:value-type="float">
            <text:p>34,42</text:p>
          </table:table-cell>
          <table:table-cell table:style-name="ce1" table:formula="of:=[.E212]/1024" office:value-type="float" office:value="34.0197265625" calcext:value-type="float">
            <text:p>34,02</text:p>
          </table:table-cell>
          <table:table-cell table:style-name="ce1" table:formula="of:=[.F212]/1024" office:value-type="float" office:value="34.0197265625" calcext:value-type="float">
            <text:p>34,02</text:p>
          </table:table-cell>
        </table:table-row>
        <table:table-row table:style-name="ro1">
          <table:table-cell table:formula="of:=[output.F22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E223:.E227])" office:value-type="float" office:value="6499.9" calcext:value-type="float">
            <text:p>6499,9</text:p>
          </table:table-cell>
          <table:table-cell office:value-type="float" office:value="6867.8" calcext:value-type="float">
            <text:p>6867,8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/>
          <table:table-cell table:formula="of:=[.A210]" office:value-type="string" office:string-value="59.7 % (gzip)" calcext:value-type="string">
            <text:p>59.7 % (gzip)</text:p>
          </table:table-cell>
          <table:table-cell table:style-name="ce1" table:formula="of:=[.B210]/1024" office:value-type="float" office:value="18.7828125" calcext:value-type="float">
            <text:p>18,78</text:p>
          </table:table-cell>
          <table:table-cell table:style-name="ce1" table:formula="of:=[.C210]/1024" office:value-type="float" office:value="19.67021484375" calcext:value-type="float">
            <text:p>19,67</text:p>
          </table:table-cell>
          <table:table-cell table:style-name="ce1" table:formula="of:=[.D210]/1024" office:value-type="float" office:value="19.5166015625" calcext:value-type="float">
            <text:p>19,52</text:p>
          </table:table-cell>
          <table:table-cell table:style-name="ce1" table:formula="of:=[.E210]/1024" office:value-type="float" office:value="19.5166015625" calcext:value-type="float">
            <text:p>19,52</text:p>
          </table:table-cell>
          <table:table-cell table:style-name="ce1" table:formula="of:=[.F210]/1024" office:value-type="float" office:value="19.5166015625" calcext:value-type="float">
            <text:p>19,52</text:p>
          </table:table-cell>
        </table:table-row>
        <table:table-row table:style-name="ro1">
          <table:table-cell table:formula="of:=[output.F23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E233:.E237])" office:value-type="float" office:value="30926" calcext:value-type="float">
            <text:p>30926</text:p>
          </table:table-cell>
          <table:table-cell office:value-type="float" office:value="33305" calcext:value-type="float">
            <text:p>33305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4836.2" calcext:value-type="float">
            <text:p>34836,2</text:p>
          </table:table-cell>
          <table:table-cell office:value-type="float" office:value="34836.2" calcext:value-type="float">
            <text:p>34836,2</text:p>
          </table:table-cell>
          <table:table-cell/>
          <table:table-cell table:formula="of:=[.A211]" office:value-type="string" office:string-value="59.9 % (gzip9)" calcext:value-type="string">
            <text:p>59.9 % (gzip9)</text:p>
          </table:table-cell>
          <table:table-cell table:style-name="ce1" table:formula="of:=[.B211]/1024" office:value-type="float" office:value="6.34755859375" calcext:value-type="float">
            <text:p>6,35</text:p>
          </table:table-cell>
          <table:table-cell table:style-name="ce1" table:formula="of:=[.C211]/1024" office:value-type="float" office:value="6.7068359375" calcext:value-type="float">
            <text:p>6,71</text:p>
          </table:table-cell>
          <table:table-cell table:style-name="ce1" table:formula="of:=[.D211]/1024" office:value-type="float" office:value="6.6888671875" calcext:value-type="float">
            <text:p>6,69</text:p>
          </table:table-cell>
          <table:table-cell table:style-name="ce1" table:formula="of:=[.E211]/1024" office:value-type="float" office:value="6.6888671875" calcext:value-type="float">
            <text:p>6,69</text:p>
          </table:table-cell>
          <table:table-cell table:style-name="ce1" table:formula="of:=[.F211]/1024" office:value-type="float" office:value="6.6888671875" calcext:value-type="float">
            <text:p>6,69</text:p>
          </table:table-cell>
        </table:table-row>
        <table:table-row table:style-name="ro1">
          <table:table-cell table:formula="of:=[$output.B203]" office:value-type="string" office:string-value="data_rootfs" calcext:value-type="string">
            <text:p>data_rootfs</text:p>
          </table:table-cell>
          <table:table-cell table:number-columns-repeated="6"/>
          <table:table-cell table:formula="of:=[.A213]" office:value-type="string" office:string-value="data_rootfs" calcext:value-type="string">
            <text:p>data_rootfs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14]" office:value-type="string" office:string-value="Restore" calcext:value-type="string">
            <text:p>Restore</text:p>
          </table:table-cell>
          <table:table-cell table:style-name="ce2" table:formula="of:=[.B214]" office:value-type="float" office:value="0" calcext:value-type="float">
            <text:p>0</text:p>
          </table:table-cell>
          <table:table-cell table:style-name="ce2" table:formula="of:=[.C214]" office:value-type="float" office:value="1" calcext:value-type="float">
            <text:p>1</text:p>
          </table:table-cell>
          <table:table-cell table:style-name="ce2" table:formula="of:=[.D214]" office:value-type="float" office:value="2" calcext:value-type="float">
            <text:p>2</text:p>
          </table:table-cell>
          <table:table-cell table:style-name="ce2" table:formula="of:=[.E214]" office:value-type="float" office:value="5" calcext:value-type="float">
            <text:p>5</text:p>
          </table:table-cell>
          <table:table-cell table:style-name="ce2" table:formula="of:=[.F214]" office:value-type="float" office:value="10" calcext:value-type="float">
            <text:p>10</text:p>
          </table:table-cell>
        </table:table-row>
        <table:table-row table:style-name="ro1">
          <table:table-cell table:formula="of:=[output.F20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203:.G207])" office:value-type="float" office:value="288688.5" calcext:value-type="float">
            <text:p>288688,5</text:p>
          </table:table-cell>
          <table:table-cell office:value-type="float" office:value="317557.3" calcext:value-type="float">
            <text:p>317557,3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/>
          <table:table-cell table:formula="of:=[.A222]" office:value-type="string" office:string-value="52.3 % (lz4hc)" calcext:value-type="string">
            <text:p>52.3 % (lz4hc)</text:p>
          </table:table-cell>
          <table:table-cell table:style-name="ce1" table:formula="of:=[.B222]/1024" office:value-type="float" office:value="295.347265625" calcext:value-type="float">
            <text:p>295,35</text:p>
          </table:table-cell>
          <table:table-cell table:style-name="ce1" table:formula="of:=[.C222]/1024" office:value-type="float" office:value="344.57177734375" calcext:value-type="float">
            <text:p>344,57</text:p>
          </table:table-cell>
          <table:table-cell table:style-name="ce1" table:formula="of:=[.D222]/1024" office:value-type="float" office:value="344.57177734375" calcext:value-type="float">
            <text:p>344,57</text:p>
          </table:table-cell>
          <table:table-cell table:style-name="ce1" table:formula="of:=[.E222]/1024" office:value-type="float" office:value="344.57177734375" calcext:value-type="float">
            <text:p>344,57</text:p>
          </table:table-cell>
          <table:table-cell table:style-name="ce1" table:formula="of:=[.F222]/1024" office:value-type="float" office:value="344.57177734375" calcext:value-type="float">
            <text:p>344,57</text:p>
          </table:table-cell>
        </table:table-row>
        <table:table-row table:style-name="ro1">
          <table:table-cell table:formula="of:=[output.F22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G208:.G212])" office:value-type="float" office:value="181461.3" calcext:value-type="float">
            <text:p>181461,3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215]" office:value-type="string" office:string-value="None" calcext:value-type="string">
            <text:p>None</text:p>
          </table:table-cell>
          <table:table-cell table:style-name="ce1" table:formula="of:=[.B215]/1024" office:value-type="float" office:value="281.92236328125" calcext:value-type="float">
            <text:p>281,92</text:p>
          </table:table-cell>
          <table:table-cell table:style-name="ce1" table:formula="of:=[.C215]/1024" office:value-type="float" office:value="310.11455078125" calcext:value-type="float">
            <text:p>310,11</text:p>
          </table:table-cell>
          <table:table-cell table:style-name="ce1" table:formula="of:=[.D215]/1024" office:value-type="float" office:value="326.43642578125" calcext:value-type="float">
            <text:p>326,44</text:p>
          </table:table-cell>
          <table:table-cell table:style-name="ce1" table:formula="of:=[.E215]/1024" office:value-type="float" office:value="326.43642578125" calcext:value-type="float">
            <text:p>326,44</text:p>
          </table:table-cell>
          <table:table-cell table:style-name="ce1" table:formula="of:=[.F215]/1024" office:value-type="float" office:value="326.43642578125" calcext:value-type="float">
            <text:p>326,44</text:p>
          </table:table-cell>
        </table:table-row>
        <table:table-row table:style-name="ro1">
          <table:table-cell table:formula="of:=[output.F23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G238:.G242])" office:value-type="float" office:value="244274.9" calcext:value-type="float">
            <text:p>244274,9</text:p>
          </table:table-cell>
          <table:table-cell office:value-type="float" office:value="264631.1" calcext:value-type="float">
            <text:p>264631,1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76136.8" calcext:value-type="float">
            <text:p>276136,8</text:p>
          </table:table-cell>
          <table:table-cell office:value-type="float" office:value="288688.5" calcext:value-type="float">
            <text:p>288688,5</text:p>
          </table:table-cell>
          <table:table-cell/>
          <table:table-cell table:formula="of:=[.A217]" office:value-type="string" office:string-value="46.7 % (lzo)" calcext:value-type="string">
            <text:p>46.7 % (lzo)</text:p>
          </table:table-cell>
          <table:table-cell table:style-name="ce1" table:formula="of:=[.B217]/1024" office:value-type="float" office:value="238.54970703125" calcext:value-type="float">
            <text:p>238,55</text:p>
          </table:table-cell>
          <table:table-cell table:style-name="ce1" table:formula="of:=[.C217]/1024" office:value-type="float" office:value="258.42880859375" calcext:value-type="float">
            <text:p>258,43</text:p>
          </table:table-cell>
          <table:table-cell table:style-name="ce1" table:formula="of:=[.D217]/1024" office:value-type="float" office:value="281.92236328125" calcext:value-type="float">
            <text:p>281,92</text:p>
          </table:table-cell>
          <table:table-cell table:style-name="ce1" table:formula="of:=[.E217]/1024" office:value-type="float" office:value="269.66484375" calcext:value-type="float">
            <text:p>269,66</text:p>
          </table:table-cell>
          <table:table-cell table:style-name="ce1" table:formula="of:=[.F217]/1024" office:value-type="float" office:value="281.92236328125" calcext:value-type="float">
            <text:p>281,92</text:p>
          </table:table-cell>
        </table:table-row>
        <table:table-row table:style-name="ro1">
          <table:table-cell table:formula="of:=[output.F20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G208:.G212])" office:value-type="float" office:value="181461.3" calcext:value-type="float">
            <text:p>181461,3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220]" office:value-type="string" office:string-value="59.7 % (gzip)" calcext:value-type="string">
            <text:p>59.7 % (gzip)</text:p>
          </table:table-cell>
          <table:table-cell table:style-name="ce1" table:formula="of:=[.B220]/1024" office:value-type="float" office:value="206.74306640625" calcext:value-type="float">
            <text:p>206,74</text:p>
          </table:table-cell>
          <table:table-cell table:style-name="ce1" table:formula="of:=[.C220]/1024" office:value-type="float" office:value="213.87216796875" calcext:value-type="float">
            <text:p>213,87</text:p>
          </table:table-cell>
          <table:table-cell table:style-name="ce1" table:formula="of:=[.D220]/1024" office:value-type="float" office:value="213.87216796875" calcext:value-type="float">
            <text:p>213,87</text:p>
          </table:table-cell>
          <table:table-cell table:style-name="ce1" table:formula="of:=[.E220]/1024" office:value-type="float" office:value="213.87216796875" calcext:value-type="float">
            <text:p>213,87</text:p>
          </table:table-cell>
          <table:table-cell table:style-name="ce1" table:formula="of:=[.F220]/1024" office:value-type="float" office:value="213.87216796875" calcext:value-type="float">
            <text:p>213,87</text:p>
          </table:table-cell>
        </table:table-row>
        <table:table-row table:style-name="ro1">
          <table:table-cell table:formula="of:=[output.F21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G213:.G217])" office:value-type="float" office:value="198473.3" calcext:value-type="float">
            <text:p>198473,3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221]" office:value-type="string" office:string-value="59.9 % (gzip9)" calcext:value-type="string">
            <text:p>59.9 % (gzip9)</text:p>
          </table:table-cell>
          <table:table-cell table:style-name="ce1" table:formula="of:=[.B221]/1024" office:value-type="float" office:value="206.74306640625" calcext:value-type="float">
            <text:p>206,74</text:p>
          </table:table-cell>
          <table:table-cell table:style-name="ce1" table:formula="of:=[.C221]/1024" office:value-type="float" office:value="213.87216796875" calcext:value-type="float">
            <text:p>213,87</text:p>
          </table:table-cell>
          <table:table-cell table:style-name="ce1" table:formula="of:=[.D221]/1024" office:value-type="float" office:value="213.87216796875" calcext:value-type="float">
            <text:p>213,87</text:p>
          </table:table-cell>
          <table:table-cell table:style-name="ce1" table:formula="of:=[.E221]/1024" office:value-type="float" office:value="213.87216796875" calcext:value-type="float">
            <text:p>213,87</text:p>
          </table:table-cell>
          <table:table-cell table:style-name="ce1" table:formula="of:=[.F221]/1024" office:value-type="float" office:value="213.87216796875" calcext:value-type="float">
            <text:p>213,87</text:p>
          </table:table-cell>
        </table:table-row>
        <table:table-row table:style-name="ro1">
          <table:table-cell table:formula="of:=[output.F21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G218:.G222])" office:value-type="float" office:value="211704.9" calcext:value-type="float">
            <text:p>211704,9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219]" office:value-type="string" office:string-value="58.0 % (gzip3)" calcext:value-type="string">
            <text:p>58.0 % (gzip3)</text:p>
          </table:table-cell>
          <table:table-cell table:style-name="ce1" table:formula="of:=[.B219]/1024" office:value-type="float" office:value="193.82158203125" calcext:value-type="float">
            <text:p>193,82</text:p>
          </table:table-cell>
          <table:table-cell table:style-name="ce1" table:formula="of:=[.C219]/1024" office:value-type="float" office:value="213.87216796875" calcext:value-type="float">
            <text:p>213,87</text:p>
          </table:table-cell>
          <table:table-cell table:style-name="ce1" table:formula="of:=[.D219]/1024" office:value-type="float" office:value="206.74306640625" calcext:value-type="float">
            <text:p>206,74</text:p>
          </table:table-cell>
          <table:table-cell table:style-name="ce1" table:formula="of:=[.E219]/1024" office:value-type="float" office:value="206.74306640625" calcext:value-type="float">
            <text:p>206,74</text:p>
          </table:table-cell>
          <table:table-cell table:style-name="ce1" table:formula="of:=[.F219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22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G223:.G227])" office:value-type="float" office:value="211704.9" calcext:value-type="float">
            <text:p>211704,9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216]" office:value-type="string" office:string-value="45.4 % (lz4)" calcext:value-type="string">
            <text:p>45.4 % (lz4)</text:p>
          </table:table-cell>
          <table:table-cell table:style-name="ce1" table:formula="of:=[.B216]/1024" office:value-type="float" office:value="177.20830078125" calcext:value-type="float">
            <text:p>177,21</text:p>
          </table:table-cell>
          <table:table-cell table:style-name="ce1" table:formula="of:=[.C216]/1024" office:value-type="float" office:value="206.74306640625" calcext:value-type="float">
            <text:p>206,74</text:p>
          </table:table-cell>
          <table:table-cell table:style-name="ce1" table:formula="of:=[.D216]/1024" office:value-type="float" office:value="206.74306640625" calcext:value-type="float">
            <text:p>206,74</text:p>
          </table:table-cell>
          <table:table-cell table:style-name="ce1" table:formula="of:=[.E216]/1024" office:value-type="float" office:value="206.74306640625" calcext:value-type="float">
            <text:p>206,74</text:p>
          </table:table-cell>
          <table:table-cell table:style-name="ce1" table:formula="of:=[.F216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23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G233:.G237])" office:value-type="float" office:value="302435.6" calcext:value-type="float">
            <text:p>302435,6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/>
          <table:table-cell table:formula="of:=[.A218]" office:value-type="string" office:string-value="56.9 % (gzip1)" calcext:value-type="string">
            <text:p>56.9 % (gzip1)</text:p>
          </table:table-cell>
          <table:table-cell table:style-name="ce1" table:formula="of:=[.B218]/1024" office:value-type="float" office:value="177.20830078125" calcext:value-type="float">
            <text:p>177,21</text:p>
          </table:table-cell>
          <table:table-cell table:style-name="ce1" table:formula="of:=[.C218]/1024" office:value-type="float" office:value="206.74306640625" calcext:value-type="float">
            <text:p>206,74</text:p>
          </table:table-cell>
          <table:table-cell table:style-name="ce1" table:formula="of:=[.D218]/1024" office:value-type="float" office:value="206.74306640625" calcext:value-type="float">
            <text:p>206,74</text:p>
          </table:table-cell>
          <table:table-cell table:style-name="ce1" table:formula="of:=[.E218]/1024" office:value-type="float" office:value="206.74306640625" calcext:value-type="float">
            <text:p>206,74</text:p>
          </table:table-cell>
          <table:table-cell table:style-name="ce1" table:formula="of:=[.F218]/1024" office:value-type="float" office:value="206.74306640625" calcext:value-type="float">
            <text:p>206,74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 table:number-rows-repeated="8">
          <table:table-cell table:number-columns-repeated="8"/>
          <table:table-cell table:style-name="ce5" table:number-columns-repeated="5"/>
        </table:table-row>
        <table:table-row table:style-name="ro1">
          <table:table-cell table:number-columns-repeated="13"/>
        </table:table-row>
        <table:table-row table:style-name="ro1" table:number-rows-repeated="8">
          <table:table-cell table:number-columns-repeated="8"/>
          <table:table-cell table:style-name="ce5" table:number-columns-repeated="5"/>
        </table:table-row>
        <table:table-row table:style-name="ro1">
          <table:table-cell table:number-columns-repeated="8"/>
          <table:table-cell table:style-name="ce5" table:number-columns-repeated="5"/>
        </table:table-row>
      </table:table>
      <table:named-expressions/>
      <table:database-ranges>
        <table:database-range table:name="__Anonymous_Sheet_DB__0" table:target-range-address="output.A2:output.G242">
          <table:sort>
            <table:sort-by table:field-number="0" table:order="descending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Auswertungen.H215:Auswertungen.M2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6:06:51.25810526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16:37:28.257241944</dc:date>
    <meta:editing-duration>PT18H36M30S</meta:editing-duration>
    <meta:editing-cycles>7</meta:editing-cycles>
    <meta:generator>LibreOffice/7.6.2.1$Linux_X86_64 LibreOffice_project/60$Build-1</meta:generator>
    <meta:document-statistic meta:table-count="2" meta:cell-count="3020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4:Auswertungen.M1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5:Auswertungen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5:Auswertungen.I12" chart:label-cell-address="Auswertungen.I4:Auswertungen.I4" chart:class="chart:bar">
            <chart:data-point chart:repeated="8"/>
          </chart:series>
          <chart:series chart:style-name="ch8" chart:values-cell-range-address="Auswertungen.J5:Auswertungen.J12" chart:label-cell-address="Auswertungen.J4:Auswertungen.J4" chart:class="chart:bar">
            <chart:data-point chart:repeated="8"/>
          </chart:series>
          <chart:series chart:style-name="ch9" chart:values-cell-range-address="Auswertungen.K5:Auswertungen.K12" chart:label-cell-address="Auswertungen.K4:Auswertungen.K4" chart:class="chart:bar">
            <chart:data-point chart:repeated="8"/>
          </chart:series>
          <chart:series chart:style-name="ch10" chart:values-cell-range-address="Auswertungen.L5:Auswertungen.L12" chart:label-cell-address="Auswertungen.L4:Auswertungen.L4" chart:class="chart:bar">
            <chart:data-point chart:repeated="8"/>
          </chart:series>
          <chart:series chart:style-name="ch11" chart:values-cell-range-address="Auswertungen.M5:Auswertungen.M12" chart:label-cell-address="Auswertungen.M4:Auswertungen.M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4:Auswertungen.I4</svg:desc>
                </draw:g>
              </table:table-cell>
              <table:table-cell office:value-type="string">
                <text:p>1</text:p>
                <draw:g>
                  <svg:desc>Auswertungen.J4:Auswertungen.J4</svg:desc>
                </draw:g>
              </table:table-cell>
              <table:table-cell office:value-type="string">
                <text:p>2</text:p>
                <draw:g>
                  <svg:desc>Auswertungen.K4:Auswertungen.K4</svg:desc>
                </draw:g>
              </table:table-cell>
              <table:table-cell office:value-type="string">
                <text:p>5</text:p>
                <draw:g>
                  <svg:desc>Auswertungen.L4:Auswertungen.L4</svg:desc>
                </draw:g>
              </table:table-cell>
              <table:table-cell office:value-type="string">
                <text:p>10</text:p>
                <draw:g>
                  <svg:desc>Auswertungen.M4:Auswertungen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5:Auswertungen.H12</svg:desc>
                </draw:g>
              </table:table-cell>
              <table:table-cell office:value-type="float" office:value="110.61796875">
                <text:p>110.61796875</text:p>
                <draw:g>
                  <svg:desc>Auswertungen.I5:Auswertungen.I12</svg:desc>
                </draw:g>
              </table:table-cell>
              <table:table-cell office:value-type="float" office:value="110.61796875">
                <text:p>110.61796875</text:p>
                <draw:g>
                  <svg:desc>Auswertungen.J5:Auswertungen.J12</svg:desc>
                </draw:g>
              </table:table-cell>
              <table:table-cell office:value-type="float" office:value="110.61796875">
                <text:p>110.61796875</text:p>
                <draw:g>
                  <svg:desc>Auswertungen.K5:Auswertungen.K12</svg:desc>
                </draw:g>
              </table:table-cell>
              <table:table-cell office:value-type="float" office:value="110.61796875">
                <text:p>110.61796875</text:p>
                <draw:g>
                  <svg:desc>Auswertungen.L5:Auswertungen.L12</svg:desc>
                </draw:g>
              </table:table-cell>
              <table:table-cell office:value-type="float" office:value="110.61796875">
                <text:p>110.61796875</text:p>
                <draw:g>
                  <svg:desc>Auswertungen.M5:Auswertungen.M12</svg:desc>
                </draw:g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33.26875">
                <text:p>33.26875</text:p>
              </table:table-cell>
              <table:table-cell office:value-type="float" office:value="33.26875">
                <text:p>33.26875</text:p>
              </table:table-cell>
              <table:table-cell office:value-type="float" office:value="30.8923828125">
                <text:p>30.8923828125</text:p>
              </table:table-cell>
              <table:table-cell office:value-type="float" office:value="33.26875">
                <text:p>33.26875</text:p>
              </table:table-cell>
              <table:table-cell office:value-type="float" office:value="33.26875">
                <text:p>33.2687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7.2537109375">
                <text:p>17.25371093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3.851171875">
                <text:p>13.8511718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19375">
                <text:p>12.1937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33623046875">
                <text:p>9.33623046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74:Auswertungen.M182" chart:data-source-has-labels="both" svg:x="0.32cm" svg:y="0.18cm" svg:width="14.235cm" svg:height="8.64cm">
          <chart:coordinate-region svg:x="1.603cm" svg:y="0.379cm" svg:width="12.952cm" svg:height="6.47cm"/>
          <chart:axis chart:dimension="x" chart:name="primary-x" chart:style-name="ch4" chartooo:axis-type="auto">
            <chartooo:date-scale/>
            <chart:categories table:cell-range-address="Auswertungen.H175:Auswertungen.H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75:Auswertungen.I182" chart:label-cell-address="Auswertungen.I174:Auswertungen.I174" chart:class="chart:bar">
            <chart:data-point chart:repeated="8"/>
          </chart:series>
          <chart:series chart:style-name="ch8" chart:values-cell-range-address="Auswertungen.J175:Auswertungen.J182" chart:label-cell-address="Auswertungen.J174:Auswertungen.J174" chart:class="chart:bar">
            <chart:data-point chart:repeated="8"/>
          </chart:series>
          <chart:series chart:style-name="ch9" chart:values-cell-range-address="Auswertungen.K175:Auswertungen.K182" chart:label-cell-address="Auswertungen.K174:Auswertungen.K174" chart:class="chart:bar">
            <chart:data-point chart:repeated="8"/>
          </chart:series>
          <chart:series chart:style-name="ch10" chart:values-cell-range-address="Auswertungen.L175:Auswertungen.L182" chart:label-cell-address="Auswertungen.L174:Auswertungen.L174" chart:class="chart:bar">
            <chart:data-point chart:repeated="8"/>
          </chart:series>
          <chart:series chart:style-name="ch11" chart:values-cell-range-address="Auswertungen.M175:Auswertungen.M182" chart:label-cell-address="Auswertungen.M174:Auswertungen.M17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74:Auswertungen.I174</svg:desc>
                </draw:g>
              </table:table-cell>
              <table:table-cell office:value-type="string">
                <text:p>1</text:p>
                <draw:g>
                  <svg:desc>Auswertungen.J174:Auswertungen.J174</svg:desc>
                </draw:g>
              </table:table-cell>
              <table:table-cell office:value-type="string">
                <text:p>2</text:p>
                <draw:g>
                  <svg:desc>Auswertungen.K174:Auswertungen.K174</svg:desc>
                </draw:g>
              </table:table-cell>
              <table:table-cell office:value-type="string">
                <text:p>5</text:p>
                <draw:g>
                  <svg:desc>Auswertungen.L174:Auswertungen.L174</svg:desc>
                </draw:g>
              </table:table-cell>
              <table:table-cell office:value-type="string">
                <text:p>10</text:p>
                <draw:g>
                  <svg:desc>Auswertungen.M174:Auswertungen.M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75:Auswertungen.H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I175:Auswertungen.I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J175:Auswertungen.J182</svg:desc>
                </draw:g>
              </table:table-cell>
              <table:table-cell office:value-type="float" office:value="665.12900390625">
                <text:p>665.12900390625</text:p>
                <draw:g>
                  <svg:desc>Auswertungen.K175:Auswertungen.K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L175:Auswertungen.L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M175:Auswertungen.M182</svg:desc>
                </draw:g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01.55419921875">
                <text:p>201.554199218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29.35478515625">
                <text:p>229.354785156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29.35478515625">
                <text:p>229.354785156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204:Auswertungen.M21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205:Auswertungen.H2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205:Auswertungen.I212" chart:label-cell-address="Auswertungen.I204:Auswertungen.I204" chart:class="chart:bar">
            <chart:data-point chart:repeated="8"/>
          </chart:series>
          <chart:series chart:style-name="ch8" chart:values-cell-range-address="Auswertungen.J205:Auswertungen.J212" chart:label-cell-address="Auswertungen.J204:Auswertungen.J204" chart:class="chart:bar">
            <chart:data-point chart:repeated="8"/>
          </chart:series>
          <chart:series chart:style-name="ch9" chart:values-cell-range-address="Auswertungen.K205:Auswertungen.K212" chart:label-cell-address="Auswertungen.K204:Auswertungen.K204" chart:class="chart:bar">
            <chart:data-point chart:repeated="8"/>
          </chart:series>
          <chart:series chart:style-name="ch10" chart:values-cell-range-address="Auswertungen.L205:Auswertungen.L212" chart:label-cell-address="Auswertungen.L204:Auswertungen.L204" chart:class="chart:bar">
            <chart:data-point chart:repeated="8"/>
          </chart:series>
          <chart:series chart:style-name="ch11" chart:values-cell-range-address="Auswertungen.M205:Auswertungen.M212" chart:label-cell-address="Auswertungen.M204:Auswertungen.M20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204:Auswertungen.I204</svg:desc>
                </draw:g>
              </table:table-cell>
              <table:table-cell office:value-type="string">
                <text:p>1</text:p>
                <draw:g>
                  <svg:desc>Auswertungen.J204:Auswertungen.J204</svg:desc>
                </draw:g>
              </table:table-cell>
              <table:table-cell office:value-type="string">
                <text:p>2</text:p>
                <draw:g>
                  <svg:desc>Auswertungen.K204:Auswertungen.K204</svg:desc>
                </draw:g>
              </table:table-cell>
              <table:table-cell office:value-type="string">
                <text:p>5</text:p>
                <draw:g>
                  <svg:desc>Auswertungen.L204:Auswertungen.L204</svg:desc>
                </draw:g>
              </table:table-cell>
              <table:table-cell office:value-type="string">
                <text:p>10</text:p>
                <draw:g>
                  <svg:desc>Auswertungen.M204:Auswertungen.M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205:Auswertungen.H212</svg:desc>
                </draw:g>
              </table:table-cell>
              <table:table-cell office:value-type="float" office:value="270.08271484375">
                <text:p>270.08271484375</text:p>
                <draw:g>
                  <svg:desc>Auswertungen.I205:Auswertungen.I212</svg:desc>
                </draw:g>
              </table:table-cell>
              <table:table-cell office:value-type="float" office:value="282.3591796875">
                <text:p>282.3591796875</text:p>
                <draw:g>
                  <svg:desc>Auswertungen.J205:Auswertungen.J212</svg:desc>
                </draw:g>
              </table:table-cell>
              <table:table-cell office:value-type="float" office:value="310.5951171875">
                <text:p>310.5951171875</text:p>
                <draw:g>
                  <svg:desc>Auswertungen.K205:Auswertungen.K212</svg:desc>
                </draw:g>
              </table:table-cell>
              <table:table-cell office:value-type="float" office:value="310.5951171875">
                <text:p>310.5951171875</text:p>
                <draw:g>
                  <svg:desc>Auswertungen.L205:Auswertungen.L212</svg:desc>
                </draw:g>
              </table:table-cell>
              <table:table-cell office:value-type="float" office:value="310.5951171875">
                <text:p>310.5951171875</text:p>
                <draw:g>
                  <svg:desc>Auswertungen.M205:Auswertungen.M212</svg:desc>
                </draw:g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125.39951171875">
                <text:p>125.39951171875</text:p>
              </table:table-cell>
              <table:table-cell office:value-type="float" office:value="130.22255859375">
                <text:p>130.222558593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127.163671875">
                <text:p>127.163671875</text:p>
              </table:table-cell>
              <table:table-cell office:value-type="float" office:value="137.76064453125">
                <text:p>137.76064453125</text:p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150.284375">
                <text:p>150.28437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41.1171875">
                <text:p>41.1171875</text:p>
              </table:table-cell>
              <table:table-cell office:value-type="float" office:value="46.07958984375">
                <text:p>46.0795898437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07958984375">
                <text:p>46.07958984375</text:p>
              </table:table-cell>
              <table:table-cell office:value-type="float" office:value="46.07958984375">
                <text:p>46.0795898437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35.669921875">
                <text:p>35.66992187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30.201171875">
                <text:p>30.201171875</text:p>
              </table:table-cell>
              <table:table-cell office:value-type="float" office:value="32.5244140625">
                <text:p>32.52441406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0197265625">
                <text:p>34.0197265625</text:p>
              </table:table-cell>
              <table:table-cell office:value-type="float" office:value="34.0197265625">
                <text:p>34.01972656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18.7828125">
                <text:p>18.7828125</text:p>
              </table:table-cell>
              <table:table-cell office:value-type="float" office:value="19.67021484375">
                <text:p>19.6702148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6.34755859375">
                <text:p>6.34755859375</text:p>
              </table:table-cell>
              <table:table-cell office:value-type="float" office:value="6.7068359375">
                <text:p>6.70683593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214:Auswertungen.M22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215:Auswertungen.H2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215:Auswertungen.I222" chart:label-cell-address="Auswertungen.I214:Auswertungen.I214" chart:class="chart:bar">
            <chart:data-point chart:repeated="8"/>
          </chart:series>
          <chart:series chart:style-name="ch8" chart:values-cell-range-address="Auswertungen.J215:Auswertungen.J222" chart:label-cell-address="Auswertungen.J214:Auswertungen.J214" chart:class="chart:bar">
            <chart:data-point chart:repeated="8"/>
          </chart:series>
          <chart:series chart:style-name="ch9" chart:values-cell-range-address="Auswertungen.K215:Auswertungen.K222" chart:label-cell-address="Auswertungen.K214:Auswertungen.K214" chart:class="chart:bar">
            <chart:data-point chart:repeated="8"/>
          </chart:series>
          <chart:series chart:style-name="ch10" chart:values-cell-range-address="Auswertungen.L215:Auswertungen.L222" chart:label-cell-address="Auswertungen.L214:Auswertungen.L214" chart:class="chart:bar">
            <chart:data-point chart:repeated="8"/>
          </chart:series>
          <chart:series chart:style-name="ch11" chart:values-cell-range-address="Auswertungen.M215:Auswertungen.M222" chart:label-cell-address="Auswertungen.M214:Auswertungen.M21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214:Auswertungen.I214</svg:desc>
                </draw:g>
              </table:table-cell>
              <table:table-cell office:value-type="string">
                <text:p>1</text:p>
                <draw:g>
                  <svg:desc>Auswertungen.J214:Auswertungen.J214</svg:desc>
                </draw:g>
              </table:table-cell>
              <table:table-cell office:value-type="string">
                <text:p>2</text:p>
                <draw:g>
                  <svg:desc>Auswertungen.K214:Auswertungen.K214</svg:desc>
                </draw:g>
              </table:table-cell>
              <table:table-cell office:value-type="string">
                <text:p>5</text:p>
                <draw:g>
                  <svg:desc>Auswertungen.L214:Auswertungen.L214</svg:desc>
                </draw:g>
              </table:table-cell>
              <table:table-cell office:value-type="string">
                <text:p>10</text:p>
                <draw:g>
                  <svg:desc>Auswertungen.M214:Auswertungen.M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2.3 % (lz4hc)</text:p>
                <draw:g>
                  <svg:desc>Auswertungen.H215:Auswertungen.H222</svg:desc>
                </draw:g>
              </table:table-cell>
              <table:table-cell office:value-type="float" office:value="295.347265625">
                <text:p>295.347265625</text:p>
                <draw:g>
                  <svg:desc>Auswertungen.I215:Auswertungen.I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J215:Auswertungen.J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K215:Auswertungen.K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L215:Auswertungen.L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M215:Auswertungen.M222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81.92236328125">
                <text:p>281.922363281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177.20830078125">
                <text:p>177.208300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177.20830078125">
                <text:p>177.208300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4:Auswertungen.M2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15:Auswertungen.H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5:Auswertungen.I22" chart:label-cell-address="Auswertungen.I14:Auswertungen.I14" chart:class="chart:bar">
            <chart:data-point chart:repeated="8"/>
          </chart:series>
          <chart:series chart:style-name="ch8" chart:values-cell-range-address="Auswertungen.J15:Auswertungen.J22" chart:label-cell-address="Auswertungen.J14:Auswertungen.J14" chart:class="chart:bar">
            <chart:data-point chart:repeated="8"/>
          </chart:series>
          <chart:series chart:style-name="ch9" chart:values-cell-range-address="Auswertungen.K15:Auswertungen.K22" chart:label-cell-address="Auswertungen.K14:Auswertungen.K14" chart:class="chart:bar">
            <chart:data-point chart:repeated="8"/>
          </chart:series>
          <chart:series chart:style-name="ch10" chart:values-cell-range-address="Auswertungen.L15:Auswertungen.L22" chart:label-cell-address="Auswertungen.L14:Auswertungen.L14" chart:class="chart:bar">
            <chart:data-point chart:repeated="8"/>
          </chart:series>
          <chart:series chart:style-name="ch11" chart:values-cell-range-address="Auswertungen.M15:Auswertungen.M22" chart:label-cell-address="Auswertungen.M14:Auswertungen.M1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4:Auswertungen.I14</svg:desc>
                </draw:g>
              </table:table-cell>
              <table:table-cell office:value-type="string">
                <text:p>1</text:p>
                <draw:g>
                  <svg:desc>Auswertungen.J14:Auswertungen.J14</svg:desc>
                </draw:g>
              </table:table-cell>
              <table:table-cell office:value-type="string">
                <text:p>2</text:p>
                <draw:g>
                  <svg:desc>Auswertungen.K14:Auswertungen.K14</svg:desc>
                </draw:g>
              </table:table-cell>
              <table:table-cell office:value-type="string">
                <text:p>5</text:p>
                <draw:g>
                  <svg:desc>Auswertungen.L14:Auswertungen.L14</svg:desc>
                </draw:g>
              </table:table-cell>
              <table:table-cell office:value-type="string">
                <text:p>10</text:p>
                <draw:g>
                  <svg:desc>Auswertungen.M14:Auswertungen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5:Auswertungen.H22</svg:desc>
                </draw:g>
              </table:table-cell>
              <table:table-cell office:value-type="float" office:value="132.1802734375">
                <text:p>132.1802734375</text:p>
                <draw:g>
                  <svg:desc>Auswertungen.I15:Auswertungen.I22</svg:desc>
                </draw:g>
              </table:table-cell>
              <table:table-cell office:value-type="float" office:value="146.8669921875">
                <text:p>146.8669921875</text:p>
                <draw:g>
                  <svg:desc>Auswertungen.J15:Auswertungen.J22</svg:desc>
                </draw:g>
              </table:table-cell>
              <table:table-cell office:value-type="float" office:value="146.8669921875">
                <text:p>146.8669921875</text:p>
                <draw:g>
                  <svg:desc>Auswertungen.K15:Auswertungen.K22</svg:desc>
                </draw:g>
              </table:table-cell>
              <table:table-cell office:value-type="float" office:value="146.8669921875">
                <text:p>146.8669921875</text:p>
                <draw:g>
                  <svg:desc>Auswertungen.L15:Auswertungen.L22</svg:desc>
                </draw:g>
              </table:table-cell>
              <table:table-cell office:value-type="float" office:value="146.8669921875">
                <text:p>146.8669921875</text:p>
                <draw:g>
                  <svg:desc>Auswertungen.M15:Auswertungen.M22</svg:desc>
                </draw:g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88.12021484375">
                <text:p>88.1202148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44:Auswertungen.M52" chart:data-source-has-labels="both" svg:x="0.32cm" svg:y="0.18cm" svg:width="14.235cm" svg:height="8.64cm">
          <chart:coordinate-region svg:x="1.894cm" svg:y="0.379cm" svg:width="12.661cm" svg:height="6.469cm"/>
          <chart:axis chart:dimension="x" chart:name="primary-x" chart:style-name="ch4" chartooo:axis-type="auto">
            <chartooo:date-scale/>
            <chart:categories table:cell-range-address="Auswertungen.H45:Auswertungen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45:Auswertungen.I52" chart:label-cell-address="Auswertungen.I44:Auswertungen.I44" chart:class="chart:bar">
            <chart:data-point chart:repeated="8"/>
          </chart:series>
          <chart:series chart:style-name="ch8" chart:values-cell-range-address="Auswertungen.J45:Auswertungen.J52" chart:label-cell-address="Auswertungen.J44:Auswertungen.J44" chart:class="chart:bar">
            <chart:data-point chart:repeated="8"/>
          </chart:series>
          <chart:series chart:style-name="ch9" chart:values-cell-range-address="Auswertungen.K45:Auswertungen.K52" chart:label-cell-address="Auswertungen.K44:Auswertungen.K44" chart:class="chart:bar">
            <chart:data-point chart:repeated="8"/>
          </chart:series>
          <chart:series chart:style-name="ch10" chart:values-cell-range-address="Auswertungen.L45:Auswertungen.L52" chart:label-cell-address="Auswertungen.L44:Auswertungen.L44" chart:class="chart:bar">
            <chart:data-point chart:repeated="8"/>
          </chart:series>
          <chart:series chart:style-name="ch11" chart:values-cell-range-address="Auswertungen.M45:Auswertungen.M52" chart:label-cell-address="Auswertungen.M44:Auswertungen.M4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44:Auswertungen.I44</svg:desc>
                </draw:g>
              </table:table-cell>
              <table:table-cell office:value-type="string">
                <text:p>1</text:p>
                <draw:g>
                  <svg:desc>Auswertungen.J44:Auswertungen.J44</svg:desc>
                </draw:g>
              </table:table-cell>
              <table:table-cell office:value-type="string">
                <text:p>2</text:p>
                <draw:g>
                  <svg:desc>Auswertungen.K44:Auswertungen.K44</svg:desc>
                </draw:g>
              </table:table-cell>
              <table:table-cell office:value-type="string">
                <text:p>5</text:p>
                <draw:g>
                  <svg:desc>Auswertungen.L44:Auswertungen.L44</svg:desc>
                </draw:g>
              </table:table-cell>
              <table:table-cell office:value-type="string">
                <text:p>10</text:p>
                <draw:g>
                  <svg:desc>Auswertungen.M44:Auswertungen.M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45:Auswertungen.H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I45:Auswertungen.I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J45:Auswertungen.J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K45:Auswertungen.K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L45:Auswertungen.L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M45:Auswertungen.M52</svg:desc>
                </draw:g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120.8998046875">
                <text:p>120.8998046875</text:p>
              </table:table-cell>
              <table:table-cell office:value-type="float" office:value="123.180859375">
                <text:p>123.180859375</text:p>
              </table:table-cell>
              <table:table-cell office:value-type="float" office:value="123.180859375">
                <text:p>123.180859375</text:p>
              </table:table-cell>
              <table:table-cell office:value-type="float" office:value="123.180859375">
                <text:p>123.180859375</text:p>
              </table:table-cell>
              <table:table-cell office:value-type="float" office:value="123.180859375">
                <text:p>123.1808593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89.66806640625">
                <text:p>89.6680664062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01435546875">
                <text:p>75.0143554687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72.48173828125">
                <text:p>72.4817382812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4.148046875">
                <text:p>74.14804687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3.30546875">
                <text:p>73.3054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54:Auswertungen.M62" chart:data-source-has-labels="both" svg:x="0.32cm" svg:y="0.18cm" svg:width="14.235cm" svg:height="8.64cm">
          <chart:coordinate-region svg:x="1.603cm" svg:y="0.379cm" svg:width="12.952cm" svg:height="6.47cm"/>
          <chart:axis chart:dimension="x" chart:name="primary-x" chart:style-name="ch4" chartooo:axis-type="auto">
            <chartooo:date-scale/>
            <chart:categories table:cell-range-address="Auswertungen.H55:Auswertungen.H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55:Auswertungen.I62" chart:label-cell-address="Auswertungen.I54:Auswertungen.I54" chart:class="chart:bar">
            <chart:data-point chart:repeated="8"/>
          </chart:series>
          <chart:series chart:style-name="ch8" chart:values-cell-range-address="Auswertungen.J55:Auswertungen.J62" chart:label-cell-address="Auswertungen.J54:Auswertungen.J54" chart:class="chart:bar">
            <chart:data-point chart:repeated="8"/>
          </chart:series>
          <chart:series chart:style-name="ch9" chart:values-cell-range-address="Auswertungen.K55:Auswertungen.K62" chart:label-cell-address="Auswertungen.K54:Auswertungen.K54" chart:class="chart:bar">
            <chart:data-point chart:repeated="8"/>
          </chart:series>
          <chart:series chart:style-name="ch10" chart:values-cell-range-address="Auswertungen.L55:Auswertungen.L62" chart:label-cell-address="Auswertungen.L54:Auswertungen.L54" chart:class="chart:bar">
            <chart:data-point chart:repeated="8"/>
          </chart:series>
          <chart:series chart:style-name="ch11" chart:values-cell-range-address="Auswertungen.M55:Auswertungen.M62" chart:label-cell-address="Auswertungen.M54:Auswertungen.M5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54:Auswertungen.I54</svg:desc>
                </draw:g>
              </table:table-cell>
              <table:table-cell office:value-type="string">
                <text:p>1</text:p>
                <draw:g>
                  <svg:desc>Auswertungen.J54:Auswertungen.J54</svg:desc>
                </draw:g>
              </table:table-cell>
              <table:table-cell office:value-type="string">
                <text:p>2</text:p>
                <draw:g>
                  <svg:desc>Auswertungen.K54:Auswertungen.K54</svg:desc>
                </draw:g>
              </table:table-cell>
              <table:table-cell office:value-type="string">
                <text:p>5</text:p>
                <draw:g>
                  <svg:desc>Auswertungen.L54:Auswertungen.L54</svg:desc>
                </draw:g>
              </table:table-cell>
              <table:table-cell office:value-type="string">
                <text:p>10</text:p>
                <draw:g>
                  <svg:desc>Auswertungen.M54:Auswertungen.M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55:Auswertungen.H62</svg:desc>
                </draw:g>
              </table:table-cell>
              <table:table-cell office:value-type="float" office:value="831.41123046875">
                <text:p>831.41123046875</text:p>
                <draw:g>
                  <svg:desc>Auswertungen.I55:Auswertungen.I62</svg:desc>
                </draw:g>
              </table:table-cell>
              <table:table-cell office:value-type="float" office:value="831.41123046875">
                <text:p>831.41123046875</text:p>
                <draw:g>
                  <svg:desc>Auswertungen.J55:Auswertungen.J62</svg:desc>
                </draw:g>
              </table:table-cell>
              <table:table-cell office:value-type="float" office:value="831.41123046875">
                <text:p>831.41123046875</text:p>
                <draw:g>
                  <svg:desc>Auswertungen.K55:Auswertungen.K62</svg:desc>
                </draw:g>
              </table:table-cell>
              <table:table-cell office:value-type="float" office:value="831.41123046875">
                <text:p>831.41123046875</text:p>
                <draw:g>
                  <svg:desc>Auswertungen.L55:Auswertungen.L62</svg:desc>
                </draw:g>
              </table:table-cell>
              <table:table-cell office:value-type="float" office:value="831.41123046875">
                <text:p>831.41123046875</text:p>
                <draw:g>
                  <svg:desc>Auswertungen.M55:Auswertungen.M62</svg:desc>
                </draw:g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84:Auswertungen.M9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85:Auswertungen.H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85:Auswertungen.I92" chart:label-cell-address="Auswertungen.I84:Auswertungen.I84" chart:class="chart:bar">
            <chart:data-point chart:repeated="8"/>
          </chart:series>
          <chart:series chart:style-name="ch8" chart:values-cell-range-address="Auswertungen.J85:Auswertungen.J92" chart:label-cell-address="Auswertungen.J84:Auswertungen.J84" chart:class="chart:bar">
            <chart:data-point chart:repeated="8"/>
          </chart:series>
          <chart:series chart:style-name="ch9" chart:values-cell-range-address="Auswertungen.K85:Auswertungen.K92" chart:label-cell-address="Auswertungen.K84:Auswertungen.K84" chart:class="chart:bar">
            <chart:data-point chart:repeated="8"/>
          </chart:series>
          <chart:series chart:style-name="ch10" chart:values-cell-range-address="Auswertungen.L85:Auswertungen.L92" chart:label-cell-address="Auswertungen.L84:Auswertungen.L84" chart:class="chart:bar">
            <chart:data-point chart:repeated="8"/>
          </chart:series>
          <chart:series chart:style-name="ch11" chart:values-cell-range-address="Auswertungen.M85:Auswertungen.M92" chart:label-cell-address="Auswertungen.M84:Auswertungen.M8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84:Auswertungen.I84</svg:desc>
                </draw:g>
              </table:table-cell>
              <table:table-cell office:value-type="string">
                <text:p>1</text:p>
                <draw:g>
                  <svg:desc>Auswertungen.J84:Auswertungen.J84</svg:desc>
                </draw:g>
              </table:table-cell>
              <table:table-cell office:value-type="string">
                <text:p>2</text:p>
                <draw:g>
                  <svg:desc>Auswertungen.K84:Auswertungen.K84</svg:desc>
                </draw:g>
              </table:table-cell>
              <table:table-cell office:value-type="string">
                <text:p>5</text:p>
                <draw:g>
                  <svg:desc>Auswertungen.L84:Auswertungen.L84</svg:desc>
                </draw:g>
              </table:table-cell>
              <table:table-cell office:value-type="string">
                <text:p>10</text:p>
                <draw:g>
                  <svg:desc>Auswertungen.M84:Auswertungen.M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85:Auswertungen.H92</svg:desc>
                </draw:g>
              </table:table-cell>
              <table:table-cell office:value-type="float" office:value="310.5951171875">
                <text:p>310.5951171875</text:p>
                <draw:g>
                  <svg:desc>Auswertungen.I85:Auswertungen.I92</svg:desc>
                </draw:g>
              </table:table-cell>
              <table:table-cell office:value-type="float" office:value="310.5951171875">
                <text:p>310.5951171875</text:p>
                <draw:g>
                  <svg:desc>Auswertungen.J85:Auswertungen.J92</svg:desc>
                </draw:g>
              </table:table-cell>
              <table:table-cell office:value-type="float" office:value="310.5951171875">
                <text:p>310.5951171875</text:p>
                <draw:g>
                  <svg:desc>Auswertungen.K85:Auswertungen.K92</svg:desc>
                </draw:g>
              </table:table-cell>
              <table:table-cell office:value-type="float" office:value="310.5951171875">
                <text:p>310.5951171875</text:p>
                <draw:g>
                  <svg:desc>Auswertungen.L85:Auswertungen.L92</svg:desc>
                </draw:g>
              </table:table-cell>
              <table:table-cell office:value-type="float" office:value="310.5951171875">
                <text:p>310.5951171875</text:p>
                <draw:g>
                  <svg:desc>Auswertungen.M85:Auswertungen.M92</svg:desc>
                </draw:g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43.75029296875">
                <text:p>143.7502929687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141.0744140625">
                <text:p>141.074414062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46.07958984375">
                <text:p>46.0795898437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88798828125">
                <text:p>46.8879882812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7.1986328125">
                <text:p>37.1986328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34.0197265625">
                <text:p>34.01972656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41533203125">
                <text:p>34.415332031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67021484375">
                <text:p>19.6702148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6.7068359375">
                <text:p>6.70683593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94:Auswertungen.M10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95:Auswertungen.H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95:Auswertungen.I102" chart:label-cell-address="Auswertungen.I94:Auswertungen.I94" chart:class="chart:bar">
            <chart:data-point chart:repeated="8"/>
          </chart:series>
          <chart:series chart:style-name="ch8" chart:values-cell-range-address="Auswertungen.J95:Auswertungen.J102" chart:label-cell-address="Auswertungen.J94:Auswertungen.J94" chart:class="chart:bar">
            <chart:data-point chart:repeated="8"/>
          </chart:series>
          <chart:series chart:style-name="ch9" chart:values-cell-range-address="Auswertungen.K95:Auswertungen.K102" chart:label-cell-address="Auswertungen.K94:Auswertungen.K94" chart:class="chart:bar">
            <chart:data-point chart:repeated="8"/>
          </chart:series>
          <chart:series chart:style-name="ch10" chart:values-cell-range-address="Auswertungen.L95:Auswertungen.L102" chart:label-cell-address="Auswertungen.L94:Auswertungen.L94" chart:class="chart:bar">
            <chart:data-point chart:repeated="8"/>
          </chart:series>
          <chart:series chart:style-name="ch11" chart:values-cell-range-address="Auswertungen.M95:Auswertungen.M102" chart:label-cell-address="Auswertungen.M94:Auswertungen.M9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94:Auswertungen.I94</svg:desc>
                </draw:g>
              </table:table-cell>
              <table:table-cell office:value-type="string">
                <text:p>1</text:p>
                <draw:g>
                  <svg:desc>Auswertungen.J94:Auswertungen.J94</svg:desc>
                </draw:g>
              </table:table-cell>
              <table:table-cell office:value-type="string">
                <text:p>2</text:p>
                <draw:g>
                  <svg:desc>Auswertungen.K94:Auswertungen.K94</svg:desc>
                </draw:g>
              </table:table-cell>
              <table:table-cell office:value-type="string">
                <text:p>5</text:p>
                <draw:g>
                  <svg:desc>Auswertungen.L94:Auswertungen.L94</svg:desc>
                </draw:g>
              </table:table-cell>
              <table:table-cell office:value-type="string">
                <text:p>10</text:p>
                <draw:g>
                  <svg:desc>Auswertungen.M94:Auswertungen.M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2.3 % (lz4hc)</text:p>
                <draw:g>
                  <svg:desc>Auswertungen.H95:Auswertungen.H102</svg:desc>
                </draw:g>
              </table:table-cell>
              <table:table-cell office:value-type="float" office:value="344.57177734375">
                <text:p>344.57177734375</text:p>
                <draw:g>
                  <svg:desc>Auswertungen.I95:Auswertungen.I102</svg:desc>
                </draw:g>
              </table:table-cell>
              <table:table-cell office:value-type="float" office:value="344.57177734375">
                <text:p>344.57177734375</text:p>
                <draw:g>
                  <svg:desc>Auswertungen.J95:Auswertungen.J102</svg:desc>
                </draw:g>
              </table:table-cell>
              <table:table-cell office:value-type="float" office:value="344.57177734375">
                <text:p>344.57177734375</text:p>
                <draw:g>
                  <svg:desc>Auswertungen.K95:Auswertungen.K102</svg:desc>
                </draw:g>
              </table:table-cell>
              <table:table-cell office:value-type="float" office:value="364.840625">
                <text:p>364.840625</text:p>
                <draw:g>
                  <svg:desc>Auswertungen.L95:Auswertungen.L102</svg:desc>
                </draw:g>
              </table:table-cell>
              <table:table-cell office:value-type="float" office:value="364.840625">
                <text:p>364.840625</text:p>
                <draw:g>
                  <svg:desc>Auswertungen.M95:Auswertungen.M102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24:Auswertungen.M13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125:Auswertungen.H1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25:Auswertungen.I132" chart:label-cell-address="Auswertungen.I124:Auswertungen.I124" chart:class="chart:bar">
            <chart:data-point chart:repeated="8"/>
          </chart:series>
          <chart:series chart:style-name="ch8" chart:values-cell-range-address="Auswertungen.J125:Auswertungen.J132" chart:label-cell-address="Auswertungen.J124:Auswertungen.J124" chart:class="chart:bar">
            <chart:data-point chart:repeated="8"/>
          </chart:series>
          <chart:series chart:style-name="ch9" chart:values-cell-range-address="Auswertungen.K125:Auswertungen.K132" chart:label-cell-address="Auswertungen.K124:Auswertungen.K124" chart:class="chart:bar">
            <chart:data-point chart:repeated="8"/>
          </chart:series>
          <chart:series chart:style-name="ch10" chart:values-cell-range-address="Auswertungen.L125:Auswertungen.L132" chart:label-cell-address="Auswertungen.L124:Auswertungen.L124" chart:class="chart:bar">
            <chart:data-point chart:repeated="8"/>
          </chart:series>
          <chart:series chart:style-name="ch11" chart:values-cell-range-address="Auswertungen.M125:Auswertungen.M132" chart:label-cell-address="Auswertungen.M124:Auswertungen.M12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24:Auswertungen.I124</svg:desc>
                </draw:g>
              </table:table-cell>
              <table:table-cell office:value-type="string">
                <text:p>1</text:p>
                <draw:g>
                  <svg:desc>Auswertungen.J124:Auswertungen.J124</svg:desc>
                </draw:g>
              </table:table-cell>
              <table:table-cell office:value-type="string">
                <text:p>2</text:p>
                <draw:g>
                  <svg:desc>Auswertungen.K124:Auswertungen.K124</svg:desc>
                </draw:g>
              </table:table-cell>
              <table:table-cell office:value-type="string">
                <text:p>5</text:p>
                <draw:g>
                  <svg:desc>Auswertungen.L124:Auswertungen.L124</svg:desc>
                </draw:g>
              </table:table-cell>
              <table:table-cell office:value-type="string">
                <text:p>10</text:p>
                <draw:g>
                  <svg:desc>Auswertungen.M124:Auswertungen.M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25:Auswertungen.H132</svg:desc>
                </draw:g>
              </table:table-cell>
              <table:table-cell office:value-type="float" office:value="102.10888671875">
                <text:p>102.10888671875</text:p>
                <draw:g>
                  <svg:desc>Auswertungen.I125:Auswertungen.I132</svg:desc>
                </draw:g>
              </table:table-cell>
              <table:table-cell office:value-type="float" office:value="110.61796875">
                <text:p>110.61796875</text:p>
                <draw:g>
                  <svg:desc>Auswertungen.J125:Auswertungen.J132</svg:desc>
                </draw:g>
              </table:table-cell>
              <table:table-cell office:value-type="float" office:value="110.61796875">
                <text:p>110.61796875</text:p>
                <draw:g>
                  <svg:desc>Auswertungen.K125:Auswertungen.K132</svg:desc>
                </draw:g>
              </table:table-cell>
              <table:table-cell office:value-type="float" office:value="110.61796875">
                <text:p>110.61796875</text:p>
                <draw:g>
                  <svg:desc>Auswertungen.L125:Auswertungen.L132</svg:desc>
                </draw:g>
              </table:table-cell>
              <table:table-cell office:value-type="float" office:value="110.61796875">
                <text:p>110.61796875</text:p>
                <draw:g>
                  <svg:desc>Auswertungen.M125:Auswertungen.M132</svg:desc>
                </draw:g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33.26875">
                <text:p>33.26875</text:p>
              </table:table-cell>
              <table:table-cell office:value-type="float" office:value="33.26875">
                <text:p>33.26875</text:p>
              </table:table-cell>
              <table:table-cell office:value-type="float" office:value="30.8923828125">
                <text:p>30.8923828125</text:p>
              </table:table-cell>
              <table:table-cell office:value-type="float" office:value="33.26875">
                <text:p>33.26875</text:p>
              </table:table-cell>
              <table:table-cell office:value-type="float" office:value="30.8923828125">
                <text:p>30.892382812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7.2537109375">
                <text:p>17.25371093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2.19375">
                <text:p>12.1937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34:Auswertungen.M14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135:Auswertungen.H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35:Auswertungen.I142" chart:label-cell-address="Auswertungen.I134:Auswertungen.I134" chart:class="chart:bar">
            <chart:data-point chart:repeated="8"/>
          </chart:series>
          <chart:series chart:style-name="ch8" chart:values-cell-range-address="Auswertungen.J135:Auswertungen.J142" chart:label-cell-address="Auswertungen.J134:Auswertungen.J134" chart:class="chart:bar">
            <chart:data-point chart:repeated="8"/>
          </chart:series>
          <chart:series chart:style-name="ch9" chart:values-cell-range-address="Auswertungen.K135:Auswertungen.K142" chart:label-cell-address="Auswertungen.K134:Auswertungen.K134" chart:class="chart:bar">
            <chart:data-point chart:repeated="8"/>
          </chart:series>
          <chart:series chart:style-name="ch10" chart:values-cell-range-address="Auswertungen.L135:Auswertungen.L142" chart:label-cell-address="Auswertungen.L134:Auswertungen.L134" chart:class="chart:bar">
            <chart:data-point chart:repeated="8"/>
          </chart:series>
          <chart:series chart:style-name="ch11" chart:values-cell-range-address="Auswertungen.M135:Auswertungen.M142" chart:label-cell-address="Auswertungen.M134:Auswertungen.M13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34:Auswertungen.I134</svg:desc>
                </draw:g>
              </table:table-cell>
              <table:table-cell office:value-type="string">
                <text:p>1</text:p>
                <draw:g>
                  <svg:desc>Auswertungen.J134:Auswertungen.J134</svg:desc>
                </draw:g>
              </table:table-cell>
              <table:table-cell office:value-type="string">
                <text:p>2</text:p>
                <draw:g>
                  <svg:desc>Auswertungen.K134:Auswertungen.K134</svg:desc>
                </draw:g>
              </table:table-cell>
              <table:table-cell office:value-type="string">
                <text:p>5</text:p>
                <draw:g>
                  <svg:desc>Auswertungen.L134:Auswertungen.L134</svg:desc>
                </draw:g>
              </table:table-cell>
              <table:table-cell office:value-type="string">
                <text:p>10</text:p>
                <draw:g>
                  <svg:desc>Auswertungen.M134:Auswertungen.M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35:Auswertungen.H142</svg:desc>
                </draw:g>
              </table:table-cell>
              <table:table-cell office:value-type="float" office:value="146.8669921875">
                <text:p>146.8669921875</text:p>
                <draw:g>
                  <svg:desc>Auswertungen.I135:Auswertungen.I142</svg:desc>
                </draw:g>
              </table:table-cell>
              <table:table-cell office:value-type="float" office:value="146.8669921875">
                <text:p>146.8669921875</text:p>
                <draw:g>
                  <svg:desc>Auswertungen.J135:Auswertungen.J142</svg:desc>
                </draw:g>
              </table:table-cell>
              <table:table-cell office:value-type="float" office:value="146.8669921875">
                <text:p>146.8669921875</text:p>
                <draw:g>
                  <svg:desc>Auswertungen.K135:Auswertungen.K142</svg:desc>
                </draw:g>
              </table:table-cell>
              <table:table-cell office:value-type="float" office:value="146.8669921875">
                <text:p>146.8669921875</text:p>
                <draw:g>
                  <svg:desc>Auswertungen.L135:Auswertungen.L142</svg:desc>
                </draw:g>
              </table:table-cell>
              <table:table-cell office:value-type="float" office:value="146.8669921875">
                <text:p>146.8669921875</text:p>
                <draw:g>
                  <svg:desc>Auswertungen.M135:Auswertungen.M142</svg:desc>
                </draw:g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64:Auswertungen.M172" chart:data-source-has-labels="both" svg:x="0.32cm" svg:y="0.18cm" svg:width="14.235cm" svg:height="8.64cm">
          <chart:coordinate-region svg:x="1.894cm" svg:y="0.379cm" svg:width="12.661cm" svg:height="6.469cm"/>
          <chart:axis chart:dimension="x" chart:name="primary-x" chart:style-name="ch4" chartooo:axis-type="auto">
            <chartooo:date-scale/>
            <chart:categories table:cell-range-address="Auswertungen.H165:Auswertungen.H1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65:Auswertungen.I172" chart:label-cell-address="Auswertungen.I164:Auswertungen.I164" chart:class="chart:bar">
            <chart:data-point chart:repeated="8"/>
          </chart:series>
          <chart:series chart:style-name="ch8" chart:values-cell-range-address="Auswertungen.J165:Auswertungen.J172" chart:label-cell-address="Auswertungen.J164:Auswertungen.J164" chart:class="chart:bar">
            <chart:data-point chart:repeated="8"/>
          </chart:series>
          <chart:series chart:style-name="ch9" chart:values-cell-range-address="Auswertungen.K165:Auswertungen.K172" chart:label-cell-address="Auswertungen.K164:Auswertungen.K164" chart:class="chart:bar">
            <chart:data-point chart:repeated="8"/>
          </chart:series>
          <chart:series chart:style-name="ch10" chart:values-cell-range-address="Auswertungen.L165:Auswertungen.L172" chart:label-cell-address="Auswertungen.L164:Auswertungen.L164" chart:class="chart:bar">
            <chart:data-point chart:repeated="8"/>
          </chart:series>
          <chart:series chart:style-name="ch11" chart:values-cell-range-address="Auswertungen.M165:Auswertungen.M172" chart:label-cell-address="Auswertungen.M164:Auswertungen.M16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64:Auswertungen.I164</svg:desc>
                </draw:g>
              </table:table-cell>
              <table:table-cell office:value-type="string">
                <text:p>1</text:p>
                <draw:g>
                  <svg:desc>Auswertungen.J164:Auswertungen.J164</svg:desc>
                </draw:g>
              </table:table-cell>
              <table:table-cell office:value-type="string">
                <text:p>2</text:p>
                <draw:g>
                  <svg:desc>Auswertungen.K164:Auswertungen.K164</svg:desc>
                </draw:g>
              </table:table-cell>
              <table:table-cell office:value-type="string">
                <text:p>5</text:p>
                <draw:g>
                  <svg:desc>Auswertungen.L164:Auswertungen.L164</svg:desc>
                </draw:g>
              </table:table-cell>
              <table:table-cell office:value-type="string">
                <text:p>10</text:p>
                <draw:g>
                  <svg:desc>Auswertungen.M164:Auswertungen.M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65:Auswertungen.H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I165:Auswertungen.I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J165:Auswertungen.J172</svg:desc>
                </draw:g>
              </table:table-cell>
              <table:table-cell office:value-type="float" office:value="1108.55146484375">
                <text:p>1108.55146484375</text:p>
                <draw:g>
                  <svg:desc>Auswertungen.K165:Auswertungen.K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L165:Auswertungen.L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M165:Auswertungen.M172</svg:desc>
                </draw:g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1316.8685546875">
                <text:p>1316.86855468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109.3681640625">
                <text:p>1109.368164062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130.57177734375">
                <text:p>130.57177734375</text:p>
              </table:table-cell>
              <table:table-cell office:value-type="float" office:value="120.8998046875">
                <text:p>120.8998046875</text:p>
              </table:table-cell>
              <table:table-cell office:value-type="float" office:value="112.56181640625">
                <text:p>112.56181640625</text:p>
              </table:table-cell>
              <table:table-cell office:value-type="float" office:value="120.8998046875">
                <text:p>120.8998046875</text:p>
              </table:table-cell>
              <table:table-cell office:value-type="float" office:value="120.8998046875">
                <text:p>120.89980468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96.95">
                <text:p>96.95</text:p>
              </table:table-cell>
              <table:table-cell office:value-type="float" office:value="90.2173828125">
                <text:p>90.2173828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1.48798828125">
                <text:p>91.487988281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86.08134765625">
                <text:p>86.08134765625</text:p>
              </table:table-cell>
              <table:table-cell office:value-type="float" office:value="83.8455078125">
                <text:p>83.8455078125</text:p>
              </table:table-cell>
              <table:table-cell office:value-type="float" office:value="82.77060546875">
                <text:p>82.77060546875</text:p>
              </table:table-cell>
              <table:table-cell office:value-type="float" office:value="86.08134765625">
                <text:p>86.08134765625</text:p>
              </table:table-cell>
              <table:table-cell office:value-type="float" office:value="84.94873046875">
                <text:p>84.948730468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74.15205078125">
                <text:p>74.15205078125</text:p>
              </table:table-cell>
              <table:table-cell office:value-type="float" office:value="71.68037109375">
                <text:p>71.68037109375</text:p>
              </table:table-cell>
              <table:table-cell office:value-type="float" office:value="73.30947265625">
                <text:p>73.30947265625</text:p>
              </table:table-cell>
              <table:table-cell office:value-type="float" office:value="74.15205078125">
                <text:p>74.15205078125</text:p>
              </table:table-cell>
              <table:table-cell office:value-type="float" office:value="66.50751953125">
                <text:p>66.5075195312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68.6263671875">
                <text:p>68.6263671875</text:p>
              </table:table-cell>
              <table:table-cell office:value-type="float" office:value="72.48173828125">
                <text:p>72.48173828125</text:p>
              </table:table-cell>
              <table:table-cell office:value-type="float" office:value="70.88876953125">
                <text:p>70.88876953125</text:p>
              </table:table-cell>
              <table:table-cell office:value-type="float" office:value="65.1603515625">
                <text:p>65.16035156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